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a1" style:family="table">
      <style:table-properties style:width="17cm" table:align="left"/>
    </style:style>
    <style:style style:name="Tabla1.A" style:family="table-column">
      <style:table-column-properties style:column-width="3.743cm"/>
    </style:style>
    <style:style style:name="Tabla1.B" style:family="table-column">
      <style:table-column-properties style:column-width="2.831cm"/>
    </style:style>
    <style:style style:name="Tabla1.C" style:family="table-column">
      <style:table-column-properties style:column-width="10.426cm"/>
    </style:style>
    <style:style style:name="Tabla1.A1" style:family="table-cell">
      <style:table-cell-properties style:vertical-align="middle" fo:padding-left="0cm" fo:padding-right="0cm" fo:padding-top="0cm" fo:padding-bottom="0.265cm" fo:border-left="none" fo:border-right="none" fo:border-top="none" fo:border-bottom="0.05pt solid #000000"/>
    </style:style>
    <style:style style:name="Tabla2" style:family="table">
      <style:table-properties style:width="17cm" table:align="left"/>
    </style:style>
    <style:style style:name="Tabla2.A" style:family="table-column">
      <style:table-column-properties style:column-width="2.658cm"/>
    </style:style>
    <style:style style:name="Tabla2.B" style:family="table-column">
      <style:table-column-properties style:column-width="4.147cm"/>
    </style:style>
    <style:style style:name="Tabla2.C" style:family="table-column">
      <style:table-column-properties style:column-width="10.195cm"/>
    </style:style>
    <style:style style:name="Tabla2.A1" style:family="table-cell">
      <style:table-cell-properties style:vertical-align="middle" fo:padding-left="0cm" fo:padding-right="0cm" fo:padding-top="0cm" fo:padding-bottom="0.265cm" fo:border-left="none" fo:border-right="none" fo:border-top="none" fo:border-bottom="0.05pt solid #000000"/>
    </style:style>
    <style:style style:name="Tabla3" style:family="table">
      <style:table-properties style:width="17cm" table:align="left"/>
    </style:style>
    <style:style style:name="Tabla3.A" style:family="table-column">
      <style:table-column-properties style:column-width="5.632cm"/>
    </style:style>
    <style:style style:name="Tabla3.B" style:family="table-column">
      <style:table-column-properties style:column-width="8.207cm"/>
    </style:style>
    <style:style style:name="Tabla3.C" style:family="table-column">
      <style:table-column-properties style:column-width="3.161cm"/>
    </style:style>
    <style:style style:name="Tabla3.A1" style:family="table-cell">
      <style:table-cell-properties style:vertical-align="middle" fo:padding-left="0cm" fo:padding-right="0cm" fo:padding-top="0cm" fo:padding-bottom="0.265cm" fo:border-left="none" fo:border-right="none" fo:border-top="none" fo:border-bottom="0.05pt solid #000000"/>
    </style:style>
    <style:style style:name="Tabla4" style:family="table">
      <style:table-properties style:width="17cm" table:align="left"/>
    </style:style>
    <style:style style:name="Tabla4.A" style:family="table-column">
      <style:table-column-properties style:column-width="2.868cm"/>
    </style:style>
    <style:style style:name="Tabla4.B" style:family="table-column">
      <style:table-column-properties style:column-width="11.053cm"/>
    </style:style>
    <style:style style:name="Tabla4.C" style:family="table-column">
      <style:table-column-properties style:column-width="3.08cm"/>
    </style:style>
    <style:style style:name="Tabla4.A1" style:family="table-cell">
      <style:table-cell-properties style:vertical-align="middle" fo:padding-left="0cm" fo:padding-right="0cm" fo:padding-top="0cm" fo:padding-bottom="0.265cm" fo:border-left="none" fo:border-right="none" fo:border-top="none" fo:border-bottom="0.05pt solid #000000"/>
    </style:style>
    <style:style style:name="Tabla5" style:family="table">
      <style:table-properties style:width="17cm" table:align="left"/>
    </style:style>
    <style:style style:name="Tabla5.A" style:family="table-column">
      <style:table-column-properties style:column-width="2.381cm"/>
    </style:style>
    <style:style style:name="Tabla5.B" style:family="table-column">
      <style:table-column-properties style:column-width="8.135cm"/>
    </style:style>
    <style:style style:name="Tabla5.C" style:family="table-column">
      <style:table-column-properties style:column-width="6.484cm"/>
    </style:style>
    <style:style style:name="Tabla5.A1" style:family="table-cell">
      <style:table-cell-properties style:vertical-align="middle" fo:padding-left="0cm" fo:padding-right="0cm" fo:padding-top="0cm" fo:padding-bottom="0.265cm" fo:border-left="none" fo:border-right="none" fo:border-top="none" fo:border-bottom="0.05pt solid #000000"/>
    </style:style>
    <style:style style:name="Tabla6" style:family="table">
      <style:table-properties style:width="15.838cm" table:align="left"/>
    </style:style>
    <style:style style:name="Tabla6.A" style:family="table-column">
      <style:table-column-properties style:column-width="2.558cm"/>
    </style:style>
    <style:style style:name="Tabla6.B" style:family="table-column">
      <style:table-column-properties style:column-width="10.509cm"/>
    </style:style>
    <style:style style:name="Tabla6.C" style:family="table-column">
      <style:table-column-properties style:column-width="2.771cm"/>
    </style:style>
    <style:style style:name="Tabla6.A1" style:family="table-cell">
      <style:table-cell-properties style:vertical-align="middle" fo:padding-left="0cm" fo:padding-right="0cm" fo:padding-top="0cm" fo:padding-bottom="0.265cm" fo:border-left="none" fo:border-right="none" fo:border-top="none" fo:border-bottom="0.05pt solid #000000"/>
    </style:style>
    <style:style style:name="Tabla7" style:family="table">
      <style:table-properties style:width="17cm" table:align="left"/>
    </style:style>
    <style:style style:name="Tabla7.A" style:family="table-column">
      <style:table-column-properties style:column-width="2.826cm"/>
    </style:style>
    <style:style style:name="Tabla7.B" style:family="table-column">
      <style:table-column-properties style:column-width="10.634cm"/>
    </style:style>
    <style:style style:name="Tabla7.C" style:family="table-column">
      <style:table-column-properties style:column-width="3.54cm"/>
    </style:style>
    <style:style style:name="Tabla7.A1" style:family="table-cell">
      <style:table-cell-properties style:vertical-align="middle" fo:padding-left="0cm" fo:padding-right="0cm" fo:padding-top="0cm" fo:padding-bottom="0.265cm" fo:border-left="none" fo:border-right="none" fo:border-top="none" fo:border-bottom="0.05pt solid #000000"/>
    </style:style>
    <style:style style:name="Tabla8" style:family="table">
      <style:table-properties style:width="17cm" table:align="left"/>
    </style:style>
    <style:style style:name="Tabla8.A" style:family="table-column">
      <style:table-column-properties style:column-width="2.411cm"/>
    </style:style>
    <style:style style:name="Tabla8.B" style:family="table-column">
      <style:table-column-properties style:column-width="6.946cm"/>
    </style:style>
    <style:style style:name="Tabla8.C" style:family="table-column">
      <style:table-column-properties style:column-width="7.643cm"/>
    </style:style>
    <style:style style:name="Tabla8.A1" style:family="table-cell">
      <style:table-cell-properties style:vertical-align="middle" fo:padding-left="0cm" fo:padding-right="0cm" fo:padding-top="0cm" fo:padding-bottom="0.265cm" fo:border-left="none" fo:border-right="none" fo:border-top="none" fo:border-bottom="0.05pt solid #000000"/>
    </style:style>
    <style:style style:name="Tabla9" style:family="table">
      <style:table-properties style:width="17cm" table:align="left"/>
    </style:style>
    <style:style style:name="Tabla9.A" style:family="table-column">
      <style:table-column-properties style:column-width="4.949cm"/>
    </style:style>
    <style:style style:name="Tabla9.B" style:family="table-column">
      <style:table-column-properties style:column-width="7.818cm"/>
    </style:style>
    <style:style style:name="Tabla9.C" style:family="table-column">
      <style:table-column-properties style:column-width="4.233cm"/>
    </style:style>
    <style:style style:name="Tabla9.A1" style:family="table-cell">
      <style:table-cell-properties style:vertical-align="middle" fo:padding-left="0cm" fo:padding-right="0cm" fo:padding-top="0cm" fo:padding-bottom="0.265cm" fo:border-left="none" fo:border-right="none" fo:border-top="none" fo:border-bottom="0.05pt solid #000000"/>
    </style:style>
    <style:style style:name="Tabla10" style:family="table">
      <style:table-properties style:width="17cm" table:align="left"/>
    </style:style>
    <style:style style:name="Tabla10.A" style:family="table-column">
      <style:table-column-properties style:column-width="3.595cm"/>
    </style:style>
    <style:style style:name="Tabla10.B" style:family="table-column">
      <style:table-column-properties style:column-width="13.406cm"/>
    </style:style>
    <style:style style:name="Tabla10.A1" style:family="table-cell">
      <style:table-cell-properties style:vertical-align="middle" fo:padding-left="0cm" fo:padding-right="0cm" fo:padding-top="0cm" fo:padding-bottom="0.265cm" fo:border-left="none" fo:border-right="none" fo:border-top="none" fo:border-bottom="0.05pt solid #000000"/>
    </style:style>
    <style:style style:name="Tabla11" style:family="table">
      <style:table-properties style:width="17cm" table:align="left"/>
    </style:style>
    <style:style style:name="Tabla11.A" style:family="table-column">
      <style:table-column-properties style:column-width="3.03cm"/>
    </style:style>
    <style:style style:name="Tabla11.B" style:family="table-column">
      <style:table-column-properties style:column-width="6.399cm"/>
    </style:style>
    <style:style style:name="Tabla11.C" style:family="table-column">
      <style:table-column-properties style:column-width="2.829cm"/>
    </style:style>
    <style:style style:name="Tabla11.D" style:family="table-column">
      <style:table-column-properties style:column-width="4.741cm"/>
    </style:style>
    <style:style style:name="Tabla11.A1" style:family="table-cell">
      <style:table-cell-properties style:vertical-align="middle" fo:padding-left="0cm" fo:padding-right="0cm" fo:padding-top="0cm" fo:padding-bottom="0.265cm" fo:border-left="none" fo:border-right="none" fo:border-top="none" fo:border-bottom="0.05pt solid #000000"/>
    </style:style>
    <style:style style:name="Tabla12" style:family="table">
      <style:table-properties style:width="17cm" table:align="left"/>
    </style:style>
    <style:style style:name="Tabla12.A" style:family="table-column">
      <style:table-column-properties style:column-width="4.165cm"/>
    </style:style>
    <style:style style:name="Tabla12.B" style:family="table-column">
      <style:table-column-properties style:column-width="4.72cm"/>
    </style:style>
    <style:style style:name="Tabla12.C" style:family="table-column">
      <style:table-column-properties style:column-width="8.116cm"/>
    </style:style>
    <style:style style:name="Tabla12.A1" style:family="table-cell">
      <style:table-cell-properties style:vertical-align="middle" fo:padding-left="0cm" fo:padding-right="0cm" fo:padding-top="0cm" fo:padding-bottom="0.265cm" fo:border-left="none" fo:border-right="none" fo:border-top="none" fo:border-bottom="0.05pt solid #000000"/>
    </style:style>
    <style:style style:name="Tabla13" style:family="table">
      <style:table-properties style:width="14.631cm" table:align="left"/>
    </style:style>
    <style:style style:name="Tabla13.A" style:family="table-column">
      <style:table-column-properties style:column-width="4.304cm"/>
    </style:style>
    <style:style style:name="Tabla13.B" style:family="table-column">
      <style:table-column-properties style:column-width="10.328cm"/>
    </style:style>
    <style:style style:name="Tabla13.A1" style:family="table-cell">
      <style:table-cell-properties style:vertical-align="middle" fo:padding-left="0cm" fo:padding-right="0cm" fo:padding-top="0cm" fo:padding-bottom="0.265cm" fo:border-left="none" fo:border-right="none" fo:border-top="none" fo:border-bottom="0.05pt solid #000000"/>
    </style:style>
    <style:style style:name="Tabla14" style:family="table">
      <style:table-properties style:width="17cm" table:align="left"/>
    </style:style>
    <style:style style:name="Tabla14.A" style:family="table-column">
      <style:table-column-properties style:column-width="4.182cm"/>
    </style:style>
    <style:style style:name="Tabla14.B" style:family="table-column">
      <style:table-column-properties style:column-width="4.607cm"/>
    </style:style>
    <style:style style:name="Tabla14.C" style:family="table-column">
      <style:table-column-properties style:column-width="8.211cm"/>
    </style:style>
    <style:style style:name="Tabla14.A1" style:family="table-cell">
      <style:table-cell-properties style:vertical-align="middle" fo:padding-left="0cm" fo:padding-right="0cm" fo:padding-top="0cm" fo:padding-bottom="0.265cm" fo:border-left="none" fo:border-right="none" fo:border-top="none" fo:border-bottom="0.05pt solid #000000"/>
    </style:style>
    <style:style style:name="Tabla15" style:family="table">
      <style:table-properties style:width="17cm" table:align="left"/>
    </style:style>
    <style:style style:name="Tabla15.A" style:family="table-column">
      <style:table-column-properties style:column-width="3.03cm"/>
    </style:style>
    <style:style style:name="Tabla15.B" style:family="table-column">
      <style:table-column-properties style:column-width="6.613cm"/>
    </style:style>
    <style:style style:name="Tabla15.C" style:family="table-column">
      <style:table-column-properties style:column-width="7.357cm"/>
    </style:style>
    <style:style style:name="Tabla15.A1" style:family="table-cell">
      <style:table-cell-properties style:vertical-align="middle" fo:padding-left="0cm" fo:padding-right="0cm" fo:padding-top="0cm" fo:padding-bottom="0.265cm" fo:border-left="none" fo:border-right="none" fo:border-top="none" fo:border-bottom="0.05pt solid #000000"/>
    </style:style>
    <style:style style:name="Tabla16" style:family="table">
      <style:table-properties style:width="17cm" table:align="left"/>
    </style:style>
    <style:style style:name="Tabla16.A" style:family="table-column">
      <style:table-column-properties style:column-width="4.803cm"/>
    </style:style>
    <style:style style:name="Tabla16.B" style:family="table-column">
      <style:table-column-properties style:column-width="12.197cm"/>
    </style:style>
    <style:style style:name="Tabla16.A1" style:family="table-cell">
      <style:table-cell-properties style:vertical-align="middle" fo:padding-left="0cm" fo:padding-right="0cm" fo:padding-top="0cm" fo:padding-bottom="0.265cm" fo:border-left="none" fo:border-right="none" fo:border-top="none" fo:border-bottom="0.05pt solid #000000"/>
    </style:style>
    <style:style style:name="Tabla17" style:family="table">
      <style:table-properties style:width="17cm" table:align="left"/>
    </style:style>
    <style:style style:name="Tabla17.A" style:family="table-column">
      <style:table-column-properties style:column-width="2.445cm"/>
    </style:style>
    <style:style style:name="Tabla17.B" style:family="table-column">
      <style:table-column-properties style:column-width="6.646cm"/>
    </style:style>
    <style:style style:name="Tabla17.C" style:family="table-column">
      <style:table-column-properties style:column-width="7.909cm"/>
    </style:style>
    <style:style style:name="Tabla17.A1" style:family="table-cell">
      <style:table-cell-properties style:vertical-align="middle" fo:padding-left="0cm" fo:padding-right="0cm" fo:padding-top="0cm" fo:padding-bottom="0.265cm" fo:border-left="none" fo:border-right="none" fo:border-top="none" fo:border-bottom="0.05pt solid #000000"/>
    </style:style>
    <style:style style:name="Tabla18" style:family="table">
      <style:table-properties style:width="17cm" table:align="left"/>
    </style:style>
    <style:style style:name="Tabla18.A" style:family="table-column">
      <style:table-column-properties style:column-width="5.362cm"/>
    </style:style>
    <style:style style:name="Tabla18.B" style:family="table-column">
      <style:table-column-properties style:column-width="6.073cm"/>
    </style:style>
    <style:style style:name="Tabla18.C" style:family="table-column">
      <style:table-column-properties style:column-width="5.565cm"/>
    </style:style>
    <style:style style:name="Tabla18.A1" style:family="table-cell">
      <style:table-cell-properties style:vertical-align="middle" fo:padding-left="0cm" fo:padding-right="0cm" fo:padding-top="0cm" fo:padding-bottom="0.265cm" fo:border-left="none" fo:border-right="none" fo:border-top="none" fo:border-bottom="0.05pt solid #000000"/>
    </style:style>
    <style:style style:name="Tabla19" style:family="table">
      <style:table-properties style:width="17cm" table:align="left"/>
    </style:style>
    <style:style style:name="Tabla19.A" style:family="table-column">
      <style:table-column-properties style:column-width="2.558cm"/>
    </style:style>
    <style:style style:name="Tabla19.B" style:family="table-column">
      <style:table-column-properties style:column-width="3.514cm"/>
    </style:style>
    <style:style style:name="Tabla19.C" style:family="table-column">
      <style:table-column-properties style:column-width="10.929cm"/>
    </style:style>
    <style:style style:name="Tabla19.A1" style:family="table-cell">
      <style:table-cell-properties style:vertical-align="middle" fo:padding-left="0cm" fo:padding-right="0cm" fo:padding-top="0cm" fo:padding-bottom="0.265cm" fo:border-left="none" fo:border-right="none" fo:border-top="none" fo:border-bottom="0.05pt solid #000000"/>
    </style:style>
    <style:style style:name="Tabla20" style:family="table">
      <style:table-properties style:width="17cm" table:align="left"/>
    </style:style>
    <style:style style:name="Tabla20.A" style:family="table-column">
      <style:table-column-properties style:column-width="6.033cm"/>
    </style:style>
    <style:style style:name="Tabla20.B" style:family="table-column">
      <style:table-column-properties style:column-width="10.968cm"/>
    </style:style>
    <style:style style:name="Tabla20.A1" style:family="table-cell">
      <style:table-cell-properties style:vertical-align="middle" fo:padding-left="0cm" fo:padding-right="0cm" fo:padding-top="0cm" fo:padding-bottom="0.265cm" fo:border-left="none" fo:border-right="none" fo:border-top="none" fo:border-bottom="0.05pt solid #000000"/>
    </style:style>
    <style:style style:name="Tabla21" style:family="table">
      <style:table-properties style:width="17cm" table:align="left"/>
    </style:style>
    <style:style style:name="Tabla21.A" style:family="table-column">
      <style:table-column-properties style:column-width="3.754cm"/>
    </style:style>
    <style:style style:name="Tabla21.B" style:family="table-column">
      <style:table-column-properties style:column-width="13.247cm"/>
    </style:style>
    <style:style style:name="Tabla21.A1" style:family="table-cell">
      <style:table-cell-properties style:vertical-align="middle" fo:padding-left="0cm" fo:padding-right="0cm" fo:padding-top="0cm" fo:padding-bottom="0.265cm" fo:border-left="none" fo:border-right="none" fo:border-top="none" fo:border-bottom="0.05pt solid #000000"/>
    </style:style>
    <style:style style:name="Tabla22" style:family="table">
      <style:table-properties style:width="17cm" table:align="left"/>
    </style:style>
    <style:style style:name="Tabla22.A" style:family="table-column">
      <style:table-column-properties style:column-width="5.616cm"/>
    </style:style>
    <style:style style:name="Tabla22.B" style:family="table-column">
      <style:table-column-properties style:column-width="4.39cm"/>
    </style:style>
    <style:style style:name="Tabla22.C" style:family="table-column">
      <style:table-column-properties style:column-width="6.994cm"/>
    </style:style>
    <style:style style:name="Tabla22.A1" style:family="table-cell">
      <style:table-cell-properties style:vertical-align="middle" fo:padding-left="0cm" fo:padding-right="0cm" fo:padding-top="0cm" fo:padding-bottom="0.265cm" fo:border-left="none" fo:border-right="none" fo:border-top="none" fo:border-bottom="0.05pt solid #000000"/>
    </style:style>
    <style:style style:name="Tabla23" style:family="table">
      <style:table-properties style:width="17cm" table:align="left"/>
    </style:style>
    <style:style style:name="Tabla23.A" style:family="table-column">
      <style:table-column-properties style:column-width="3.625cm"/>
    </style:style>
    <style:style style:name="Tabla23.B" style:family="table-column">
      <style:table-column-properties style:column-width="13.376cm"/>
    </style:style>
    <style:style style:name="Tabla23.A1" style:family="table-cell">
      <style:table-cell-properties style:vertical-align="middle" fo:padding-left="0cm" fo:padding-right="0cm" fo:padding-top="0cm" fo:padding-bottom="0.265cm" fo:border-left="none" fo:border-right="none" fo:border-top="none" fo:border-bottom="0.05pt solid #000000"/>
    </style:style>
    <style:style style:name="Tabla24" style:family="table">
      <style:table-properties style:width="10.412cm" table:align="left"/>
    </style:style>
    <style:style style:name="Tabla24.A" style:family="table-column">
      <style:table-column-properties style:column-width="1.344cm"/>
    </style:style>
    <style:style style:name="Tabla24.B" style:family="table-column">
      <style:table-column-properties style:column-width="9.068cm"/>
    </style:style>
    <style:style style:name="Tabla24.A1" style:family="table-cell">
      <style:table-cell-properties style:vertical-align="middle" fo:padding-left="0cm" fo:padding-right="0cm" fo:padding-top="0cm" fo:padding-bottom="0.265cm" fo:border-left="none" fo:border-right="none" fo:border-top="none" fo:border-bottom="0.05pt solid #000000"/>
    </style:style>
    <style:style style:name="Tabla25" style:family="table">
      <style:table-properties style:width="17cm" table:align="left"/>
    </style:style>
    <style:style style:name="Tabla25.A" style:family="table-column">
      <style:table-column-properties style:column-width="3.835cm"/>
    </style:style>
    <style:style style:name="Tabla25.B" style:family="table-column">
      <style:table-column-properties style:column-width="13.166cm"/>
    </style:style>
    <style:style style:name="Tabla25.A1" style:family="table-cell">
      <style:table-cell-properties style:vertical-align="middle" fo:padding-left="0cm" fo:padding-right="0cm" fo:padding-top="0cm" fo:padding-bottom="0.265cm" fo:border-left="none" fo:border-right="none" fo:border-top="none" fo:border-bottom="0.05pt solid #000000"/>
    </style:style>
    <style:style style:name="Tabla26" style:family="table">
      <style:table-properties style:width="17cm" table:align="left"/>
    </style:style>
    <style:style style:name="Tabla26.A" style:family="table-column">
      <style:table-column-properties style:column-width="1.852cm"/>
    </style:style>
    <style:style style:name="Tabla26.B" style:family="table-column">
      <style:table-column-properties style:column-width="3.651cm"/>
    </style:style>
    <style:style style:name="Tabla26.C" style:family="table-column">
      <style:table-column-properties style:column-width="11.497cm"/>
    </style:style>
    <style:style style:name="Tabla26.A1" style:family="table-cell">
      <style:table-cell-properties style:vertical-align="middle" fo:padding-left="0cm" fo:padding-right="0cm" fo:padding-top="0cm" fo:padding-bottom="0.265cm" fo:border-left="none" fo:border-right="none" fo:border-top="none" fo:border-bottom="0.05pt solid #000000"/>
    </style:style>
    <style:style style:name="Tabla27" style:family="table">
      <style:table-properties style:width="17cm" table:align="left"/>
    </style:style>
    <style:style style:name="Tabla27.A" style:family="table-column">
      <style:table-column-properties style:column-width="3.392cm"/>
    </style:style>
    <style:style style:name="Tabla27.B" style:family="table-column">
      <style:table-column-properties style:column-width="5.103cm"/>
    </style:style>
    <style:style style:name="Tabla27.C" style:family="table-column">
      <style:table-column-properties style:column-width="2.912cm"/>
    </style:style>
    <style:style style:name="Tabla27.D" style:family="table-column">
      <style:table-column-properties style:column-width="5.593cm"/>
    </style:style>
    <style:style style:name="Tabla27.A1" style:family="table-cell">
      <style:table-cell-properties style:vertical-align="middle" fo:padding-left="0cm" fo:padding-right="0cm" fo:padding-top="0cm" fo:padding-bottom="0.265cm" fo:border-left="none" fo:border-right="none" fo:border-top="none" fo:border-bottom="0.05pt solid #000000"/>
    </style:style>
    <style:style style:name="P1" style:family="paragraph" style:parent-style-name="Heading_20_3">
      <style:text-properties officeooo:paragraph-rsid="00000d97"/>
    </style:style>
    <style:style style:name="P2" style:family="paragraph" style:parent-style-name="Heading_20_3">
      <style:text-properties officeooo:paragraph-rsid="0000d680"/>
    </style:style>
    <style:style style:name="P3" style:family="paragraph">
      <style:text-properties fo:font-size="18pt" style:font-size-asian="18pt" style:font-size-complex="18pt"/>
    </style:style>
    <style:style style:name="P4" style:family="paragraph" style:list-style-name="L17"/>
    <style:style style:name="P5" style:family="paragraph" style:list-style-name="L41"/>
    <style:style style:name="P6" style:family="paragraph" style:list-style-name="L1"/>
    <style:style style:name="P7" style:family="paragraph" style:list-style-name="L2"/>
    <style:style style:name="P8" style:family="paragraph" style:list-style-name="L3"/>
    <style:style style:name="P9" style:family="paragraph" style:list-style-name="L4"/>
    <style:style style:name="P10" style:family="paragraph" style:list-style-name="L5"/>
    <style:style style:name="P11" style:family="paragraph" style:list-style-name="L6"/>
    <style:style style:name="P12" style:family="paragraph" style:list-style-name="L7"/>
    <style:style style:name="P13" style:family="paragraph" style:list-style-name="L8"/>
    <style:style style:name="P14" style:family="paragraph" style:list-style-name="L9"/>
    <style:style style:name="P15" style:family="paragraph" style:list-style-name="L10"/>
    <style:style style:name="P16" style:family="paragraph" style:list-style-name="L11"/>
    <style:style style:name="P17" style:family="paragraph" style:list-style-name="L12"/>
    <style:style style:name="P18" style:family="paragraph" style:list-style-name="L13"/>
    <style:style style:name="P19" style:family="paragraph" style:list-style-name="L14"/>
    <style:style style:name="P20" style:family="paragraph" style:list-style-name="L15"/>
    <style:style style:name="P21" style:family="paragraph" style:list-style-name="L16"/>
    <style:style style:name="P22" style:family="paragraph" style:list-style-name="L17"/>
    <style:style style:name="P23" style:family="paragraph" style:list-style-name="L18"/>
    <style:style style:name="P24" style:family="paragraph" style:list-style-name="L19"/>
    <style:style style:name="P25" style:family="paragraph" style:list-style-name="L20"/>
    <style:style style:name="P26" style:family="paragraph" style:list-style-name="L21"/>
    <style:style style:name="P27" style:family="paragraph" style:list-style-name="L22"/>
    <style:style style:name="P28" style:family="paragraph" style:list-style-name="L23"/>
    <style:style style:name="P29" style:family="paragraph" style:list-style-name="L24"/>
    <style:style style:name="P30" style:family="paragraph" style:list-style-name="L25"/>
    <style:style style:name="P31" style:family="paragraph" style:list-style-name="L26"/>
    <style:style style:name="P32" style:family="paragraph" style:list-style-name="L27"/>
    <style:style style:name="P33" style:family="paragraph" style:list-style-name="L28"/>
    <style:style style:name="P34" style:family="paragraph" style:list-style-name="L29"/>
    <style:style style:name="P35" style:family="paragraph" style:list-style-name="L30"/>
    <style:style style:name="P36" style:family="paragraph" style:list-style-name="L31"/>
    <style:style style:name="P37" style:family="paragraph" style:list-style-name="L32"/>
    <style:style style:name="P38" style:family="paragraph" style:list-style-name="L33"/>
    <style:style style:name="P39" style:family="paragraph" style:list-style-name="L34"/>
    <style:style style:name="P40" style:family="paragraph" style:list-style-name="L35"/>
    <style:style style:name="P41" style:family="paragraph" style:list-style-name="L36"/>
    <style:style style:name="P42" style:family="paragraph" style:list-style-name="L37"/>
    <style:style style:name="P43" style:family="paragraph" style:list-style-name="L38"/>
    <style:style style:name="P44" style:family="paragraph" style:list-style-name="L39"/>
    <style:style style:name="P45" style:family="paragraph" style:list-style-name="L40"/>
    <style:style style:name="P46" style:family="paragraph" style:list-style-name="L41"/>
    <style:style style:name="P47" style:family="paragraph" style:list-style-name="L42"/>
    <style:style style:name="P48" style:family="paragraph" style:list-style-name="L43"/>
    <style:style style:name="T1" style:family="text">
      <style:text-properties style:font-name="quote-cjk-patch" fo:font-size="15pt" fo:font-style="normal" fo:font-weight="bold"/>
    </style:style>
    <style:style style:name="T2" style:family="text">
      <style:text-properties style:font-name="quote-cjk-patch" fo:font-size="12pt" fo:font-style="normal" fo:font-weight="bold"/>
    </style:style>
    <style:style style:name="T3" style:family="text">
      <style:text-properties fo:font-variant="normal" fo:text-transform="none" fo:color="#800080" loext:opacity="100%" style:font-name="quote-cjk-patch" fo:font-size="15pt" fo:letter-spacing="normal" fo:font-style="normal" fo:font-weight="bold" loext:padding="0cm" loext:border="none"/>
    </style:style>
    <style:style style:name="T4" style:family="text">
      <style:text-properties fo:font-variant="normal" fo:text-transform="none" fo:color="#800080" loext:opacity="100%" style:font-name="quote-cjk-patch" fo:font-size="10.5pt" fo:letter-spacing="normal" fo:font-style="normal" fo:font-weight="bold" loext:padding="0cm" loext:border="none"/>
    </style:style>
    <style:style style:name="T5" style:family="text">
      <style:text-properties fo:font-variant="normal" fo:text-transform="none" fo:color="#800080" loext:opacity="100%" style:font-name="quote-cjk-patch" fo:font-size="10.5pt" fo:letter-spacing="normal" fo:font-style="normal" fo:font-weight="normal" loext:padding="0cm" loext:border="none"/>
    </style:style>
    <style:style style:name="T6" style:family="text">
      <style:text-properties fo:font-variant="normal" fo:text-transform="none" fo:color="#800080" loext:opacity="100%" style:font-name="quote-cjk-patch" fo:font-size="12pt" fo:letter-spacing="normal" fo:font-style="normal" fo:font-weight="bold" loext:padding="0cm" loext:border="none"/>
    </style:style>
    <style:style style:name="T7" style:family="text">
      <style:text-properties fo:font-variant="normal" fo:text-transform="none" fo:color="#800080" loext:opacity="100%" style:font-name="Menlo" fo:font-size="10.5pt" fo:letter-spacing="normal" fo:font-style="normal" fo:font-weight="normal" fo:background-color="#2c2c2e" loext:char-shading-value="0" loext:padding="0cm" loext:border="none"/>
    </style:style>
    <style:style style:name="T8" style:family="text">
      <style:text-properties fo:font-variant="normal" fo:text-transform="none" fo:color="#800080" loext:opacity="100%" style:font-name="Menlo" fo:font-size="15pt" fo:letter-spacing="normal" fo:font-style="normal" fo:font-weight="bold" fo:background-color="#2c2c2e" loext:char-shading-value="0" loext:padding="0cm" loext:border="none"/>
    </style:style>
    <style:style style:name="T9" style:family="text">
      <style:text-properties fo:font-variant="normal" fo:text-transform="none" fo:color="#800080" loext:opacity="100%" style:font-name="Menlo" fo:font-size="12pt" fo:letter-spacing="normal" fo:font-style="normal" fo:font-weight="bold" fo:background-color="#2c2c2e" loext:char-shading-value="0" loext:padding="0cm" loext:border="none"/>
    </style:style>
    <style:style style:name="T10" style:family="text">
      <style:text-properties fo:font-variant="normal" fo:text-transform="none" fo:color="#800080" loext:opacity="100%" fo:letter-spacing="normal" loext:padding="0cm" loext:border="none"/>
    </style:style>
    <style:style style:name="T11" style:family="text">
      <style:text-properties fo:font-variant="normal" fo:text-transform="none" style:font-name="quote-cjk-patch" fo:font-size="11.25pt" fo:font-style="normal" fo:font-weight="normal"/>
    </style:style>
    <style:style style:name="T12" style:family="text">
      <style:text-properties fo:font-variant="normal" fo:text-transform="none" style:font-name="quote-cjk-patch" fo:font-size="11.25pt" fo:font-style="normal" fo:font-weight="bold"/>
    </style:style>
    <style:style style:name="T13" style:family="text">
      <style:text-properties fo:font-variant="normal" fo:text-transform="none" style:font-name="quote-cjk-patch" fo:font-size="15pt" fo:letter-spacing="normal" fo:font-style="normal" fo:font-weight="bold" loext:padding="0cm" loext:border="none"/>
    </style:style>
    <style:style style:name="T14" style:family="text">
      <style:text-properties fo:font-variant="normal" fo:text-transform="none" style:font-name="quote-cjk-patch" fo:font-size="10.5pt" fo:letter-spacing="normal" fo:font-style="normal" fo:font-weight="bold" loext:padding="0cm" loext:border="none"/>
    </style:style>
    <style:style style:name="T15" style:family="text">
      <style:text-properties fo:font-variant="normal" fo:text-transform="none" style:font-name="quote-cjk-patch" fo:font-size="10.5pt" fo:letter-spacing="normal" fo:font-style="normal" fo:font-weight="normal" loext:padding="0cm" loext:border="none"/>
    </style:style>
    <style:style style:name="T16" style:family="text">
      <style:text-properties fo:font-variant="normal" fo:text-transform="none" style:font-name="quote-cjk-patch" fo:font-size="12pt" fo:letter-spacing="normal" fo:font-style="normal" fo:font-weight="bold" loext:padding="0cm" loext:border="none"/>
    </style:style>
    <style:style style:name="T17" style:family="text">
      <style:text-properties fo:font-variant="normal" fo:text-transform="none" style:font-name="Menlo" fo:font-size="9.75pt" fo:font-style="normal" fo:font-weight="normal" fo:background-color="#2c2c2e" loext:char-shading-value="0" loext:padding="0cm" loext:border="none"/>
    </style:style>
    <style:style style:name="T18" style:family="text">
      <style:text-properties fo:font-variant="normal" fo:text-transform="none" style:font-name="Menlo" fo:font-size="10.5pt" fo:letter-spacing="normal" fo:font-style="normal" fo:font-weight="normal" fo:background-color="#2c2c2e" loext:char-shading-value="0" loext:padding="0cm" loext:border="none"/>
    </style:style>
    <style:style style:name="T19" style:family="text">
      <style:text-properties fo:font-variant="normal" fo:text-transform="none" style:font-name="Menlo" fo:font-size="15pt" fo:letter-spacing="normal" fo:font-style="normal" fo:font-weight="bold" fo:background-color="#2c2c2e" loext:char-shading-value="0" loext:padding="0cm" loext:border="none"/>
    </style:style>
    <style:style style:name="T20" style:family="text">
      <style:text-properties fo:font-variant="normal" fo:text-transform="none" style:font-name="Menlo" fo:font-size="12pt" fo:letter-spacing="normal" fo:font-style="normal" fo:font-weight="bold" fo:background-color="#2c2c2e" loext:char-shading-value="0" loext:padding="0cm" loext:border="none"/>
    </style:style>
    <style:style style:name="T21" style:family="text">
      <style:text-properties fo:font-variant="normal" fo:text-transform="none" fo:letter-spacing="normal" loext:padding="0cm" loext:border="none"/>
    </style:style>
    <style:style style:name="T22" style:family="text">
      <style:text-properties fo:font-variant="normal" fo:text-transform="none" fo:color="#000000" loext:opacity="100%" style:font-name="quote-cjk-patch" fo:font-size="15pt" fo:letter-spacing="normal" fo:font-style="normal" fo:font-weight="bold" loext:padding="0cm" loext:border="none"/>
    </style:style>
    <style:style style:name="T23" style:family="text">
      <style:text-properties fo:font-variant="normal" fo:text-transform="none" fo:color="#000000" loext:opacity="100%" style:font-name="quote-cjk-patch" fo:font-size="10.5pt" fo:letter-spacing="normal" fo:font-style="normal" fo:font-weight="bold" loext:padding="0cm" loext:border="none"/>
    </style:style>
    <style:style style:name="T24" style:family="text">
      <style:text-properties fo:font-variant="normal" fo:text-transform="none" fo:color="#000000" loext:opacity="100%" style:font-name="quote-cjk-patch" fo:font-size="10.5pt" fo:letter-spacing="normal" fo:font-style="normal" fo:font-weight="normal" loext:padding="0cm" loext:border="none"/>
    </style:style>
    <style:style style:name="T25" style:family="text">
      <style:text-properties fo:font-variant="normal" fo:text-transform="none" fo:color="#000000" loext:opacity="100%" style:font-name="quote-cjk-patch" fo:font-size="12pt" fo:letter-spacing="normal" fo:font-style="normal" fo:font-weight="bold" loext:padding="0cm" loext:border="none"/>
    </style:style>
    <style:style style:name="T26" style:family="text">
      <style:text-properties fo:font-variant="normal" fo:text-transform="none" fo:color="#000000" loext:opacity="100%" style:font-name="quote-cjk-patch" fo:font-size="12pt" fo:letter-spacing="normal" fo:font-style="normal" fo:font-weight="bold" fo:background-color="#ffff00" loext:char-shading-value="0" loext:padding="0cm" loext:border="none"/>
    </style:style>
    <style:style style:name="T27" style:family="text">
      <style:text-properties fo:font-variant="normal" fo:text-transform="none" fo:color="#000000" loext:opacity="100%" style:font-name="quote-cjk-patch" fo:font-size="12pt" fo:letter-spacing="normal" fo:font-style="normal" fo:font-weight="bold" fo:background-color="#ffff00" loext:char-shading-value="0" loext:padding="0cm" loext:border="none"/>
    </style:style>
    <style:style style:name="T28" style:family="text">
      <style:text-properties fo:font-variant="normal" fo:text-transform="none" fo:color="#000000" loext:opacity="100%" style:font-name="quote-cjk-patch" fo:font-size="11.25pt" fo:font-style="normal" fo:font-weight="normal"/>
    </style:style>
    <style:style style:name="T29" style:family="text">
      <style:text-properties fo:font-variant="normal" fo:text-transform="none" fo:color="#000000" loext:opacity="100%" style:font-name="quote-cjk-patch" fo:font-size="11.25pt" fo:font-style="normal" fo:font-weight="bold"/>
    </style:style>
    <style:style style:name="T30" style:family="text">
      <style:text-properties fo:font-variant="normal" fo:text-transform="none" fo:color="#000000" loext:opacity="100%" style:font-name="Menlo" fo:font-size="10.5pt" fo:letter-spacing="normal" fo:font-style="normal" fo:font-weight="normal" fo:background-color="#2c2c2e" loext:char-shading-value="0" loext:padding="0cm" loext:border="none"/>
    </style:style>
    <style:style style:name="T31" style:family="text">
      <style:text-properties fo:font-variant="normal" fo:text-transform="none" fo:color="#000000" loext:opacity="100%" style:font-name="Menlo" fo:font-size="15pt" fo:letter-spacing="normal" fo:font-style="normal" fo:font-weight="bold" fo:background-color="#2c2c2e" loext:char-shading-value="0" loext:padding="0cm" loext:border="none"/>
    </style:style>
    <style:style style:name="T32" style:family="text">
      <style:text-properties fo:font-variant="normal" fo:text-transform="none" fo:color="#000000" loext:opacity="100%" style:font-name="Menlo" fo:font-size="12pt" fo:letter-spacing="normal" fo:font-style="normal" fo:font-weight="bold" fo:background-color="#2c2c2e" loext:char-shading-value="0" loext:padding="0cm" loext:border="none"/>
    </style:style>
    <style:style style:name="T33" style:family="text">
      <style:text-properties fo:font-variant="normal" fo:text-transform="none" fo:color="#000000" loext:opacity="100%" style:font-name="Menlo" fo:font-size="12pt" fo:letter-spacing="normal" fo:font-style="normal" fo:font-weight="bold" fo:background-color="#ffff00" loext:char-shading-value="0" loext:padding="0cm" loext:border="none"/>
    </style:style>
    <style:style style:name="T34" style:family="text">
      <style:text-properties fo:font-variant="normal" fo:text-transform="none" fo:color="#000000" loext:opacity="100%" style:font-name="Menlo" fo:font-size="12pt" fo:letter-spacing="normal" fo:font-style="normal" fo:font-weight="bold" fo:background-color="#ffff00" loext:char-shading-value="0" loext:padding="0cm" loext:border="none"/>
    </style:style>
    <style:style style:name="T35" style:family="text">
      <style:text-properties fo:font-variant="normal" fo:text-transform="none" fo:color="#000000" loext:opacity="100%" style:font-name="Menlo" fo:font-size="9.75pt" fo:font-style="normal" fo:font-weight="normal" fo:background-color="#2c2c2e" loext:char-shading-value="0" loext:padding="0cm" loext:border="none"/>
    </style:style>
    <style:style style:name="T36" style:family="text">
      <style:text-properties fo:font-variant="normal" fo:text-transform="none" fo:color="#000000" loext:opacity="100%" fo:letter-spacing="normal" loext:padding="0cm" loext:border="none"/>
    </style:style>
    <style:style style:name="T37" style:family="text">
      <style:text-properties style:font-name="Menlo" fo:font-size="9.75pt" fo:font-style="normal" fo:font-weight="normal"/>
    </style:style>
    <style:style style:name="T38" style:family="text">
      <style:text-properties fo:color="#e9ae7e" loext:opacity="100%"/>
    </style:style>
    <style:style style:name="T39" style:family="text">
      <style:text-properties fo:color="#e9ae7e" loext:opacity="100%" style:font-name="Menlo" fo:font-size="9.75pt" fo:font-style="normal" fo:font-weight="normal"/>
    </style:style>
    <style:style style:name="T40" style:family="text">
      <style:text-properties fo:color="#e3eaf2" loext:opacity="100%"/>
    </style:style>
    <style:style style:name="T41" style:family="text">
      <style:text-properties fo:color="#e3eaf2" loext:opacity="100%" style:font-name="Menlo" fo:font-size="9.75pt" fo:font-style="normal" fo:font-weight="normal"/>
    </style:style>
    <style:style style:name="T42" style:family="text">
      <style:text-properties fo:color="#91d076" loext:opacity="100%"/>
    </style:style>
    <style:style style:name="T43" style:family="text">
      <style:text-properties fo:color="#91d076" loext:opacity="100%" style:font-name="Menlo" fo:font-size="9.75pt" fo:font-style="normal" fo:font-weight="normal"/>
    </style:style>
    <style:style style:name="T44" style:family="text">
      <style:text-properties fo:color="#f4adf4" loext:opacity="100%"/>
    </style:style>
    <style:style style:name="T45" style:family="text">
      <style:text-properties fo:color="#6cb8e6" loext:opacity="100%"/>
    </style:style>
    <style:style style:name="T46" style:family="text">
      <style:text-properties fo:color="#6cb8e6" loext:opacity="100%" style:font-name="Menlo" fo:font-size="9.75pt" fo:font-style="normal" fo:font-weight="normal"/>
    </style:style>
    <style:style style:name="T47" style:family="text">
      <style:text-properties fo:color="#e6d37a" loext:opacity="100%"/>
    </style:style>
    <style:style style:name="T48" style:family="text">
      <style:text-properties fo:color="#e6d37a" loext:opacity="100%" style:font-name="Menlo" fo:font-size="9.75pt" fo:font-style="normal" fo:font-weight="normal"/>
    </style:style>
    <style:style style:name="T49" style:family="text">
      <style:text-properties fo:color="#8da1b9" loext:opacity="100%"/>
    </style:style>
    <style:style style:name="T50" style:family="text">
      <style:text-properties fo:color="#8da1b9" loext:opacity="100%" style:font-name="Menlo" fo:font-size="9.75pt" fo:font-style="normal" fo:font-weight="normal"/>
    </style:style>
    <style:style style:name="T51" style:family="text">
      <style:text-properties fo:color="#c699e3" loext:opacity="100%"/>
    </style:style>
    <style:style style:name="T52" style:family="text">
      <style:text-properties fo:color="#c699e3" loext:opacity="100%" style:font-name="Menlo" fo:font-size="9.75pt" fo:font-style="normal" fo:font-weight="normal"/>
    </style:style>
    <style:style style:name="T53" style:family="text">
      <style:text-properties officeooo:rsid="00000d97"/>
    </style:style>
    <style:style style:name="T54" style:family="text">
      <style:text-properties fo:font-size="20pt" style:font-size-asian="20pt" style:font-size-complex="20pt"/>
    </style:style>
    <style:style style:name="T55" style:family="text">
      <style:text-properties fo:font-size="20pt" officeooo:rsid="00000d97" style:font-size-asian="20pt" style:font-size-complex="20pt"/>
    </style:style>
    <style:style style:name="T56" style:family="text">
      <style:text-properties fo:font-size="20pt" officeooo:rsid="0000d680" style:font-size-asian="20pt" style:font-size-complex="20pt"/>
    </style:style>
    <style:style style:name="T57" style:family="text">
      <style:text-properties officeooo:rsid="0000d680"/>
    </style:style>
    <style:style style:name="T58" style:family="text"/>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42" text:anchor-type="page" text:anchor-page-number="1" svg:x="0.37cm" svg:y="0.37cm" svg:width="0.741cm" draw:z-index="41">
        <draw:text-box fo:min-height="0.741cm">
          <text:p text:style-name="Text_20_body"/>
        </draw:text-box>
      </draw:frame>
      <draw:frame draw:style-name="fr1" draw:name="Marco41" text:anchor-type="page" text:anchor-page-number="1" svg:x="0.37cm" svg:y="0.37cm" svg:width="0.741cm" draw:z-index="40">
        <draw:text-box fo:min-height="0.741cm">
          <text:p text:style-name="Text_20_body"/>
        </draw:text-box>
      </draw:frame>
      <draw:frame draw:style-name="fr1" draw:name="Marco40" text:anchor-type="page" text:anchor-page-number="1" svg:x="0.37cm" svg:y="0.37cm" svg:width="0.741cm" draw:z-index="39">
        <draw:text-box fo:min-height="0.741cm">
          <text:p text:style-name="Text_20_body"/>
        </draw:text-box>
      </draw:frame>
      <draw:frame draw:style-name="fr1" draw:name="Marco39" text:anchor-type="page" text:anchor-page-number="1" svg:x="0.37cm" svg:y="0.37cm" svg:width="0.741cm" draw:z-index="38">
        <draw:text-box fo:min-height="0.741cm">
          <text:p text:style-name="Text_20_body"/>
        </draw:text-box>
      </draw:frame>
      <draw:frame draw:style-name="fr1" draw:name="Marco38" text:anchor-type="page" text:anchor-page-number="1" svg:x="0.37cm" svg:y="0.37cm" svg:width="0.741cm" draw:z-index="37">
        <draw:text-box fo:min-height="0.741cm">
          <text:p text:style-name="Text_20_body"/>
        </draw:text-box>
      </draw:frame>
      <draw:frame draw:style-name="fr1" draw:name="Marco37" text:anchor-type="page" text:anchor-page-number="1" svg:x="0.37cm" svg:y="0.37cm" svg:width="0.741cm" draw:z-index="36">
        <draw:text-box fo:min-height="0.741cm">
          <text:p text:style-name="Text_20_body"/>
        </draw:text-box>
      </draw:frame>
      <draw:frame draw:style-name="fr1" draw:name="Marco36" text:anchor-type="page" text:anchor-page-number="1" svg:x="0.37cm" svg:y="0.37cm" svg:width="0.741cm" draw:z-index="35">
        <draw:text-box fo:min-height="0.741cm">
          <text:p text:style-name="Text_20_body"/>
        </draw:text-box>
      </draw:frame>
      <draw:frame draw:style-name="fr1" draw:name="Marco35" text:anchor-type="page" text:anchor-page-number="1" svg:x="0.37cm" svg:y="0.37cm" svg:width="0.741cm" draw:z-index="34">
        <draw:text-box fo:min-height="0.741cm">
          <text:p text:style-name="Text_20_body"/>
        </draw:text-box>
      </draw:frame>
      <draw:frame draw:style-name="fr1" draw:name="Marco34" text:anchor-type="page" text:anchor-page-number="1" svg:x="0.37cm" svg:y="0.37cm" svg:width="0.741cm" draw:z-index="33">
        <draw:text-box fo:min-height="0.741cm">
          <text:p text:style-name="Text_20_body"/>
        </draw:text-box>
      </draw:frame>
      <draw:frame draw:style-name="fr1" draw:name="Marco33" text:anchor-type="page" text:anchor-page-number="1" svg:x="0.37cm" svg:y="0.37cm" svg:width="0.741cm" draw:z-index="32">
        <draw:text-box fo:min-height="0.741cm">
          <text:p text:style-name="Text_20_body"/>
        </draw:text-box>
      </draw:frame>
      <draw:frame draw:style-name="fr1" draw:name="Marco32" text:anchor-type="page" text:anchor-page-number="1" svg:x="0.37cm" svg:y="0.37cm" svg:width="0.741cm" draw:z-index="31">
        <draw:text-box fo:min-height="0.741cm">
          <text:p text:style-name="Text_20_body"/>
        </draw:text-box>
      </draw:frame>
      <draw:frame draw:style-name="fr1" draw:name="Marco31" text:anchor-type="page" text:anchor-page-number="1" svg:x="0.37cm" svg:y="0.37cm" svg:width="0.741cm" draw:z-index="30">
        <draw:text-box fo:min-height="0.741cm">
          <text:p text:style-name="Text_20_body"/>
        </draw:text-box>
      </draw:frame>
      <draw:frame draw:style-name="fr1" draw:name="Marco30" text:anchor-type="page" text:anchor-page-number="1" svg:x="0.37cm" svg:y="0.37cm" svg:width="0.741cm" draw:z-index="29">
        <draw:text-box fo:min-height="0.741cm">
          <text:p text:style-name="Text_20_body"/>
        </draw:text-box>
      </draw:frame>
      <draw:frame draw:style-name="fr1" draw:name="Marco29" text:anchor-type="page" text:anchor-page-number="1" svg:x="0.37cm" svg:y="0.37cm" svg:width="0.741cm" draw:z-index="28">
        <draw:text-box fo:min-height="0.741cm">
          <text:p text:style-name="Text_20_body"/>
        </draw:text-box>
      </draw:frame>
      <draw:frame draw:style-name="fr1" draw:name="Marco28" text:anchor-type="page" text:anchor-page-number="1" svg:x="0.37cm" svg:y="0.37cm" svg:width="0.741cm" draw:z-index="27">
        <draw:text-box fo:min-height="0.741cm">
          <text:p text:style-name="Text_20_body"/>
        </draw:text-box>
      </draw:frame>
      <draw:frame draw:style-name="fr1" draw:name="Marco27" text:anchor-type="page" text:anchor-page-number="1" svg:x="0.37cm" svg:y="0.37cm" svg:width="0.741cm" draw:z-index="26">
        <draw:text-box fo:min-height="0.741cm">
          <text:p text:style-name="Text_20_body"/>
        </draw:text-box>
      </draw:frame>
      <draw:frame draw:style-name="fr1" draw:name="Marco26" text:anchor-type="page" text:anchor-page-number="1" svg:x="0.37cm" svg:y="0.37cm" svg:width="0.741cm" draw:z-index="25">
        <draw:text-box fo:min-height="0.741cm">
          <text:p text:style-name="Text_20_body"/>
        </draw:text-box>
      </draw:frame>
      <draw:frame draw:style-name="fr1" draw:name="Marco25" text:anchor-type="page" text:anchor-page-number="1" svg:x="0.37cm" svg:y="0.37cm" svg:width="0.741cm" draw:z-index="24">
        <draw:text-box fo:min-height="0.741cm">
          <text:p text:style-name="Text_20_body"/>
        </draw:text-box>
      </draw:frame>
      <draw:frame draw:style-name="fr1" draw:name="Marco24" text:anchor-type="page" text:anchor-page-number="1" svg:x="0.37cm" svg:y="0.37cm" svg:width="0.741cm" draw:z-index="23">
        <draw:text-box fo:min-height="0.741cm">
          <text:p text:style-name="Text_20_body"/>
        </draw:text-box>
      </draw:frame>
      <draw:frame draw:style-name="fr1" draw:name="Marco23" text:anchor-type="page" text:anchor-page-number="1" svg:x="0.37cm" svg:y="0.37cm" svg:width="0.741cm" draw:z-index="22">
        <draw:text-box fo:min-height="0.741cm">
          <text:p text:style-name="Text_20_body"/>
        </draw:text-box>
      </draw:frame>
      <draw:frame draw:style-name="fr1" draw:name="Marco22" text:anchor-type="page" text:anchor-page-number="1" svg:x="0.37cm" svg:y="0.37cm" svg:width="0.741cm" draw:z-index="21">
        <draw:text-box fo:min-height="0.741cm">
          <text:p text:style-name="Text_20_body"/>
        </draw:text-box>
      </draw:frame>
      <draw:frame draw:style-name="fr1" draw:name="Marco21" text:anchor-type="page" text:anchor-page-number="1" svg:x="0.37cm" svg:y="0.37cm" svg:width="0.741cm" draw:z-index="20">
        <draw:text-box fo:min-height="0.741cm">
          <text:p text:style-name="Text_20_body"/>
        </draw:text-box>
      </draw:frame>
      <draw:frame draw:style-name="fr1" draw:name="Marco20" text:anchor-type="page" text:anchor-page-number="1" svg:x="0.37cm" svg:y="0.37cm" svg:width="0.741cm" draw:z-index="19">
        <draw:text-box fo:min-height="0.741cm">
          <text:p text:style-name="Text_20_body"/>
        </draw:text-box>
      </draw:frame>
      <draw:frame draw:style-name="fr1" draw:name="Marco19" text:anchor-type="page" text:anchor-page-number="1" svg:x="0.37cm" svg:y="0.37cm" svg:width="0.741cm" draw:z-index="18">
        <draw:text-box fo:min-height="0.741cm">
          <text:p text:style-name="Text_20_body"/>
        </draw:text-box>
      </draw:frame>
      <draw:frame draw:style-name="fr1" draw:name="Marco18" text:anchor-type="page" text:anchor-page-number="1" svg:x="0.37cm" svg:y="0.37cm" svg:width="0.741cm" draw:z-index="17">
        <draw:text-box fo:min-height="0.741cm">
          <text:p text:style-name="Text_20_body"/>
        </draw:text-box>
      </draw:frame>
      <draw:frame draw:style-name="fr1" draw:name="Marco17" text:anchor-type="page" text:anchor-page-number="1" svg:x="0.37cm" svg:y="0.37cm" svg:width="0.741cm" draw:z-index="16">
        <draw:text-box fo:min-height="0.741cm">
          <text:p text:style-name="Text_20_body"/>
        </draw:text-box>
      </draw:frame>
      <draw:frame draw:style-name="fr1" draw:name="Marco16" text:anchor-type="page" text:anchor-page-number="1" svg:x="0.37cm" svg:y="0.37cm" svg:width="0.741cm" draw:z-index="15">
        <draw:text-box fo:min-height="0.741cm">
          <text:p text:style-name="Text_20_body"/>
        </draw:text-box>
      </draw:frame>
      <draw:frame draw:style-name="fr1" draw:name="Marco15" text:anchor-type="page" text:anchor-page-number="1" svg:x="0.37cm" svg:y="0.37cm" svg:width="0.741cm" draw:z-index="14">
        <draw:text-box fo:min-height="0.741cm">
          <text:p text:style-name="Text_20_body"/>
        </draw:text-box>
      </draw:frame>
      <draw:frame draw:style-name="fr1" draw:name="Marco14" text:anchor-type="page" text:anchor-page-number="1" svg:x="0.37cm" svg:y="0.37cm" svg:width="0.741cm" draw:z-index="13">
        <draw:text-box fo:min-height="0.741cm">
          <text:p text:style-name="Text_20_body"/>
        </draw:text-box>
      </draw:frame>
      <draw:frame draw:style-name="fr1" draw:name="Marco13" text:anchor-type="page" text:anchor-page-number="1" svg:x="0.37cm" svg:y="0.37cm" svg:width="0.741cm" draw:z-index="12">
        <draw:text-box fo:min-height="0.741cm">
          <text:p text:style-name="Text_20_body"/>
        </draw:text-box>
      </draw:frame>
      <draw:frame draw:style-name="fr1" draw:name="Marco12" text:anchor-type="page" text:anchor-page-number="1" svg:x="0.37cm" svg:y="0.37cm" svg:width="0.741cm" draw:z-index="11">
        <draw:text-box fo:min-height="0.741cm">
          <text:p text:style-name="Text_20_body"/>
        </draw:text-box>
      </draw:frame>
      <draw:frame draw:style-name="fr1" draw:name="Marco11" text:anchor-type="page" text:anchor-page-number="1" svg:x="0.37cm" svg:y="0.37cm" svg:width="0.741cm" draw:z-index="10">
        <draw:text-box fo:min-height="0.741cm">
          <text:p text:style-name="Text_20_body"/>
        </draw:text-box>
      </draw:frame>
      <draw:frame draw:style-name="fr1" draw:name="Marco10" text:anchor-type="page" text:anchor-page-number="1" svg:x="0.37cm" svg:y="0.37cm" svg:width="0.741cm" draw:z-index="9">
        <draw:text-box fo:min-height="0.741cm">
          <text:p text:style-name="Text_20_body"/>
        </draw:text-box>
      </draw:frame>
      <draw:frame draw:style-name="fr1" draw:name="Marco9" text:anchor-type="page" text:anchor-page-number="1" svg:x="0.37cm" svg:y="0.37cm" svg:width="0.741cm" draw:z-index="8">
        <draw:text-box fo:min-height="0.741cm">
          <text:p text:style-name="Text_20_body"/>
        </draw:text-box>
      </draw:frame>
      <draw:frame draw:style-name="fr1" draw:name="Marco8" text:anchor-type="page" text:anchor-page-number="1" svg:x="0.37cm" svg:y="0.37cm" svg:width="0.741cm" draw:z-index="7">
        <draw:text-box fo:min-height="0.741cm">
          <text:p text:style-name="Text_20_body"/>
        </draw:text-box>
      </draw:frame>
      <draw:frame draw:style-name="fr1" draw:name="Marco7" text:anchor-type="page" text:anchor-page-number="1" svg:x="0.37cm" svg:y="0.37cm" svg:width="0.741cm" draw:z-index="6">
        <draw:text-box fo:min-height="0.741cm">
          <text:p text:style-name="Text_20_body"/>
        </draw:text-box>
      </draw:frame>
      <draw:frame draw:style-name="fr1" draw:name="Marco6" text:anchor-type="page" text:anchor-page-number="1" svg:x="0.37cm" svg:y="0.37cm" svg:width="0.741cm" draw:z-index="5">
        <draw:text-box fo:min-height="0.741cm">
          <text:p text:style-name="Text_20_body"/>
        </draw:text-box>
      </draw:frame>
      <draw:frame draw:style-name="fr1" draw:name="Marco5" text:anchor-type="page" text:anchor-page-number="1" svg:x="0.37cm" svg:y="0.37cm" svg:width="0.741cm" draw:z-index="4">
        <draw:text-box fo:min-height="0.741cm">
          <text:p text:style-name="Text_20_body"/>
        </draw:text-box>
      </draw:frame>
      <draw:frame draw:style-name="fr1" draw:name="Marco4" text:anchor-type="page" text:anchor-page-number="1" svg:x="0.37cm" svg:y="0.37cm" svg:width="0.741cm" draw:z-index="3">
        <draw:text-box fo:min-height="0.741cm">
          <text:p text:style-name="Text_20_body"/>
        </draw:text-box>
      </draw:frame>
      <draw:frame draw:style-name="fr1" draw:name="Marco3" text:anchor-type="page" text:anchor-page-number="1" svg:x="0.37cm" svg:y="0.37cm" svg:width="0.741cm" draw:z-index="2">
        <draw:text-box fo:min-height="0.741cm">
          <text:p text:style-name="Text_20_body"/>
        </draw:text-box>
      </draw:frame>
      <draw:frame draw:style-name="fr1" draw:name="Marco2" text:anchor-type="page" text:anchor-page-number="1" svg:x="0.37cm" svg:y="0.37cm" svg:width="0.741cm" draw:z-index="1">
        <draw:text-box fo:min-height="0.741cm">
          <text:p text:style-name="Text_20_body"/>
        </draw:text-box>
      </draw:frame>
      <draw:frame draw:style-name="fr1" draw:name="Marco1" text:anchor-type="page" text:anchor-page-number="1" svg:x="0.37cm" svg:y="0.37cm" svg:width="0.741cm" draw:z-index="0">
        <draw:text-box fo:min-height="0.741cm">
          <text:p text:style-name="Text_20_body"/>
        </draw:text-box>
      </draw:frame>
      <text:h text:style-name="Heading_20_3" text:outline-level="3"><text:span text:style-name="Strong_20_Emphasis"/></text:h>
      <text:h text:style-name="P1" text:outline-level="3"><text:span text:style-name="Strong_20_Emphasis"><text:span text:style-name="T55">CURSO ADMINISTRACION POSTGRESQL 18</text:span></text:span></text:h>
      <text:h text:style-name="Heading_20_3" text:outline-level="3"><text:span text:style-name="Strong_20_Emphasis">Módulo 1: Instalación y Arquitectura de PostgreSQL 17</text:span></text:h>
      <text:p text:style-name="Text_20_body"><text:span text:style-name="Strong_20_Emphasis">Meta:</text:span> Aprender a instalar PostgreSQL 17 en diferentes sistemas operativos y comprender su arquitectura interna.</text:p>
      <text:p text:style-name="Text_20_body"><text:span text:style-name="Strong_20_Emphasis">1.1. Novedades Clave de PostgreSQL 17 para Administradores</text:span><text:line-break/>Antes de instalar, es crucial entender qué hace especial a esta versión:</text:p>
      <text:list xml:id="list4168483355" text:style-name="L1">
        <text:list-item>
          <text:p text:style-name="Text_20_body"><text:span text:style-name="Strong_20_Emphasis">Rendimiento de </text:span><text:span text:style-name="Strong_20_Emphasis"><text:span text:style-name="Source_20_Text">VACUUM</text:span></text:span><text:span text:style-name="Strong_20_Emphasis">:</text:span> Nuevo sistema de gestión de memoria que reduce el consumo y mejora la velocidad. Ya no está limitado silenciosamente a 1 GB de memoria .</text:p>
        </text:list-item>
        <text:list-item>
          <text:p text:style-name="Text_20_body"><text:span text:style-name="Strong_20_Emphasis">Gestión de Conexiones:</text:span> Nuevo modo de negociación SSL (<text:span text:style-name="Source_20_Text">sslnegotiation=direct</text:span>) que reduce la latencia en las conexiones .</text:p>
        </text:list-item>
        <text:list-item>
          <text:p text:style-name="Text_20_body"><text:span text:style-name="Strong_20_Emphasis">Particionamiento y Planificación:</text:span> Mejoras significativas en la optimización de consultas para tablas particionadas y el uso de índices .</text:p>
        </text:list-item>
      </text:list>
      <text:p text:style-name="Text_20_body"><text:span text:style-name="Strong_20_Emphasis">1.2. Instalación desde Fuentes y Repositorios</text:span></text:p>
      <text:list xml:id="list4099343345" text:style-name="L2">
        <text:list-item>
          <text:p text:style-name="Text_20_body">Compilación en Linux (Ubuntu/Debian, RHEL/Rocky).</text:p>
        </text:list-item>
        <text:list-item>
          <text:p text:style-name="Text_20_body">Configuración de variables de entorno (<text:span text:style-name="Source_20_Text">PATH</text:span>, <text:span text:style-name="Source_20_Text">PGDATA</text:span>, <text:span text:style-name="Source_20_Text">PGPORT</text:span>).</text:p>
        </text:list-item>
      </text:list>
      <text:p text:style-name="Text_20_body"><text:span text:style-name="Strong_20_Emphasis">1.3. Estructura de Archivos y Procesos</text:span></text:p>
      <text:list xml:id="list4068388125" text:style-name="L3">
        <text:list-item>
          <text:p text:style-name="Text_20_body"><text:span text:style-name="Strong_20_Emphasis"><text:span text:style-name="Source_20_Text">PGDATA</text:span></text:span><text:span text:style-name="Strong_20_Emphasis">:</text:span> El corazón de la instalación (bases de datos, configuraciones, WAL).</text:p>
        </text:list-item>
        <text:list-item>
          <text:p text:style-name="Text_20_body"><text:span text:style-name="Strong_20_Emphasis">Procesos:</text:span> <text:span text:style-name="Source_20_Text">Postmaster</text:span>, <text:span text:style-name="Source_20_Text">Writer</text:span>, <text:span text:style-name="Source_20_Text">WAL Writer</text:span>, <text:span text:style-name="Source_20_Text">Checkpointer</text:span>, <text:span text:style-name="Source_20_Text">Stats Collector</text:span> (nuevas vistas en 17, como <text:span text:style-name="Source_20_Text">pg_stat_checkpointer</text:span>) .</text:p>
        </text:list-item>
      </text:list>
      <text:p text:style-name="Horizontal_20_Line"/>
      <text:h text:style-name="Heading_20_3" text:outline-level="3"><text:span text:style-name="Strong_20_Emphasis">Módulo 2: Gestión de Usuarios y Roles</text:span></text:h>
      <text:p text:style-name="Text_20_body"><text:span text:style-name="Strong_20_Emphasis">Meta:</text:span> Implementar un control de acceso granular mediante Roles.</text:p>
      <text:p text:style-name="Text_20_body"><text:span text:style-name="Strong_20_Emphasis">2.1. Roles vs. Usuarios</text:span><text:line-break/>En PostgreSQL, no existe la diferencia tradicional de otros motores; un "usuario" es simplemente un rol con privilegio <text:span text:style-name="Source_20_Text">LOGIN</text:span>.</text:p>
      <text:p text:style-name="Text_20_body"><text:span text:style-name="Strong_20_Emphasis">2.2. Creación y Gestión de Roles</text:span></text:p>
      <text:p text:style-name="Text_20_body">sql</text:p>
      <text:p text:style-name="Preformatted_20_Text">-- Crear un rol de administrador (sin login)</text:p>
      <text:p text:style-name="Preformatted_20_Text">CREATE ROLE admin_grp;</text:p>
      <text:p text:style-name="Preformatted_20_Text"/>
      <text:p text:style-name="Preformatted_20_Text">-- Crear un usuario de aplicación</text:p>
      <text:p text:style-name="Preformatted_20_Text">CREATE USER app_user WITH PASSWORD 'secure_password' VALID UNTIL '2025-12-31';</text:p>
      <text:p text:style-name="Text_20_body"><text:soft-page-break/><text:span text:style-name="Strong_20_Emphasis">2.3. Herencia de Privilegios (</text:span><text:span text:style-name="Strong_20_Emphasis"><text:span text:style-name="Source_20_Text">INHERIT</text:span></text:span><text:span text:style-name="Strong_20_Emphasis">)</text:span><text:line-break/>Los roles pueden heredar privilegios de otros roles, simplificando la gestión masiva de permisos.</text:p>
      <text:p text:style-name="Text_20_body">sql</text:p>
      <text:p text:style-name="Preformatted_20_Text">GRANT admin_grp TO carlos;</text:p>
      <text:p text:style-name="Text_20_body"><text:span text:style-name="Strong_20_Emphasis">2.4. Novedad en PostgreSQL 17: Rol </text:span><text:span text:style-name="Strong_20_Emphasis"><text:span text:style-name="Source_20_Text">pg_maintain</text:span></text:span><text:line-break/>Anteriormente, ejecutar <text:span text:style-name="Source_20_Text">VACUUM</text:span>, <text:span text:style-name="Source_20_Text">ANALYZE</text:span> o <text:span text:style-name="Source_20_Text">REINDEX</text:span> requería ser superusuario o el dueño de la tabla. Ahora puedes delegar esta tarea crítica de mantenimiento usando el rol predefinido <text:span text:style-name="Source_20_Text">pg_maintain</text:span> o el permiso específico <text:span text:style-name="Source_20_Text">MAINTAIN</text:span> .</text:p>
      <text:p text:style-name="Text_20_body">sql</text:p>
      <text:p text:style-name="Preformatted_20_Text">-- Ejemplo práctico (PostgreSQL 17+)</text:p>
      <text:p text:style-name="Preformatted_20_Text">GRANT pg_maintain TO operador_dba;</text:p>
      <text:p text:style-name="Preformatted_20_Text">-- O a nivel de tabla específica:</text:p>
      <text:p text:style-name="Preformatted_20_Text">GRANT MAINTAIN ON TABLE facturas_2024 TO operador_dba;</text:p>
      <text:p text:style-name="Horizontal_20_Line"/>
      <text:h text:style-name="Heading_20_3" text:outline-level="3"><text:span text:style-name="Strong_20_Emphasis">Módulo 3: Seguridad y Autorizaciones</text:span></text:h>
      <text:p text:style-name="Text_20_body"><text:span text:style-name="Strong_20_Emphasis">Meta:</text:span> Proteger los datos mediante autenticación robusta y control de acceso a nivel de fila/columna.</text:p>
      <text:p text:style-name="Text_20_body"><text:span text:style-name="Strong_20_Emphasis">3.1. El Archivo </text:span><text:span text:style-name="Strong_20_Emphasis"><text:span text:style-name="Source_20_Text">pg_hba.conf</text:span></text:span><text:span text:style-name="Strong_20_Emphasis"> (Autenticación)</text:span></text:p>
      <text:list xml:id="list875903461" text:style-name="L4">
        <text:list-item>
          <text:p text:style-name="Text_20_body">Métodos: <text:span text:style-name="Source_20_Text">trust</text:span>, <text:span text:style-name="Source_20_Text">password</text:span>, <text:span text:style-name="Source_20_Text">scram-sha-256</text:span> (recomendado), <text:span text:style-name="Source_20_Text">cert</text:span>, <text:span text:style-name="Source_20_Text">gss</text:span>.</text:p>
        </text:list-item>
        <text:list-item>
          <text:p text:style-name="Text_20_body"><text:span text:style-name="Strong_20_Emphasis">PostgreSQL 17:</text:span> Ahora genera logs detallados incluso para conexiones exitosas con método <text:span text:style-name="Source_20_Text">trust</text:span>, mejorando la auditoría .</text:p>
        </text:list-item>
      </text:list>
      <text:p text:style-name="Text_20_body"><text:span text:style-name="Strong_20_Emphasis">3.2. Privilegios Modernos (</text:span><text:span text:style-name="Strong_20_Emphasis"><text:span text:style-name="Source_20_Text">GRANT</text:span></text:span><text:span text:style-name="Strong_20_Emphasis">)</text:span></text:p>
      <text:list xml:id="list2323571580" text:style-name="L5">
        <text:list-item>
          <text:p text:style-name="Text_20_body"><text:span text:style-name="Source_20_Text">SELECT</text:span>, <text:span text:style-name="Source_20_Text">INSERT</text:span>, <text:span text:style-name="Source_20_Text">UPDATE</text:span>, <text:span text:style-name="Source_20_Text">DELETE</text:span>.</text:p>
        </text:list-item>
        <text:list-item>
          <text:p text:style-name="Text_20_body"><text:span text:style-name="Source_20_Text">USAGE</text:span> (para esquemas y secuencias).</text:p>
        </text:list-item>
        <text:list-item>
          <text:p text:style-name="Text_20_body"><text:span text:style-name="Source_20_Text">MAINTAIN</text:span> (Nuevo en 17): Permite <text:span text:style-name="Source_20_Text">VACUUM</text:span>, <text:span text:style-name="Source_20_Text">ANALYZE</text:span>, <text:span text:style-name="Source_20_Text">REINDEX</text:span>, <text:span text:style-name="Source_20_Text">REFRESH MATERIALIZED VIEW</text:span> sin ser dueño .</text:p>
        </text:list-item>
      </text:list>
      <text:p text:style-name="Text_20_body"><text:span text:style-name="Strong_20_Emphasis">3.3. Seguridad a Nivel de Fila (RLS)</text:span><text:line-break/>Políticas que determinan qué filas puede ver o modificar un usuario.</text:p>
      <text:p text:style-name="Text_20_body"><text:span text:style-name="Strong_20_Emphasis">3.4. </text:span><text:span text:style-name="Strong_20_Emphasis"><text:span text:style-name="Source_20_Text">search_path</text:span></text:span><text:span text:style-name="Strong_20_Emphasis"> Seguro (Cambio crítico en 17)</text:span><text:line-break/>En versiones anteriores, funciones usadas en índices podían ser "hackeadas" modificando el <text:span text:style-name="Source_20_Text">search_path</text:span>. En <text:span text:style-name="Strong_20_Emphasis">PostgreSQL 17</text:span>, las operaciones de mantenimiento (<text:span text:style-name="Source_20_Text">VACUUM</text:span>, <text:span text:style-name="Source_20_Text">REINDEX</text:span>) usan un <text:span text:style-name="Source_20_Text">search_path</text:span> seguro, ignorando el del usuario que las ejecuta .</text:p>
      <text:p text:style-name="Horizontal_20_Line"/>
      <text:h text:style-name="Heading_20_3" text:outline-level="3"><text:span text:style-name="Strong_20_Emphasis">Módulo 4: Mantenimiento y Optimización (</text:span><text:span text:style-name="Strong_20_Emphasis"><text:span text:style-name="Source_20_Text">VACUUM</text:span></text:span><text:span text:style-name="Strong_20_Emphasis"> y </text:span><text:span text:style-name="Strong_20_Emphasis"><text:span text:style-name="Source_20_Text">ANALYZE</text:span></text:span><text:span text:style-name="Strong_20_Emphasis">)</text:span></text:h>
      <text:p text:style-name="Text_20_body"><text:span text:style-name="Strong_20_Emphasis">Meta:</text:span> Mantener la salud de la base de datos controlando la "hinchazón" (bloat) y la actualización de estadísticas.</text:p>
      <text:p text:style-name="Text_20_body"><text:soft-page-break/><text:span text:style-name="Strong_20_Emphasis">4.1. El Problema de la Multiversión (MVCC)</text:span><text:line-break/>Cómo se generan las tuplas muertas y por qué ralentizan las consultas.</text:p>
      <text:p text:style-name="Text_20_body"><text:span text:style-name="Strong_20_Emphasis">4.2. </text:span><text:span text:style-name="Strong_20_Emphasis"><text:span text:style-name="Source_20_Text">VACUUM</text:span></text:span><text:span text:style-name="Strong_20_Emphasis"> y </text:span><text:span text:style-name="Strong_20_Emphasis"><text:span text:style-name="Source_20_Text">AUTOVACUUM</text:span></text:span></text:p>
      <text:list xml:id="list663627814" text:style-name="L6">
        <text:list-item>
          <text:p text:style-name="Text_20_body"><text:span text:style-name="Strong_20_Emphasis"><text:span text:style-name="Source_20_Text">VACUUM</text:span></text:span><text:span text:style-name="Strong_20_Emphasis">:</text:span> Marca espacio para reutilizar.</text:p>
        </text:list-item>
        <text:list-item>
          <text:p text:style-name="Text_20_body"><text:span text:style-name="Strong_20_Emphasis"><text:span text:style-name="Source_20_Text">VACUUM FULL</text:span></text:span><text:span text:style-name="Strong_20_Emphasis">:</text:span> Re-escribe la tabla (bloquea).</text:p>
        </text:list-item>
        <text:list-item>
          <text:p text:style-name="Text_20_body"><text:span text:style-name="Strong_20_Emphasis"><text:span text:style-name="Source_20_Text">AUTOVACUUM</text:span></text:span><text:span text:style-name="Strong_20_Emphasis">:</text:span> Daemon automático.</text:p>
        </text:list-item>
      </text:list>
      <text:p text:style-name="Text_20_body"><text:span text:style-name="Strong_20_Emphasis">4.3. Mejoras en VACUUM (PostgreSQL 17)</text:span></text:p>
      <text:list xml:id="list2862081801" text:style-name="L7">
        <text:list-item>
          <text:p text:style-name="Text_20_body"><text:span text:style-name="Strong_20_Emphasis">Memoria Dinámica:</text:span> Ahora respeta rigurosamente <text:span text:style-name="Source_20_Text">maintenance_work_mem</text:span> incluso para tablas enormes.</text:p>
        </text:list-item>
        <text:list-item>
          <text:p text:style-name="Text_20_body"><text:span text:style-name="Strong_20_Emphasis">Monitoreo Mejorado:</text:span> La vista <text:span text:style-name="Source_20_Text">pg_stat_progress_vacuum</text:span> ahora muestra <text:span text:style-name="Source_20_Text">indexes_total</text:span> e <text:span text:style-name="Source_20_Text">indexes_processed</text:span> .</text:p>
        </text:list-item>
      </text:list>
      <text:p text:style-name="Text_20_body"><text:span text:style-name="Strong_20_Emphasis">4.4. </text:span><text:span text:style-name="Strong_20_Emphasis"><text:span text:style-name="Source_20_Text">ANALYZE</text:span></text:span><text:line-break/>Recolecta estadísticas para el planificador de consultas.</text:p>
      <text:p text:style-name="Horizontal_20_Line"/>
      <text:h text:style-name="Heading_20_3" text:outline-level="3"><text:span text:style-name="Strong_20_Emphasis">Módulo 5: Copias de Seguridad (Backup) y Recuperación (PITR)</text:span></text:h>
      <text:p text:style-name="Text_20_body"><text:span text:style-name="Strong_20_Emphasis">Meta:</text:span> Implementar estrategias de respaldo que minimicen la pérdida de datos.</text:p>
      <text:p text:style-name="Text_20_body"><text:span text:style-name="Strong_20_Emphasis">5.1. Backup Lógico (</text:span><text:span text:style-name="Strong_20_Emphasis"><text:span text:style-name="Source_20_Text">pg_dump</text:span></text:span><text:span text:style-name="Strong_20_Emphasis"> / </text:span><text:span text:style-name="Strong_20_Emphasis"><text:span text:style-name="Source_20_Text">pg_dumpall</text:span></text:span><text:span text:style-name="Strong_20_Emphasis">)</text:span><text:line-break/>Ideal para migraciones o backups pequeños.</text:p>
      <text:p text:style-name="Text_20_body"><text:span text:style-name="Strong_20_Emphasis">5.2. Backup Físico (Base de datos completa)</text:span><text:line-break/>Uso de <text:span text:style-name="Source_20_Text">pg_basebackup</text:span>.</text:p>
      <text:p text:style-name="Text_20_body"><text:span text:style-name="Strong_20_Emphasis">5.3. Novedad Estrella: Backup Incremental (PostgreSQL 17)</text:span><text:line-break/>PostgreSQL 17 introduce la capacidad de realizar <text:span text:style-name="Strong_20_Emphasis">backups incrementales a nivel de archivo</text:span> de manera nativa, algo que antes requería herramientas externas como <text:span text:style-name="Source_20_Text">pgBackRest</text:span> .</text:p>
      <text:list xml:id="list693358289" text:style-name="L8">
        <text:list-item>
          <text:p text:style-name="Text_20_body"><text:span text:style-name="Strong_20_Emphasis">Procedimiento:</text:span></text:p>
          <text:list>
            <text:list-item>
              <text:p text:style-name="Text_20_body">Base backup (Full).</text:p>
            </text:list-item>
            <text:list-item>
              <text:p text:style-name="Text_20_body">Backup incremental (solo cambios).</text:p>
            </text:list-item>
          </text:list>
        </text:list-item>
        <text:list-item>
          <text:p text:style-name="Text_20_body"><text:span text:style-name="Strong_20_Emphasis">Utilidad:</text:span> <text:span text:style-name="Source_20_Text">pg_combinebackup</text:span> para reconstruir el backup completo.</text:p>
        </text:list-item>
      </text:list>
      <text:p text:style-name="Text_20_body"><text:span text:style-name="Strong_20_Emphasis">5.4. Recuperación Punto-a-Tiempo (PITR)</text:span><text:line-break/>Uso de WAL (Write Ahead Logs) y <text:span text:style-name="Source_20_Text">recovery.conf</text:span> (integrado ahora en <text:span text:style-name="Source_20_Text">postgresql.conf</text:span>).</text:p>
      <text:p text:style-name="Horizontal_20_Line"/>
      <text:h text:style-name="Heading_20_3" text:outline-level="3"><text:span text:style-name="Strong_20_Emphasis">Módulo 6: Réplica Lógica y Física</text:span></text:h>
      <text:p text:style-name="Text_20_body"><text:span text:style-name="Strong_20_Emphasis">Meta:</text:span> Configurar alta disponibilidad y escalabilidad de lecturas.</text:p>
      <text:p text:style-name="Text_20_body"><text:soft-page-break/><text:span text:style-name="Strong_20_Emphasis">6.1. Streaming Replication (Física)</text:span><text:line-break/>Bloque por bloque. Ideal para failover y lecturas consistentes.</text:p>
      <text:p text:style-name="Text_20_body"><text:span text:style-name="Strong_20_Emphasis">6.2. Logical Replication</text:span><text:line-break/>Publicación/Suscripción de datos a nivel de fila. Permite actualizaciones cruzadas entre versiones o bases de datos específicas.</text:p>
      <text:p text:style-name="Text_20_body"><text:span text:style-name="Strong_20_Emphasis">6.3. Mejoras en Replicación (PostgreSQL 17)</text:span></text:p>
      <text:list xml:id="list3779220782" text:style-name="L9">
        <text:list-item>
          <text:p text:style-name="Text_20_body"><text:span text:style-name="Strong_20_Emphasis"><text:span text:style-name="Source_20_Text">pg_createsubscriber</text:span></text:span><text:span text:style-name="Strong_20_Emphasis">:</text:span> Nueva utilidad para convertir un servidor físico (standby) en un nodo de réplica lógica, sin necesidad de configuraciones complejas manuales .</text:p>
        </text:list-item>
        <text:list-item>
          <text:p text:style-name="Text_20_body"><text:span text:style-name="Strong_20_Emphasis"><text:span text:style-name="Source_20_Text">pg_upgrade</text:span></text:span><text:span text:style-name="Strong_20_Emphasis"> con Slots:</text:span> Actualizar una versión mayor de PostgreSQL ya no rompe los slots de replicación lógica .</text:p>
        </text:list-item>
      </text:list>
      <text:p text:style-name="Horizontal_20_Line"/>
      <text:h text:style-name="Heading_20_3" text:outline-level="3"><text:span text:style-name="Strong_20_Emphasis">Módulo 7: Monitoreo y Auditoría</text:span></text:h>
      <text:p text:style-name="Text_20_body"><text:span text:style-name="Strong_20_Emphasis">Meta:</text:span> Observar el rendimiento y auditar quién hace qué en la BD.</text:p>
      <text:p text:style-name="Text_20_body"><text:span text:style-name="Strong_20_Emphasis">7.1. Estadísticas en Tiempo Real</text:span></text:p>
      <text:list xml:id="list397687549" text:style-name="L10">
        <text:list-item>
          <text:p text:style-name="Text_20_body"><text:span text:style-name="Strong_20_Emphasis"><text:span text:style-name="Source_20_Text">pg_stat_activity</text:span></text:span><text:span text:style-name="Strong_20_Emphasis">:</text:span> Conexiones activas, consultas bloqueantes.</text:p>
        </text:list-item>
        <text:list-item>
          <text:p text:style-name="Text_20_body"><text:span text:style-name="Strong_20_Emphasis"><text:span text:style-name="Source_20_Text">pg_stat_user_tables</text:span></text:span><text:span text:style-name="Strong_20_Emphasis">:</text:span> Escaneos, lecturas, escrituras.</text:p>
        </text:list-item>
        <text:list-item>
          <text:p text:style-name="Text_20_body"><text:span text:style-name="Strong_20_Emphasis"><text:span text:style-name="Source_20_Text">pg_stat_bgwriter</text:span></text:span><text:span text:style-name="Strong_20_Emphasis"> y </text:span><text:span text:style-name="Strong_20_Emphasis"><text:span text:style-name="Source_20_Text">pg_stat_checkpointer</text:span></text:span><text:span text:style-name="Strong_20_Emphasis"> (Nueva en 17):</text:span> Mide el rendimiento del escritor en segundo plano .</text:p>
        </text:list-item>
      </text:list>
      <text:p text:style-name="Text_20_body"><text:span text:style-name="Strong_20_Emphasis">7.2. Vista </text:span><text:span text:style-name="Strong_20_Emphasis"><text:span text:style-name="Source_20_Text">pg_wait_events</text:span></text:span><text:span text:style-name="Strong_20_Emphasis"> (Nueva en 17)</text:span><text:line-break/>Documenta y permite consultar los eventos de espera que causan lentitud, facilitando el diagnóstico de cuellos de botella .</text:p>
      <text:p text:style-name="Text_20_body"><text:span text:style-name="Strong_20_Emphasis">7.3. Logging Avanzado</text:span></text:p>
      <text:list xml:id="list662380446" text:style-name="L11">
        <text:list-item>
          <text:p text:style-name="Text_20_body"><text:span text:style-name="Source_20_Text">log_duration</text:span>, <text:span text:style-name="Source_20_Text">log_min_duration_statement</text:span>.</text:p>
        </text:list-item>
        <text:list-item>
          <text:p text:style-name="Text_20_body">Extensiones: <text:span text:style-name="Source_20_Text">pgAudit</text:span> (para auditoría regulatoria tipo GDPR/SOX).</text:p>
        </text:list-item>
      </text:list>
      <text:p text:style-name="Horizontal_20_Line"/>
      <text:h text:style-name="Heading_20_3" text:outline-level="3"><text:span text:style-name="Strong_20_Emphasis">Módulo 8: Parámetros Avanzados y Ajustes de 17</text:span></text:h>
      <text:p text:style-name="Text_20_body"><text:span text:style-name="Strong_20_Emphasis">Meta:</text:span> Ajustar el motor para casos de uso extremos.</text:p>
      <text:p text:style-name="Text_20_body"><text:span text:style-name="Strong_20_Emphasis">8.1. Nuevos Parámetros de Configuración en 17</text:span></text:p>
      <text:list xml:id="list2168428543" text:style-name="L12">
        <text:list-item>
          <text:p text:style-name="Text_20_body"><text:span text:style-name="Strong_20_Emphasis"><text:span text:style-name="Source_20_Text">transaction_timeout</text:span></text:span><text:span text:style-name="Strong_20_Emphasis">:</text:span> Cancela automáticamente transacciones que duren más de X milisegundos. Ideal para evitar transacciones huérfanas .</text:p>
        </text:list-item>
        <text:list-item>
          <text:p text:style-name="Text_20_body"><text:span text:style-name="Strong_20_Emphasis"><text:span text:style-name="Source_20_Text">allow_alter_system</text:span></text:span><text:span text:style-name="Strong_20_Emphasis">:</text:span> Permite deshabilitar completamente el comando <text:span text:style-name="Source_20_Text">ALTER SYSTEM</text:span> si buscas una configuración estrictamente inmutable .</text:p>
        </text:list-item>
        <text:list-item>
          <text:p text:style-name="Text_20_body"><text:span text:style-name="Strong_20_Emphasis"><text:span text:style-name="Source_20_Text">huge_pages_status</text:span></text:span><text:span text:style-name="Strong_20_Emphasis">:</text:span> Muestra si realmente se están utilizando "Huge Pages" a nivel de SO .</text:p>
        </text:list-item>
      </text:list>
      <text:p text:style-name="Text_20_body"><text:soft-page-break/><text:span text:style-name="Strong_20_Emphasis">8.2. Optimización de Memoria (SLRUs)</text:span><text:line-break/>PostgreSQL 17 permite configurar los buffers de caché para estructuras internas (<text:span text:style-name="Source_20_Text">commit_timestamp_buffers</text:span>, <text:span text:style-name="Source_20_Text">notify_buffers</text:span>, etc.), dando control fino sobre el uso de RAM en sistemas especializados .</text:p>
      <text:p text:style-name="Text_20_body"><text:span text:style-name="Strong_20_Emphasis">8.3. Buenas Prácticas Finales</text:span><text:line-break/>Checklist de seguridad y rendimiento para poner en producción.</text:p>
      <text:p text:style-name="Horizontal_20_Line"/>
      <text:h text:style-name="Heading_20_3" text:outline-level="3"><text:span text:style-name="Strong_20_Emphasis">Proyecto Final Práctico</text:span></text:h>
      <text:p text:style-name="Text_20_body"><text:span text:style-name="Strong_20_Emphasis">Escenario:</text:span> Eres el DBA de una empresa financiera. Tienes que:</text:p>
      <text:list xml:id="list1793830763" text:style-name="L13">
        <text:list-item>
          <text:p text:style-name="Text_20_body">Instalar Postg<text:span text:style-name="Strong_20_Emphasis">Módulo 1: Instalación y Arquitectura de PostgreSQL 17</text:span>reSQL 17 en un servidor Ubuntu 24.04.</text:p>
        </text:list-item>
        <text:list-item>
          <text:p text:style-name="Text_20_body">Crear una base de datos llamada <text:span text:style-name="Source_20_Text">finanzas</text:span> con un esquema <text:span text:style-name="Source_20_Text">contabilidad</text:span>.</text:p>
        </text:list-item>
        <text:list-item>
          <text:p text:style-name="Text_20_body">Crear los roles:</text:p>
          <text:list>
            <text:list-item>
              <text:p text:style-name="Text_20_body"><text:span text:style-name="Source_20_Text">auditor</text:span> (solo lectura).</text:p>
            </text:list-item>
            <text:list-item>
              <text:p text:style-name="Text_20_body"><text:span text:style-name="Source_20_Text">contable</text:span> (CRUD en tablas de <text:span text:style-name="Source_20_Text">contabilidad</text:span>).</text:p>
            </text:list-item>
            <text:list-item>
              <text:p text:style-name="Text_20_body"><text:span text:style-name="Source_20_Text">mantenimiento</text:span> (solo permisos de <text:span text:style-name="Source_20_Text">VACUUM</text:span> y <text:span text:style-name="Source_20_Text">ANALYZE</text:span> usando <text:span text:style-name="Source_20_Text">pg_maintain</text:span>).</text:p>
            </text:list-item>
          </text:list>
        </text:list-item>
        <text:list-item>
          <text:p text:style-name="Text_20_body">Configurar <text:span text:style-name="Source_20_Text">pg_hba.conf</text:span> para permitir solo conexiones SSL con contraseña <text:span text:style-name="Source_20_Text">scram-sha-256</text:span>.</text:p>
        </text:list-item>
        <text:list-item>
          <text:p text:style-name="Text_20_body">Ejecutar un backup completo y luego un <text:span text:style-name="Strong_20_Emphasis">backup incremental</text:span> (usando la nueva feature de 17).</text:p>
        </text:list-item>
        <text:list-item>
          <text:p text:style-name="Text_20_body">Configurar una réplica lógica de una tabla crítica a otra base de datos llamada <text:span text:style-name="Source_20_Text">finanzas_replica</text:span>.</text:p>
        </text:list-item>
      </text:list>
      <text:p text:style-name="Horizontal_20_Line"/>
      <text:h text:style-name="Heading_20_3" text:outline-level="3"><text:span text:style-name="Strong_20_Emphasis">Recursos de Estudio Adicionales</text:span></text:h>
      <text:list xml:id="list381803725" text:style-name="L14">
        <text:list-item>
          <text:p text:style-name="Text_20_body"><text:span text:style-name="Strong_20_Emphasis">Documentación Oficial:</text:span> Capítulos 20 (Database Roles), 21 (Privileges) y 19 (Server Configuration) de la documentación de PostgreSQL 17.</text:p>
        </text:list-item>
        <text:list-item>
          <text:p text:style-name="Text_20_body"><text:span text:style-name="Strong_20_Emphasis">Comandos Clave:</text:span> <text:span text:style-name="Source_20_Text">psql</text:span> con meta-comandos (<text:span text:style-name="Source_20_Text">\l</text:span>, <text:span text:style-name="Source_20_Text">\du</text:span>, <text:span text:style-name="Source_20_Text">\dp</text:span>, <text:span text:style-name="Source_20_Text">\x</text:span>).</text:p>
        </text:list-item>
        <text:list-item>
          <text:p text:style-name="Text_20_body"><text:span text:style-name="Strong_20_Emphasis">Herramientas UI:</text:span> pgAdmin 4 (verifica que soporte 17) o DBeaver.</text:p>
        </text:list-item>
      </text:list>
      <text:p text:style-name="Text_20_body">Desarrollame el punto 1.3 y la configuracion de variables de entorno. actualizado a postgreSQL 18.</text:p>
      <text:p text:style-name="Text_20_body">Leer 10 páginas web</text:p>
      <text:h text:style-name="P2" text:outline-level="3"><text:span text:style-name="Strong_20_Emphasis"><text:span text:style-name="T54">Módulo 1:Arquitectura de PostgreSQL 1</text:span></text:span><text:span text:style-name="Strong_20_Emphasis"><text:span text:style-name="T56">8</text:span></text:span></text:h>
      <text:p text:style-name="Text_20_body">A continuación, se desarrolla el punto <text:span text:style-name="Strong_20_Emphasis">1.3. Estructura de Archivos y Procesos</text:span> junto con la <text:span text:style-name="Strong_20_Emphasis">Configuración de Variables de Entorno</text:span>, completamente actualizado para <text:span text:style-name="Strong_20_Emphasis">PostgreSQL 18</text:span>.</text:p>
      <text:p text:style-name="Text_20_body"><text:soft-page-break/>Basado en la documentación oficial de PostgreSQL 18 y fuentes complementarias, este material cubre en detalle la anatomía del servidor y la configuración del entorno del sistema operativo.</text:p>
      <text:p text:style-name="Horizontal_20_Line"/>
      <text:h text:style-name="Heading_20_3" text:outline-level="3">Módulo 1.3: Estructura de Archivos y Procesos en PostgreSQL 18</text:h>
      <text:p text:style-name="Text_20_body">Entender la arquitectura interna y la estructura de archivos de PostgreSQL es fundamental para cualquier tarea de administración, desde la resolución de problemas de espacio hasta la implementación de copias de seguridad a nivel de sistema de archivos.</text:p>
      <text:h text:style-name="Heading_20_4" text:outline-level="4">1.3.1. El Directorio de Datos (<text:span text:style-name="Source_20_Text">PGDATA</text:span>)</text:h>
      <text:p text:style-name="Text_20_body">Todo comienza con el directorio de datos, conocido convencionalmente como <text:span text:style-name="Source_20_Text">PGDATA</text:span>. Este directorio es el contenedor raíz de toda la información de un "cluster de bases de datos" (un término de PostgreSQL para referirse a una instancia del servidor que gestiona múltiples bases de datos) .</text:p>
      <text:p text:style-name="Text_20_body">Cuando inicializas un cluster con <text:span text:style-name="Source_20_Text">initdb -D /ruta/a/tu/directorio</text:span>, se crea este directorio con una estructura específica y permisos restrictivos (normalmente 0700) para garantizar la seguridad .</text:p>
      <text:p text:style-name="Text_20_body"><text:span text:style-name="Strong_20_Emphasis">Ubicación común:</text:span> <text:span text:style-name="Source_20_Text">/var/lib/postgresql/18/main</text:span> (en sistemas Debian/Ubuntu) o <text:span text:style-name="Source_20_Text">/usr/local/pgsql/data</text:span> (compilaciones desde fuente) .</text:p>
      <text:h text:style-name="Heading_20_4" text:outline-level="4">1.3.2. Contenido del Directorio <text:span text:style-name="Source_20_Text">PGDATA</text:span></text:h>
      <text:p text:style-name="Text_20_body">Al listar el contenido de <text:span text:style-name="Source_20_Text">PGDATA</text:span>, te encontrarás con una serie de archivos y subdirectorios. Cada uno tiene un propósito crítico.</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Componente</text:p>
            </table:table-cell>
            <table:table-cell table:style-name="Tabla1.A1" office:value-type="string">
              <text:p text:style-name="Table_20_Heading">Tipo</text:p>
            </table:table-cell>
            <table:table-cell table:style-name="Tabla1.A1" office:value-type="string">
              <text:p text:style-name="Table_20_Heading">Descripción en PostgreSQL 18</text:p>
            </table:table-cell>
          </table:table-row>
        </table:table-header-rows>
        <table:table-row>
          <table:table-cell table:style-name="Tabla1.A1" office:value-type="string">
            <text:p text:style-name="Table_20_Contents"><text:span text:style-name="Strong_20_Emphasis"><text:span text:style-name="Source_20_Text">PG_VERSION</text:span></text:span></text:p>
          </table:table-cell>
          <table:table-cell table:style-name="Tabla1.A1" office:value-type="string">
            <text:p text:style-name="Table_20_Contents">Archivo</text:p>
          </table:table-cell>
          <table:table-cell table:style-name="Tabla1.A1" office:value-type="string">
            <text:p text:style-name="Table_20_Contents">Un archivo de texto plano que contiene el número de versión mayor de PostgreSQL (ej. <text:span text:style-name="Source_20_Text">18</text:span>). El servidor lo verifica al arrancar .</text:p>
          </table:table-cell>
        </table:table-row>
        <table:table-row>
          <table:table-cell table:style-name="Tabla1.A1" office:value-type="string">
            <text:p text:style-name="Table_20_Contents"><text:span text:style-name="Strong_20_Emphasis"><text:span text:style-name="Source_20_Text">base/</text:span></text:span></text:p>
          </table:table-cell>
          <table:table-cell table:style-name="Tabla1.A1" office:value-type="string">
            <text:p text:style-name="Table_20_Contents">Subdirectorio</text:p>
          </table:table-cell>
          <table:table-cell table:style-name="Tabla1.A1" office:value-type="string">
            <text:p text:style-name="Table_20_Contents">Es el lugar donde residen <text:span text:style-name="Strong_20_Emphasis">todos los datos de tus bases de datos</text:span> (excepto los que están en tablespaces personalizados). Cada base de datos tiene una subcarpeta aquí, nombrada con su OID (Object Identifier) numérico .</text:p>
          </table:table-cell>
        </table:table-row>
        <table:table-row>
          <table:table-cell table:style-name="Tabla1.A1" office:value-type="string">
            <text:p text:style-name="Table_20_Contents"><text:span text:style-name="Strong_20_Emphasis"><text:span text:style-name="Source_20_Text">global/</text:span></text:span></text:p>
          </table:table-cell>
          <table:table-cell table:style-name="Tabla1.A1" office:value-type="string">
            <text:p text:style-name="Table_20_Contents">Subdirectorio</text:p>
          </table:table-cell>
          <table:table-cell table:style-name="Tabla1.A1" office:value-type="string">
            <text:p text:style-name="Table_20_Contents">Contiene las tablas que son compartidas por todo el cluster, como <text:span text:style-name="Source_20_Text">pg_database</text:span> (la lista de todas las BBDD) y <text:span text:style-name="Source_20_Text">pg_authid</text:span> (la información de roles/usuarios) .</text:p>
          </table:table-cell>
        </table:table-row>
        <table:table-row>
          <table:table-cell table:style-name="Tabla1.A1" office:value-type="string">
            <text:p text:style-name="Table_20_Contents"><text:span text:style-name="Strong_20_Emphasis"><text:span text:style-name="Source_20_Text">pg_wal/</text:span></text:span></text:p>
          </table:table-cell>
          <table:table-cell table:style-name="Tabla1.A1" office:value-type="string">
            <text:p text:style-name="Table_20_Contents">Subdirectorio</text:p>
          </table:table-cell>
          <table:table-cell table:style-name="Tabla1.A1" office:value-type="string">
            <text:p text:style-name="Table_20_Contents"><text:span text:style-name="Strong_20_Emphasis">El corazón de la durabilidad.</text:span> Aquí se almacenan los archivos de Write-Ahead Log (WAL), también conocidos como registros de preescritura o "WAL logs". Son esenciales para la recuperación ante caídas y la replicación .</text:p>
          </table:table-cell>
        </table:table-row>
        <table:table-row>
          <table:table-cell table:style-name="Tabla1.A1" office:value-type="string">
            <text:p text:style-name="Table_20_Contents"><text:span text:style-name="Strong_20_Emphasis"><text:span text:style-name="Source_20_Text">pg_tblspc/</text:span></text:span></text:p>
          </table:table-cell>
          <table:table-cell table:style-name="Tabla1.A1" office:value-type="string">
            <text:p text:style-name="Table_20_Contents">Subdirectorio</text:p>
          </table:table-cell>
          <table:table-cell table:style-name="Tabla1.A1" office:value-type="string">
            <text:p text:style-name="Table_20_Contents">Contiene enlaces simbólicos que apuntan a los directorios de los <text:span text:style-name="Strong_20_Emphasis">tablespaces</text:span> definidos por el usuario. Esto permite ubicar datos en discos o sistemas de archivos diferentes .</text:p>
          </table:table-cell>
        </table:table-row>
        <text:soft-page-break/>
        <table:table-row>
          <table:table-cell table:style-name="Tabla1.A1" office:value-type="string">
            <text:p text:style-name="Table_20_Contents"><text:span text:style-name="Strong_20_Emphasis"><text:span text:style-name="Source_20_Text">pg_logical/</text:span></text:span></text:p>
          </table:table-cell>
          <table:table-cell table:style-name="Tabla1.A1" office:value-type="string">
            <text:p text:style-name="Table_20_Contents">Subdirectorio</text:p>
          </table:table-cell>
          <table:table-cell table:style-name="Tabla1.A1" office:value-type="string">
            <text:p text:style-name="Table_20_Contents">Almacena metadatos y estados para la <text:span text:style-name="Strong_20_Emphasis">replicación lógica</text:span> (publicaciones, suscripciones, slots de replicación) .</text:p>
          </table:table-cell>
        </table:table-row>
        <table:table-row>
          <table:table-cell table:style-name="Tabla1.A1" office:value-type="string">
            <text:p text:style-name="Table_20_Contents"><text:span text:style-name="Strong_20_Emphasis"><text:span text:style-name="Source_20_Text">postgresql.conf</text:span></text:span></text:p>
          </table:table-cell>
          <table:table-cell table:style-name="Tabla1.A1" office:value-type="string">
            <text:p text:style-name="Table_20_Contents">Archivo</text:p>
          </table:table-cell>
          <table:table-cell table:style-name="Tabla1.A1" office:value-type="string">
            <text:p text:style-name="Table_20_Contents">El archivo de configuración principal del servidor. Controla casi todos los parámetros de comportamiento, memoria y recursos .</text:p>
          </table:table-cell>
        </table:table-row>
        <table:table-row>
          <table:table-cell table:style-name="Tabla1.A1" office:value-type="string">
            <text:p text:style-name="Table_20_Contents"><text:span text:style-name="Strong_20_Emphasis"><text:span text:style-name="Source_20_Text">pg_hba.conf</text:span></text:span></text:p>
          </table:table-cell>
          <table:table-cell table:style-name="Tabla1.A1" office:value-type="string">
            <text:p text:style-name="Table_20_Contents">Archivo</text:p>
          </table:table-cell>
          <table:table-cell table:style-name="Tabla1.A1" office:value-type="string">
            <text:p text:style-name="Table_20_Contents">El archivo de control de acceso. Define qué clientes pueden conectarse a qué bases de datos y qué método de autenticación deben usar (ej. <text:span text:style-name="Source_20_Text">scram-sha-256</text:span>) .</text:p>
          </table:table-cell>
        </table:table-row>
        <table:table-row>
          <table:table-cell table:style-name="Tabla1.A1" office:value-type="string">
            <text:p text:style-name="Table_20_Contents"><text:span text:style-name="Strong_20_Emphasis"><text:span text:style-name="Source_20_Text">postgresql.auto.conf</text:span></text:span></text:p>
          </table:table-cell>
          <table:table-cell table:style-name="Tabla1.A1" office:value-type="string">
            <text:p text:style-name="Table_20_Contents">Archivo</text:p>
          </table:table-cell>
          <table:table-cell table:style-name="Tabla1.A1" office:value-type="string">
            <text:p text:style-name="Table_20_Contents">Un archivo de configuración gestionado por el comando <text:span text:style-name="Source_20_Text">ALTER SYSTEM</text:span>. Sus valores sobrescriben a los de <text:span text:style-name="Source_20_Text">postgresql.conf</text:span> y es útil para cambios automatizados .</text:p>
          </table:table-cell>
        </table:table-row>
        <table:table-row>
          <table:table-cell table:style-name="Tabla1.A1" office:value-type="string">
            <text:p text:style-name="Table_20_Contents"><text:span text:style-name="Strong_20_Emphasis"><text:span text:style-name="Source_20_Text">postmaster.pid</text:span></text:span></text:p>
          </table:table-cell>
          <table:table-cell table:style-name="Tabla1.A1" office:value-type="string">
            <text:p text:style-name="Table_20_Contents">Archivo</text:p>
          </table:table-cell>
          <table:table-cell table:style-name="Tabla1.A1" office:value-type="string">
            <text:p text:style-name="Table_20_Contents">Un archivo de bloqueo (lock file) que existe mientras el servidor está en ejecución. Contiene el PID del proceso principal, el puerto y el directorio de datos, evitando que se inicie otra instancia en el mismo directorio .</text:p>
          </table:table-cell>
        </table:table-row>
      </table:table>
      <text:h text:style-name="Heading_20_4" text:outline-level="4">1.3.3. Estructura Interna de Almacenamiento de Tablas e Índices</text:h>
      <text:p text:style-name="Text_20_body">Profundizando en el subdirectorio <text:span text:style-name="Source_20_Text">base/</text:span>, la forma en que PostgreSQL guarda una tabla o índice es muy específica:</text:p>
      <text:list xml:id="list1414009570" text:style-name="L15">
        <text:list-item>
          <text:p text:style-name="Text_20_body"><text:span text:style-name="Strong_20_Emphasis">Archivos por Relación:</text:span> Cada tabla e índice se almacena en uno o más archivos dentro del subdirectorio de su base de datos.</text:p>
        </text:list-item>
        <text:list-item>
          <text:p text:style-name="Text_20_body"><text:span text:style-name="Strong_20_Emphasis">Nodo de Archivo (</text:span><text:span text:style-name="Strong_20_Emphasis"><text:span text:style-name="Source_20_Text">filenode</text:span></text:span><text:span text:style-name="Strong_20_Emphasis">):</text:span> El nombre de estos archivos se basa en el <text:span text:style-name="Source_20_Text">relfilenode</text:span> de la relación (obtenible de <text:span text:style-name="Source_20_Text">pg_class.relfilenode</text:span>), que puede cambiar tras operaciones como <text:span text:style-name="Source_20_Text">TRUNCATE</text:span> o <text:span text:style-name="Source_20_Text">REINDEX</text:span> .</text:p>
        </text:list-item>
        <text:list-item>
          <text:p text:style-name="Text_20_body"><text:span text:style-name="Strong_20_Emphasis">Segmentación de 1 GB:</text:span> Cuando un archivo supera 1 GB, PostgreSQL lo divide automáticamente en segmentos: <text:span text:style-name="Source_20_Text">relfilenode</text:span>, <text:span text:style-name="Source_20_Text">relfilenode.1</text:span>, <text:span text:style-name="Source_20_Text">relfilenode.2</text:span>, etc. Esto evita problemas con sistemas de archivos antiguos .</text:p>
        </text:list-item>
        <text:list-item>
          <text:p text:style-name="Text_20_body"><text:span text:style-name="Strong_20_Emphasis">Archivos Auxiliares (</text:span><text:span text:style-name="Strong_20_Emphasis"><text:span text:style-name="Source_20_Text">fork</text:span></text:span><text:span text:style-name="Strong_20_Emphasis">):</text:span> Además del archivo de datos principal, existen:</text:p>
          <text:list>
            <text:list-item>
              <text:p text:style-name="Text_20_body"><text:span text:style-name="Source_20_Text">_fsm</text:span> (Free Space Map): Mapa de espacio libre para encontrar rápidamente dónde escribir nuevos datos.</text:p>
            </text:list-item>
            <text:list-item>
              <text:p text:style-name="Text_20_body"><text:span text:style-name="Source_20_Text">_vm</text:span> (Visibility Map): Mapa de visibilidad para acelerar <text:span text:style-name="Source_20_Text">VACUUM</text:span> y el escaneo solo de índices (Index-Only Scans) .</text:p>
            </text:list-item>
          </text:list>
        </text:list-item>
      </text:list>
      <text:h text:style-name="Heading_20_4" text:outline-level="4">1.3.4. La Arquitectura de Procesos (Multiproceso)</text:h>
      <text:p text:style-name="Text_20_body">A diferencia de otros motores de bases de datos que son "multihilo", PostgreSQL 18 utiliza una arquitectura <text:span text:style-name="Strong_20_Emphasis">"multiproceso" basada en el cliente/servidor"</text:span> .</text:p>
      <text:list xml:id="list2651901908" text:style-name="L16">
        <text:list-item>
          <text:p text:style-name="Text_20_body"><text:span text:style-name="Strong_20_Emphasis"><text:span text:style-name="Source_20_Text">postgres</text:span></text:span><text:span text:style-name="Strong_20_Emphasis"> (Proceso Supervisor):</text:span> Es el primer proceso que se inicia. También se le conoce como <text:span text:style-name="Source_20_Text">postmaster</text:span>. Escucha en la red y puerto asignado (ej. 5432) esperando nuevas conexiones <text:soft-page-break/>de clientes. Cuando un cliente se conecta, el <text:span text:style-name="Source_20_Text">postmaster</text:span> "forkea" (crea) un nuevo proceso hijo para atenderlo exclusivamente .</text:p>
        </text:list-item>
        <text:list-item>
          <text:p text:style-name="Text_20_body"><text:span text:style-name="Strong_20_Emphasis">Procesos Hijos (</text:span><text:span text:style-name="Strong_20_Emphasis"><text:span text:style-name="Source_20_Text">postgres</text:span></text:span><text:span text:style-name="Strong_20_Emphasis">):</text:span> Cada conexión de cliente (cada sesión en <text:span text:style-name="Source_20_Text">psql</text:span>, cada <text:span text:style-name="Source_20_Text">PgAdmin</text:span>, cada aplicación) recibe su propio proceso de servidor. Este proceso es el responsable de ejecutar todas las consultas SQL de esa conexión. Esto proporciona un gran aislamiento: si un proceso hijo falla (crash), el resto del sistema y otras conexiones no se ven afectadas.</text:p>
        </text:list-item>
        <text:list-item>
          <text:p text:style-name="Text_20_body"><text:span text:style-name="Strong_20_Emphasis">Procesos en Segundo Plano ("Background Workers"):</text:span> Además de los procesos de usuario, el <text:span text:style-name="Source_20_Text">postmaster</text:span> lanza una serie de procesos internos vitales para el mantenimiento y rendimiento . Los más importantes son:</text:p>
          <text:list>
            <text:list-item>
              <text:p text:style-name="Text_20_body"><text:span text:style-name="Strong_20_Emphasis"><text:span text:style-name="Source_20_Text">checkpointer</text:span></text:span><text:span text:style-name="Strong_20_Emphasis">:</text:span> Escribe todos los bloques de datos "sucios" (modificados) de la memoria compartida a los archivos del disco. Su objetivo es reducir la carga de trabajo del <text:span text:style-name="Source_20_Text">writer</text:span>.</text:p>
            </text:list-item>
            <text:list-item>
              <text:p text:style-name="Text_20_body"><text:span text:style-name="Strong_20_Emphasis"><text:span text:style-name="Source_20_Text">background writer</text:span></text:span><text:span text:style-name="Strong_20_Emphasis">:</text:span> Es un proceso más constante que va escribiendo bloques sucios al disco de forma periódica para evitar que el <text:span text:style-name="Source_20_Text">checkpointer</text:span> tenga que hacer una gran cantidad de trabajo de golpe.</text:p>
            </text:list-item>
            <text:list-item>
              <text:p text:style-name="Text_20_body"><text:span text:style-name="Strong_20_Emphasis"><text:span text:style-name="Source_20_Text">walwriter</text:span></text:span><text:span text:style-name="Strong_20_Emphasis">:</text:span> Se encarga de vaciar (flush) los registros del WAL (Write-Ahead Log) desde la memoria hacia los archivos dentro del directorio <text:span text:style-name="Source_20_Text">pg_wal</text:span>. Es crítico para la durabilidad (persistencia de las transacciones confirmadas).</text:p>
            </text:list-item>
            <text:list-item>
              <text:p text:style-name="Text_20_body"><text:span text:style-name="Strong_20_Emphasis"><text:span text:style-name="Source_20_Text">autovacuum launcher</text:span></text:span><text:span text:style-name="Strong_20_Emphasis"> / </text:span><text:span text:style-name="Strong_20_Emphasis"><text:span text:style-name="Source_20_Text">autovacuum worker</text:span></text:span><text:span text:style-name="Strong_20_Emphasis">:</text:span> Lanza procesos de <text:span text:style-name="Source_20_Text">VACUUM</text:span> automáticos para limpiar tuplas muertas (dead tuples) y actualizar estadísticas, previniendo la "hinchazón" (bloat) de las tablas.</text:p>
            </text:list-item>
            <text:list-item>
              <text:p text:style-name="Text_20_body"><text:span text:style-name="Strong_20_Emphasis"><text:span text:style-name="Source_20_Text">stats collector</text:span></text:span><text:span text:style-name="Strong_20_Emphasis">:</text:span> Recopila estadísticas sobre la actividad del servidor (número de escaneos de tablas, índices usados, etc.), que se pueden consultar en las vistas <text:span text:style-name="Source_20_Text">pg_stat_*</text:span>.</text:p>
            </text:list-item>
          </text:list>
        </text:list-item>
      </text:list>
      <text:p text:style-name="Horizontal_20_Line"/>
      <text:h text:style-name="Heading_20_3" text:outline-level="3">Configuración de Variables de Entorno en PostgreSQL 18</text:h>
      <text:p text:style-name="Text_20_body">Las variables de entorno son una forma estándar en sistemas Unix/Linux de pasar información a los programas sin usar argumentos de línea de comandos. Tanto el servidor como las herramientas cliente (<text:span text:style-name="Source_20_Text">psql</text:span>, <text:span text:style-name="Source_20_Text">pg_dump</text:span>) las utilizan.</text:p>
      <text:h text:style-name="Heading_20_4" text:outline-level="4">1.3.5. La Variable Fundamental: <text:span text:style-name="Source_20_Text">PGDATA</text:span></text:h>
      <text:p text:style-name="Text_20_body">Para el <text:span text:style-name="Strong_20_Emphasis">servidor (</text:span><text:span text:style-name="Strong_20_Emphasis"><text:span text:style-name="Source_20_Text">postgres</text:span></text:span><text:span text:style-name="Strong_20_Emphasis">)</text:span>, la variable más importante es <text:span text:style-name="Source_20_Text">PGDATA</text:span>. Si la defines, el servidor la usará como directorio de datos por defecto, evitando tener que especificar la opción <text:span text:style-name="Source_20_Text">-D</text:span> cada vez .</text:p>
      <text:p text:style-name="Text_20_body"><text:span text:style-name="Strong_20_Emphasis">Cómo configurarla (para el usuario </text:span><text:span text:style-name="Strong_20_Emphasis"><text:span text:style-name="Source_20_Text">postgres</text:span></text:span><text:span text:style-name="Strong_20_Emphasis"> en Bash):</text:span><text:line-break/>Edita el archivo <text:span text:style-name="Source_20_Text">~/.bash_profile</text:span> o <text:span text:style-name="Source_20_Text">~/.bashrc</text:span> del usuario <text:span text:style-name="Source_20_Text">postgres</text:span>:</text:p>
      <text:p text:style-name="Text_20_body">bash</text:p>
      <text:p text:style-name="Preformatted_20_Text">export PGDATA=/var/lib/postgresql/18/main</text:p>
      <text:h text:style-name="Heading_20_4" text:outline-level="4"><text:soft-page-break/>1.3.6. Variables para Herramientas de Administración</text:h>
      <text:list xml:id="list502087290" text:style-name="L17">
        <text:list-item>
          <text:p text:style-name="Text_20_body"><text:span text:style-name="Strong_20_Emphasis"><text:span text:style-name="Source_20_Text">PATH</text:span></text:span><text:span text:style-name="Strong_20_Emphasis">:</text:span> Para poder ejecutar comandos como <text:span text:style-name="Source_20_Text">psql</text:span>, <text:span text:style-name="Source_20_Text">pg_ctl</text:span> o <text:span text:style-name="Source_20_Text">pg_dump</text:span> sin escribir la ruta completa, debes añadir el directorio <text:span text:style-name="Source_20_Text">bin</text:span> de PostgreSQL a tu <text:span text:style-name="Source_20_Text">PATH</text:span> .</text:p>
          <text:p text:style-name="Text_20_body">bash</text:p>
          <text:p text:style-name="Preformatted_20_Text">export PATH=/usr/lib/postgresql/18/bin:$PATH</text:p>
        </text:list-item>
        <text:list-item>
          <text:p text:style-name="Text_20_body"><text:span text:style-name="Strong_20_Emphasis"><text:span text:style-name="Source_20_Text">LD_LIBRARY_PATH</text:span></text:span><text:span text:style-name="Strong_20_Emphasis"> (Linux/Unix):</text:span> Si compilaste PostgreSQL desde el código fuente y lo instalaste en una ubicación no estándar (ej. <text:span text:style-name="Source_20_Text">/opt/pgsql18</text:span>), es posible que los programas no encuentren las librerías compartidas (<text:span text:style-name="Source_20_Text">libpq.so</text:span>). En ese caso, usa esta variable :</text:p>
          <text:p text:style-name="Text_20_body">bash</text:p>
          <text:p text:style-name="Preformatted_20_Text">export LD_LIBRARY_PATH=/opt/pgsql18/lib:$LD_LIBRARY_PATH</text:p>
          <text:p text:style-name="Text_20_body"><text:span text:style-name="Emphasis">Nota:</text:span> En instalaciones mediante paquetes (<text:span text:style-name="Source_20_Text">.deb</text:span>, <text:span text:style-name="Source_20_Text">.rpm</text:span>), esto no suele ser necesario.</text:p>
        </text:list-item>
      </text:list>
      <text:h text:style-name="Heading_20_4" text:outline-level="4">1.3.7. Variables para Clientes (<text:span text:style-name="Source_20_Text">libpq</text:span>)</text:h>
      <text:p text:style-name="Text_20_body">Todas las aplicaciones cliente que usan la librería <text:span text:style-name="Source_20_Text">libpq</text:span> (la interfaz C de PostgreSQL) respetan una serie de variables de entorno para establecer la conexión por defecto. Esto es muy útil para no tener que escribir <text:span text:style-name="Source_20_Text">-h localhost -p 5432 -U usuario</text:span> cada vez .</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Variable</text:p>
            </table:table-cell>
            <table:table-cell table:style-name="Tabla2.A1" office:value-type="string">
              <text:p text:style-name="Table_20_Heading">Equivalente en <text:span text:style-name="Source_20_Text">psql</text:span></text:p>
            </table:table-cell>
            <table:table-cell table:style-name="Tabla2.A1" office:value-type="string">
              <text:p text:style-name="Table_20_Heading">Descripción</text:p>
            </table:table-cell>
          </table:table-row>
        </table:table-header-rows>
        <table:table-row>
          <table:table-cell table:style-name="Tabla2.A1" office:value-type="string">
            <text:p text:style-name="Table_20_Contents"><text:span text:style-name="Strong_20_Emphasis"><text:span text:style-name="Source_20_Text">PGHOST</text:span></text:span></text:p>
          </table:table-cell>
          <table:table-cell table:style-name="Tabla2.A1" office:value-type="string">
            <text:p text:style-name="Table_20_Contents"><text:span text:style-name="Source_20_Text">-h</text:span></text:p>
          </table:table-cell>
          <table:table-cell table:style-name="Tabla2.A1" office:value-type="string">
            <text:p text:style-name="Table_20_Contents">Dirección del servidor (<text:span text:style-name="Source_20_Text">localhost</text:span> o una IP).</text:p>
          </table:table-cell>
        </table:table-row>
        <table:table-row>
          <table:table-cell table:style-name="Tabla2.A1" office:value-type="string">
            <text:p text:style-name="Table_20_Contents"><text:span text:style-name="Strong_20_Emphasis"><text:span text:style-name="Source_20_Text">PGPORT</text:span></text:span></text:p>
          </table:table-cell>
          <table:table-cell table:style-name="Tabla2.A1" office:value-type="string">
            <text:p text:style-name="Table_20_Contents"><text:span text:style-name="Source_20_Text">-p</text:span></text:p>
          </table:table-cell>
          <table:table-cell table:style-name="Tabla2.A1" office:value-type="string">
            <text:p text:style-name="Table_20_Contents">Puerto del servidor (por defecto <text:span text:style-name="Source_20_Text">5432</text:span>).</text:p>
          </table:table-cell>
        </table:table-row>
        <table:table-row>
          <table:table-cell table:style-name="Tabla2.A1" office:value-type="string">
            <text:p text:style-name="Table_20_Contents"><text:span text:style-name="Strong_20_Emphasis"><text:span text:style-name="Source_20_Text">PGDATABASE</text:span></text:span></text:p>
          </table:table-cell>
          <table:table-cell table:style-name="Tabla2.A1" office:value-type="string">
            <text:p text:style-name="Table_20_Contents"><text:span text:style-name="Source_20_Text">-d</text:span></text:p>
          </table:table-cell>
          <table:table-cell table:style-name="Tabla2.A1" office:value-type="string">
            <text:p text:style-name="Table_20_Contents">Nombre de la base de datos a la que conectarse.</text:p>
          </table:table-cell>
        </table:table-row>
        <table:table-row>
          <table:table-cell table:style-name="Tabla2.A1" office:value-type="string">
            <text:p text:style-name="Table_20_Contents"><text:span text:style-name="Strong_20_Emphasis"><text:span text:style-name="Source_20_Text">PGUSER</text:span></text:span></text:p>
          </table:table-cell>
          <table:table-cell table:style-name="Tabla2.A1" office:value-type="string">
            <text:p text:style-name="Table_20_Contents"><text:span text:style-name="Source_20_Text">-U</text:span></text:p>
          </table:table-cell>
          <table:table-cell table:style-name="Tabla2.A1" office:value-type="string">
            <text:p text:style-name="Table_20_Contents">Nombre del rol/usuario de PostgreSQL.</text:p>
          </table:table-cell>
        </table:table-row>
        <table:table-row>
          <table:table-cell table:style-name="Tabla2.A1" office:value-type="string">
            <text:p text:style-name="Table_20_Contents"><text:span text:style-name="Strong_20_Emphasis"><text:span text:style-name="Source_20_Text">PGPASSWORD</text:span></text:span></text:p>
          </table:table-cell>
          <table:table-cell table:style-name="Tabla2.A1" office:value-type="string">
            <text:p text:style-name="Table_20_Contents">(No recomendado)</text:p>
          </table:table-cell>
          <table:table-cell table:style-name="Tabla2.A1" office:value-type="string">
            <text:p text:style-name="Table_20_Contents">Contraseña. <text:span text:style-name="Strong_20_Emphasis">Inseguro</text:span>, mejor usar un archivo <text:span text:style-name="Source_20_Text">.pgpass</text:span> .</text:p>
          </table:table-cell>
        </table:table-row>
      </table:table>
      <text:p text:style-name="Text_20_body"><text:span text:style-name="Strong_20_Emphasis">Ejemplo práctico para un usuario de aplicaciones:</text:span><text:line-break/>En el archivo <text:span text:style-name="Source_20_Text">~/.bashrc</text:span> de tu usuario del sistema operativo (ej. <text:span text:style-name="Source_20_Text">aplicacion</text:span>):</text:p>
      <text:p text:style-name="Text_20_body">bash</text:p>
      <text:p text:style-name="Preformatted_20_Text">export PGHOST=localhost</text:p>
      <text:p text:style-name="Preformatted_20_Text">export PGPORT=5432</text:p>
      <text:p text:style-name="Preformatted_20_Text">export PGDATABASE=mi_app_db</text:p>
      <text:p text:style-name="Preformatted_20_Text">export PGUSER=admin_app</text:p>
      <text:p text:style-name="Text_20_body">Ahora, al ejecutar <text:span text:style-name="Source_20_Text">psql</text:span>, se conectará automáticamente a <text:span text:style-name="Source_20_Text">mi_app_db</text:span> con el usuario <text:span text:style-name="Source_20_Text">admin_app</text:span> sin necesidad de argumentos.</text:p>
      <text:h text:style-name="Heading_20_4" text:outline-level="4">1.3.8. Resumen de Configuración Recomendada</text:h>
      <text:p text:style-name="Text_20_body">Un script de entorno robusto para un DBA que trabaje con PostgreSQL 18 podría verse así:</text:p>
      <text:p text:style-name="Text_20_body">bash</text:p>
      <text:p text:style-name="Preformatted_20_Text"># Archivo: ~/.postgres18_env</text:p>
      <text:p text:style-name="Preformatted_20_Text"/>
      <text:p text:style-name="Preformatted_20_Text"># 1. Configuración del Servidor (si eres el usuario 'postgres')</text:p>
      <text:p text:style-name="Preformatted_20_Text">export PGDATA=/var/lib/postgresql/18/main</text:p>
      <text:p text:style-name="Preformatted_20_Text"><text:soft-page-break/></text:p>
      <text:p text:style-name="Preformatted_20_Text"># 2. Configuración de PATH y Librerías (para encontrar los binarios)</text:p>
      <text:p text:style-name="Preformatted_20_Text">export PATH=/usr/lib/postgresql/18/bin:$PATH</text:p>
      <text:p text:style-name="Preformatted_20_Text">export MANPATH=/usr/share/postgresql/18/man:$MANPATH</text:p>
      <text:p text:style-name="Preformatted_20_Text"/>
      <text:p text:style-name="Preformatted_20_Text"># 3. Configuración de Cliente por Defecto (para conectarte fácilmente)</text:p>
      <text:p text:style-name="Preformatted_20_Text">export PGHOST=localhost</text:p>
      <text:p text:style-name="Preformatted_20_Text">export PGPORT=5432</text:p>
      <text:p text:style-name="Preformatted_20_Text">export PGDATABASE=postgres <text:s text:c="2"/># Conectar a la BBDD por defecto</text:p>
      <text:p text:style-name="Preformatted_20_Text">export PGUSER=postgres <text:s text:c="6"/># Tu rol de superusuario</text:p>
      <text:p text:style-name="Preformatted_20_Text"/>
      <text:p text:style-name="Preformatted_20_Text"># Opcional: Para cliente en modo verboso o editor</text:p>
      <text:p text:style-name="Preformatted_20_Text">export PSQL_EDITOR=vim</text:p>
      <text:p text:style-name="Preformatted_20_Text">export PAGER=less</text:p>
      <text:p text:style-name="Text_20_body">Para activarlo, ejecuta <text:span text:style-name="Source_20_Text">source ~/.postgres18_env</text:span>. Puedes usar la herramienta <text:span text:style-name="Source_20_Text">pg_config</text:span> para verificar rutas de instalación si tienes dudas .</text:p>
      <text:p text:style-name="Text_20_body">y ahora desarrollame el Módulo 2: Gestión de Usuarios y Roles actualizado a postgresql 18</text:p>
      <text:p text:style-name="Text_20_body">Leer 10 páginas web</text:p>
      <text:p text:style-name="Text_20_body">A continuación se desarrolla el <text:span text:style-name="Strong_20_Emphasis">Módulo 2: Gestión de Usuarios y Roles</text:span> completamente actualizado para <text:span text:style-name="Strong_20_Emphasis">PostgreSQL 18</text:span>.</text:p>
      <text:p text:style-name="Text_20_body">Basado en la documentación oficial de PostgreSQL 18, este módulo cubre en detalle el modelo unificado de roles, la creación y gestión de usuarios, y las novedades más relevantes en materia de seguridad y administración.</text:p>
      <text:p text:style-name="Horizontal_20_Line"/>
      <text:h text:style-name="Heading_20_3" text:outline-level="3">Módulo 2: Gestión de Usuarios y Roles en PostgreSQL 18</text:h>
      <text:p text:style-name="Text_20_body">La gestión de usuarios y permisos en PostgreSQL 18 se basa en el concepto de <text:span text:style-name="Strong_20_Emphasis">Roles</text:span>. Un rol puede ser un usuario individual (con capacidad de conexión) o un grupo (sin capacidad de conexión, usado para agrupar permisos). Esta unificación, que sigue el estándar SQL, simplifica enormemente la administración de privilegios .</text:p>
      <text:p text:style-name="Horizontal_20_Line"/>
      <text:h text:style-name="Heading_20_4" text:outline-level="4">2.1. Concepto de Rol: Unificación de Usuario y Grupo</text:h>
      <text:p text:style-name="Text_20_body">En PostgreSQL, no existe la diferencia tradicional entre "usuario" y "grupo" que encuentras en otros motores. En su lugar, existe la entidad <text:span text:style-name="Strong_20_Emphasis">Rol</text:span> .</text:p>
      <text:list xml:id="list2416065645" text:style-name="L18">
        <text:list-item>
          <text:p text:style-name="Text_20_body"><text:span text:style-name="Strong_20_Emphasis">Rol con </text:span><text:span text:style-name="Strong_20_Emphasis"><text:span text:style-name="Source_20_Text">LOGIN</text:span></text:span><text:span text:style-name="Strong_20_Emphasis">:</text:span> Es equivalente a un "usuario". Puede iniciar una sesión en la base de datos.</text:p>
        </text:list-item>
        <text:list-item>
          <text:p text:style-name="Text_20_body"><text:span text:style-name="Strong_20_Emphasis">Rol sin </text:span><text:span text:style-name="Strong_20_Emphasis"><text:span text:style-name="Source_20_Text">LOGIN</text:span></text:span><text:span text:style-name="Strong_20_Emphasis">:</text:span> Es equivalente a un "grupo". Sirve como contenedor de permisos que luego se pueden asignar a otros roles.</text:p>
        </text:list-item>
      </text:list>
      <text:p text:style-name="Text_20_body"><text:span text:style-name="Strong_20_Emphasis">Dato clave para PostgreSQL 18:</text:span> La semántica de <text:span text:style-name="Source_20_Text">INHERIT</text:span> ha sido refinada. Antes de PostgreSQL 16, <text:span text:style-name="Source_20_Text">INHERIT</text:span> era un atributo del rol que controlaba todas las comprobaciones de membresía. Ahora, el comportamiento de herencia se controla de manera más granular a nivel de la membresía misma .</text:p>
      <text:p text:style-name="Horizontal_20_Line"/>
      <text:h text:style-name="Heading_20_4" text:outline-level="4"><text:soft-page-break/>2.2. Creación y Gestión de Roles con <text:span text:style-name="Source_20_Text">CREATE ROLE</text:span></text:h>
      <text:p text:style-name="Text_20_body">La instrucción fundamental es <text:span text:style-name="Source_20_Text">CREATE ROLE</text:span>. Para ejecutarla, necesitas el privilegio <text:span text:style-name="Source_20_Text">CREATEROLE</text:span> o ser superusuario .</text:p>
      <text:p text:style-name="Text_20_body"><text:span text:style-name="Strong_20_Emphasis">Sintaxis básica:</text:span></text:p>
      <text:p text:style-name="Text_20_body">sql</text:p>
      <text:p text:style-name="Preformatted_20_Text">CREATE ROLE nombre_rol [WITH] opción ... ;</text:p>
      <text:p text:style-name="Text_20_body"><text:span text:style-name="Strong_20_Emphasis">Atributos Principales (Opciones </text:span><text:span text:style-name="Strong_20_Emphasis"><text:span text:style-name="Source_20_Text">WITH</text:span></text:span><text:span text:style-name="Strong_20_Emphasis">)</text:span></text:p>
      <text:p text:style-name="Text_20_body">Aquí tienes la tabla actualizada con todos los atributos disponibles en PostgreSQL 18:</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Atributo</text:p>
            </table:table-cell>
            <table:table-cell table:style-name="Tabla3.A1" office:value-type="string">
              <text:p text:style-name="Table_20_Heading">Descripción</text:p>
            </table:table-cell>
            <table:table-cell table:style-name="Tabla3.A1" office:value-type="string">
              <text:p text:style-name="Table_20_Heading">Valor por Defecto</text:p>
            </table:table-cell>
          </table:table-row>
        </table:table-header-rows>
        <table:table-row>
          <table:table-cell table:style-name="Tabla3.A1" office:value-type="string">
            <text:p text:style-name="Table_20_Contents"><text:span text:style-name="Source_20_Text">LOGIN</text:span> / <text:span text:style-name="Source_20_Text">NOLOGIN</text:span></text:p>
          </table:table-cell>
          <table:table-cell table:style-name="Tabla3.A1" office:value-type="string">
            <text:p text:style-name="Table_20_Contents">Permite (o no) que el rol inicie sesión. <text:span text:style-name="Source_20_Text">CREATE USER</text:span> es un alias que implica <text:span text:style-name="Source_20_Text">LOGIN</text:span> .</text:p>
          </table:table-cell>
          <table:table-cell table:style-name="Tabla3.A1" office:value-type="string">
            <text:p text:style-name="Table_20_Contents"><text:span text:style-name="Source_20_Text">NOLOGIN</text:span></text:p>
          </table:table-cell>
        </table:table-row>
        <table:table-row>
          <table:table-cell table:style-name="Tabla3.A1" office:value-type="string">
            <text:p text:style-name="Table_20_Contents"><text:span text:style-name="Source_20_Text">SUPERUSER</text:span> / <text:span text:style-name="Source_20_Text">NOSUPERUSER</text:span></text:p>
          </table:table-cell>
          <table:table-cell table:style-name="Tabla3.A1" office:value-type="string">
            <text:p text:style-name="Table_20_Contents">El rol puede eludir <text:span text:style-name="Strong_20_Emphasis">todos</text:span> los controles de acceso. <text:span text:style-name="Strong_20_Emphasis">Extremadamente peligroso</text:span>.</text:p>
          </table:table-cell>
          <table:table-cell table:style-name="Tabla3.A1" office:value-type="string">
            <text:p text:style-name="Table_20_Contents"><text:span text:style-name="Source_20_Text">NOSUPERUSER</text:span></text:p>
          </table:table-cell>
        </table:table-row>
        <table:table-row>
          <table:table-cell table:style-name="Tabla3.A1" office:value-type="string">
            <text:p text:style-name="Table_20_Contents"><text:span text:style-name="Source_20_Text">CREATEDB</text:span> / <text:span text:style-name="Source_20_Text">NOCREATEDB</text:span></text:p>
          </table:table-cell>
          <table:table-cell table:style-name="Tabla3.A1" office:value-type="string">
            <text:p text:style-name="Table_20_Contents">Permite (o no) crear nuevas bases de datos.</text:p>
          </table:table-cell>
          <table:table-cell table:style-name="Tabla3.A1" office:value-type="string">
            <text:p text:style-name="Table_20_Contents"><text:span text:style-name="Source_20_Text">NOCREATEDB</text:span></text:p>
          </table:table-cell>
        </table:table-row>
        <table:table-row>
          <table:table-cell table:style-name="Tabla3.A1" office:value-type="string">
            <text:p text:style-name="Table_20_Contents"><text:span text:style-name="Source_20_Text">CREATEROLE</text:span> / <text:span text:style-name="Source_20_Text">NOCREATEROLE</text:span></text:p>
          </table:table-cell>
          <table:table-cell table:style-name="Tabla3.A1" office:value-type="string">
            <text:p text:style-name="Table_20_Contents">Permite (o no) crear, modificar y eliminar otros roles. <text:span text:style-name="Strong_20_Emphasis">No otorga superusuario</text:span>.</text:p>
          </table:table-cell>
          <table:table-cell table:style-name="Tabla3.A1" office:value-type="string">
            <text:p text:style-name="Table_20_Contents"><text:span text:style-name="Source_20_Text">NOCREATEROLE</text:span></text:p>
          </table:table-cell>
        </table:table-row>
        <table:table-row>
          <table:table-cell table:style-name="Tabla3.A1" office:value-type="string">
            <text:p text:style-name="Table_20_Contents"><text:span text:style-name="Source_20_Text">INHERIT</text:span> / <text:span text:style-name="Source_20_Text">NOINHERIT</text:span></text:p>
          </table:table-cell>
          <table:table-cell table:style-name="Tabla3.A1" office:value-type="string">
            <text:p text:style-name="Table_20_Contents">Controla si el rol <text:span text:style-name="Strong_20_Emphasis">hereda automáticamente</text:span> los privilegios de los roles de los que es miembro. En PG18, esto es más matizado (ver sección 2.3) .</text:p>
          </table:table-cell>
          <table:table-cell table:style-name="Tabla3.A1" office:value-type="string">
            <text:p text:style-name="Table_20_Contents"><text:span text:style-name="Source_20_Text">INHERIT</text:span></text:p>
          </table:table-cell>
        </table:table-row>
        <table:table-row>
          <table:table-cell table:style-name="Tabla3.A1" office:value-type="string">
            <text:p text:style-name="Table_20_Contents"><text:span text:style-name="Source_20_Text">BYPASSRLS</text:span> / <text:span text:style-name="Source_20_Text">NOBYPASSRLS</text:span></text:p>
          </table:table-cell>
          <table:table-cell table:style-name="Tabla3.A1" office:value-type="string">
            <text:p text:style-name="Table_20_Contents">Permite (o no) que el rol ignore las políticas de Seguridad a Nivel de Fila (RLS).</text:p>
          </table:table-cell>
          <table:table-cell table:style-name="Tabla3.A1" office:value-type="string">
            <text:p text:style-name="Table_20_Contents"><text:span text:style-name="Source_20_Text">NOBYPASSRLS</text:span></text:p>
          </table:table-cell>
        </table:table-row>
        <table:table-row>
          <table:table-cell table:style-name="Tabla3.A1" office:value-type="string">
            <text:p text:style-name="Table_20_Contents"><text:span text:style-name="Source_20_Text">REPLICATION</text:span> / <text:span text:style-name="Source_20_Text">NOREPLICATION</text:span></text:p>
          </table:table-cell>
          <table:table-cell table:style-name="Tabla3.A1" office:value-type="string">
            <text:p text:style-name="Table_20_Contents">Permite (o no) que el rol inicie conexiones de replicación (física o lógica).</text:p>
          </table:table-cell>
          <table:table-cell table:style-name="Tabla3.A1" office:value-type="string">
            <text:p text:style-name="Table_20_Contents"><text:span text:style-name="Source_20_Text">NOREPLICATION</text:span></text:p>
          </table:table-cell>
        </table:table-row>
        <table:table-row>
          <table:table-cell table:style-name="Tabla3.A1" office:value-type="string">
            <text:p text:style-name="Table_20_Contents"><text:span text:style-name="Source_20_Text">CONNECTION LIMIT</text:span></text:p>
          </table:table-cell>
          <table:table-cell table:style-name="Tabla3.A1" office:value-type="string">
            <text:p text:style-name="Table_20_Contents">Número máximo de conexiones concurrentes para este rol (-1 = sin límite).</text:p>
          </table:table-cell>
          <table:table-cell table:style-name="Tabla3.A1" office:value-type="string">
            <text:p text:style-name="Table_20_Contents">-1</text:p>
          </table:table-cell>
        </table:table-row>
        <table:table-row>
          <table:table-cell table:style-name="Tabla3.A1" office:value-type="string">
            <text:p text:style-name="Table_20_Contents"><text:span text:style-name="Source_20_Text">PASSWORD 'password'</text:span></text:p>
          </table:table-cell>
          <table:table-cell table:style-name="Tabla3.A1" office:value-type="string">
            <text:p text:style-name="Table_20_Contents">Establece la contraseña. Solo relevante para roles con <text:span text:style-name="Source_20_Text">LOGIN</text:span>.</text:p>
          </table:table-cell>
          <table:table-cell table:style-name="Tabla3.A1" office:value-type="string">
            <text:p text:style-name="Table_20_Contents">Ninguna</text:p>
          </table:table-cell>
        </table:table-row>
        <table:table-row>
          <table:table-cell table:style-name="Tabla3.A1" office:value-type="string">
            <text:p text:style-name="Table_20_Contents"><text:span text:style-name="Source_20_Text">VALID UNTIL 'timestamp'</text:span></text:p>
          </table:table-cell>
          <table:table-cell table:style-name="Tabla3.A1" office:value-type="string">
            <text:p text:style-name="Table_20_Contents">Fecha de expiración de la <text:span text:style-name="Strong_20_Emphasis">contraseña</text:span> (no del rol).</text:p>
          </table:table-cell>
          <table:table-cell table:style-name="Tabla3.A1" office:value-type="string">
            <text:p text:style-name="Table_20_Contents">Sin expiración</text:p>
          </table:table-cell>
        </table:table-row>
      </table:table>
      <text:p text:style-name="Text_20_body"><text:span text:style-name="Strong_20_Emphasis">⚠️ Advertencia sobre contraseñas:</text:span></text:p>
      <text:list xml:id="list1227014945" text:style-name="L19">
        <text:list-item>
          <text:p text:style-name="Text_20_body"><text:span text:style-name="Strong_20_Emphasis">Evita MD5:</text:span> El soporte para contraseñas cifradas con MD5 está <text:span text:style-name="Strong_20_Emphasis">obsoleto</text:span> y se eliminará en una versión futura. Usa <text:span text:style-name="Source_20_Text">scram-sha-256</text:span> configurando <text:span text:style-name="Source_20_Text">password_encryption = scram-sha-256</text:span> en <text:span text:style-name="Source_20_Text">postgresql.conf</text:span> .</text:p>
        </text:list-item>
        <text:list-item>
          <text:p text:style-name="Text_20_body"><text:span text:style-name="Strong_20_Emphasis">Seguridad:</text:span> Al crear un rol con <text:span text:style-name="Source_20_Text">PASSWORD</text:span>, la contraseña viaja en texto plano al servidor. En entornos productivos, usa el comando <text:span text:style-name="Source_20_Text">\password</text:span> dentro de <text:span text:style-name="Source_20_Text">psql</text:span> o la utilidad <text:span text:style-name="Source_20_Text">createuser</text:span> .</text:p>
        </text:list-item>
      </text:list>
      <text:p text:style-name="Text_20_body"><text:soft-page-break/><text:span text:style-name="Strong_20_Emphasis">Ejemplos Prácticos:</text:span></text:p>
      <text:p text:style-name="Text_20_body">sql</text:p>
      <text:p text:style-name="Preformatted_20_Text">-- 1. Crear un usuario de aplicación estándar</text:p>
      <text:p text:style-name="Preformatted_20_Text">CREATE USER app_usuario WITH PASSWORD 'UnaBuen@Contraseña';</text:p>
      <text:p text:style-name="Preformatted_20_Text"/>
      <text:p text:style-name="Preformatted_20_Text">-- 2. Crear un usuario que caduca a fin de año</text:p>
      <text:p text:style-name="Preformatted_20_Text">CREATE ROLE "usuario_temp" WITH LOGIN PASSWORD 'temp2024' VALID UNTIL '2024-12-31';</text:p>
      <text:p text:style-name="Preformatted_20_Text"/>
      <text:p text:style-name="Preformatted_20_Text">-- 3. Crear un rol de grupo (sin login) para administradores de BD</text:p>
      <text:p text:style-name="Preformatted_20_Text">CREATE ROLE grupo_admin WITH CREATEDB CREATEROLE BYPASSRLS;</text:p>
      <text:p text:style-name="Preformatted_20_Text"/>
      <text:p text:style-name="Preformatted_20_Text">-- 4. Crear un usuario con límite de 5 conexiones simultáneas</text:p>
      <text:p text:style-name="Preformatted_20_Text">CREATE ROLE "usuario_limitado" WITH LOGIN CONNECTION LIMIT 5;</text:p>
      <text:p text:style-name="Horizontal_20_Line"/>
      <text:h text:style-name="Heading_20_4" text:outline-level="4">2.3. Membresía y Herencia: El Modelo Refinado de PG18</text:h>
      <text:p text:style-name="Text_20_body">La forma de heredar privilegios ha cambiado ligeramente para ser más segura y estándar. La palabra clave <text:span text:style-name="Source_20_Text">INHERIT</text:span> ahora actúa como un <text:span text:style-name="Strong_20_Emphasis">valor predeterminado</text:span> para las nuevas membresías, no como una propiedad absoluta del rol .</text:p>
      <text:h text:style-name="Heading_20_5" text:outline-level="5"><text:span text:style-name="Strong_20_Emphasis">Conceptos Clave:</text:span></text:h>
      <text:list xml:id="list1589859964" text:style-name="L20">
        <text:list-item>
          <text:p text:style-name="Text_20_body"><text:span text:style-name="Strong_20_Emphasis"><text:span text:style-name="Source_20_Text">INHERIT</text:span></text:span><text:span text:style-name="Strong_20_Emphasis"> / </text:span><text:span text:style-name="Strong_20_Emphasis"><text:span text:style-name="Source_20_Text">NOINHERIT</text:span></text:span><text:span text:style-name="Strong_20_Emphasis">:</text:span> Es un atributo <text:span text:style-name="Strong_20_Emphasis">del rol que se añade como miembro</text:span> (el miembro). Define el comportamiento por defecto cuando este rol se une a otro.</text:p>
        </text:list-item>
        <text:list-item>
          <text:p text:style-name="Text_20_body"><text:span text:style-name="Strong_20_Emphasis">Opciones de membresía (</text:span><text:span text:style-name="Strong_20_Emphasis"><text:span text:style-name="Source_20_Text">GRANT</text:span></text:span><text:span text:style-name="Strong_20_Emphasis">):</text:span></text:p>
          <text:list>
            <text:list-item>
              <text:p text:style-name="Text_20_body"><text:span text:style-name="Source_20_Text">WITH INHERIT TRUE/FALSE</text:span>: Controla si, en esta membresía específica, los privilegios se heredan.</text:p>
            </text:list-item>
            <text:list-item>
              <text:p text:style-name="Text_20_body"><text:span text:style-name="Source_20_Text">WITH SET TRUE/FALSE</text:span>: Permite (o no) usar <text:span text:style-name="Source_20_Text">SET ROLE</text:span> para convertirse en ese rol.</text:p>
            </text:list-item>
            <text:list-item>
              <text:p text:style-name="Text_20_body"><text:span text:style-name="Source_20_Text">WITH ADMIN TRUE/FALSE</text:span>: Permite (o no) otorgar la membresía a otros.</text:p>
            </text:list-item>
          </text:list>
        </text:list-item>
      </text:list>
      <text:h text:style-name="Heading_20_5" text:outline-level="5"><text:span text:style-name="Strong_20_Emphasis">Escenario Práctico:</text:span></text:h>
      <text:p text:style-name="Text_20_body">sql</text:p>
      <text:p text:style-name="Preformatted_20_Text">-- 1. Crear un rol de grupo 'lectores' con acceso SELECT en una tabla</text:p>
      <text:p text:style-name="Preformatted_20_Text">CREATE ROLE lectores;</text:p>
      <text:p text:style-name="Preformatted_20_Text">GRANT SELECT ON tabla_informes TO lectores;</text:p>
      <text:p text:style-name="Preformatted_20_Text"/>
      <text:p text:style-name="Preformatted_20_Text">-- 2. Crear un usuario 'juan' que NO hereda privilegios por defecto</text:p>
      <text:p text:style-name="Preformatted_20_Text">CREATE ROLE juan WITH LOGIN NOINHERIT;</text:p>
      <text:p text:style-name="Preformatted_20_Text"/>
      <text:p text:style-name="Preformatted_20_Text">-- 3. Añadir a 'juan' como miembro de 'lectores', pero FORZAR la herencia para este grupo</text:p>
      <text:p text:style-name="Preformatted_20_Text">GRANT lectores TO juan WITH INHERIT TRUE;</text:p>
      <text:p text:style-name="Preformatted_20_Text"/>
      <text:p text:style-name="Preformatted_20_Text">-- Resultado: 'juan' podrá leer 'tabla_informes' gracias a la membresía con herencia,</text:p>
      <text:p text:style-name="Preformatted_20_Text">-- aunque su rol tenga NOINHERIT por defecto.</text:p>
      <text:p text:style-name="Horizontal_20_Line"/>
      <text:h text:style-name="Heading_20_4" text:outline-level="4"><text:soft-page-break/>2.4. Roles Predefinidos en PostgreSQL 18</text:h>
      <text:p text:style-name="Text_20_body">PostgreSQL 18 incluye una serie de roles predefinidos que facilitan la delegación de tareas administrativas sin otorgar superusuario .</text:p>
      <text:p text:style-name="Text_20_body"><text:span text:style-name="Strong_20_Emphasis">Novedad en PostgreSQL 18:</text:span> El privilegio <text:span text:style-name="Source_20_Text">MAINTAIN</text:span> y el rol <text:span text:style-name="Source_20_Text">pg_maintain</text:span> se han mejorado. Ahora, <text:span text:style-name="Source_20_Text">pg_maintain</text:span> también permite ejecutar <text:span text:style-name="Strong_20_Emphasis">funciones de manipulación de estadísticas</text:span>, lo que amplía su utilidad para tareas de monitoreo y optimización .</text:p>
      <text:h text:style-name="Heading_20_5" text:outline-level="5"><text:span text:style-name="Strong_20_Emphasis">Tabla de Roles Predefinidos Esenciales:</text:span></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Rol Predefinido</text:p>
            </table:table-cell>
            <table:table-cell table:style-name="Tabla4.A1" office:value-type="string">
              <text:p text:style-name="Table_20_Heading">Capacidad que Otorga (Sin ser Superusuario)</text:p>
            </table:table-cell>
            <table:table-cell table:style-name="Tabla4.A1" office:value-type="string">
              <text:p text:style-name="Table_20_Heading">Ejemplo de Uso</text:p>
            </table:table-cell>
          </table:table-row>
        </table:table-header-rows>
        <table:table-row>
          <table:table-cell table:style-name="Tabla4.A1" office:value-type="string">
            <text:p text:style-name="Table_20_Contents"><text:span text:style-name="Strong_20_Emphasis"><text:span text:style-name="Source_20_Text">pg_maintain</text:span></text:span></text:p>
          </table:table-cell>
          <table:table-cell table:style-name="Tabla4.A1" office:value-type="string">
            <text:p text:style-name="Table_20_Contents">Ejecutar <text:span text:style-name="Source_20_Text">VACUUM</text:span>, <text:span text:style-name="Source_20_Text">ANALYZE</text:span>, <text:span text:style-name="Source_20_Text">REINDEX</text:span>, <text:span text:style-name="Source_20_Text">CLUSTER</text:span>, <text:span text:style-name="Source_20_Text">REFRESH MATERIALIZED VIEW</text:span> y <text:span text:style-name="Strong_20_Emphasis">funciones de manipulación de estadísticas</text:span> .</text:p>
          </table:table-cell>
          <table:table-cell table:style-name="Tabla4.A1" office:value-type="string">
            <text:p text:style-name="Table_20_Contents"><text:span text:style-name="Source_20_Text">GRANT pg_maintain TO operador_mantenimiento;</text:span></text:p>
          </table:table-cell>
        </table:table-row>
        <table:table-row>
          <table:table-cell table:style-name="Tabla4.A1" office:value-type="string">
            <text:p text:style-name="Table_20_Contents"><text:span text:style-name="Strong_20_Emphasis"><text:span text:style-name="Source_20_Text">pg_monitor</text:span></text:span></text:p>
          </table:table-cell>
          <table:table-cell table:style-name="Tabla4.A1" office:value-type="string">
            <text:p text:style-name="Table_20_Contents">Leer todas las vistas <text:span text:style-name="Source_20_Text">pg_stat_*</text:span> y <text:span text:style-name="Source_20_Text">pg_settings</text:span>. Es miembro de <text:span text:style-name="Source_20_Text">pg_read_all_settings</text:span>, <text:span text:style-name="Source_20_Text">pg_read_all_stats</text:span> y <text:span text:style-name="Source_20_Text">pg_stat_scan_tables</text:span> .</text:p>
          </table:table-cell>
          <table:table-cell table:style-name="Tabla4.A1" office:value-type="string">
            <text:p text:style-name="Table_20_Contents"><text:span text:style-name="Source_20_Text">GRANT pg_monitor TO monitor_dba;</text:span></text:p>
          </table:table-cell>
        </table:table-row>
        <table:table-row>
          <table:table-cell table:style-name="Tabla4.A1" office:value-type="string">
            <text:p text:style-name="Table_20_Contents"><text:span text:style-name="Strong_20_Emphasis"><text:span text:style-name="Source_20_Text">pg_signal_backend</text:span></text:span></text:p>
          </table:table-cell>
          <table:table-cell table:style-name="Tabla4.A1" office:value-type="string">
            <text:p text:style-name="Table_20_Contents">Enviar señales (<text:span text:style-name="Source_20_Text">pg_cancel_backend</text:span>, <text:span text:style-name="Source_20_Text">pg_terminate_backend</text:span>) a procesos de otros usuarios (excepto superusuarios) .</text:p>
          </table:table-cell>
          <table:table-cell table:style-name="Tabla4.A1" office:value-type="string">
            <text:p text:style-name="Table_20_Contents"><text:span text:style-name="Source_20_Text">GRANT pg_signal_backend TO admin_soporte;</text:span></text:p>
          </table:table-cell>
        </table:table-row>
        <table:table-row>
          <table:table-cell table:style-name="Tabla4.A1" office:value-type="string">
            <text:p text:style-name="Table_20_Contents"><text:span text:style-name="Strong_20_Emphasis"><text:span text:style-name="Source_20_Text">pg_read_all_data</text:span></text:span></text:p>
          </table:table-cell>
          <table:table-cell table:style-name="Tabla4.A1" office:value-type="string">
            <text:p text:style-name="Table_20_Contents">Leer <text:span text:style-name="Strong_20_Emphasis">todos</text:span> los datos de todas las tablas, vistas y secuencias. Útil para roles de respaldo o analítica .</text:p>
          </table:table-cell>
          <table:table-cell table:style-name="Tabla4.A1" office:value-type="string">
            <text:p text:style-name="Table_20_Contents"><text:span text:style-name="Source_20_Text">GRANT pg_read_all_data TO rol_analista;</text:span></text:p>
          </table:table-cell>
        </table:table-row>
        <table:table-row>
          <table:table-cell table:style-name="Tabla4.A1" office:value-type="string">
            <text:p text:style-name="Table_20_Contents"><text:span text:style-name="Strong_20_Emphasis"><text:span text:style-name="Source_20_Text">pg_write_all_data</text:span></text:span></text:p>
          </table:table-cell>
          <table:table-cell table:style-name="Tabla4.A1" office:value-type="string">
            <text:p text:style-name="Table_20_Contents">Escribir (INSERT, UPDATE, DELETE) en <text:span text:style-name="Strong_20_Emphasis">todas</text:span> las tablas. Usar con extrema precaución .</text:p>
          </table:table-cell>
          <table:table-cell table:style-name="Tabla4.A1" office:value-type="string">
            <text:p text:style-name="Table_20_Contents"><text:span text:style-name="Source_20_Text">GRANT pg_write_all_data TO rol_integracion;</text:span></text:p>
          </table:table-cell>
        </table:table-row>
        <table:table-row>
          <table:table-cell table:style-name="Tabla4.A1" office:value-type="string">
            <text:p text:style-name="Table_20_Contents"><text:span text:style-name="Strong_20_Emphasis"><text:span text:style-name="Source_20_Text">pg_use_reserved_connections</text:span></text:span></text:p>
          </table:table-cell>
          <table:table-cell table:style-name="Tabla4.A1" office:value-type="string">
            <text:p text:style-name="Table_20_Contents">Usar las conexiones reservadas configuradas por <text:span text:style-name="Source_20_Text">reserved_connections</text:span>. Crítico para usuarios administradores .</text:p>
          </table:table-cell>
          <table:table-cell table:style-name="Tabla4.A1" office:value-type="string">
            <text:p text:style-name="Table_20_Contents"><text:span text:style-name="Source_20_Text">GRANT pg_use_reserved_connections TO admin_soporte;</text:span></text:p>
          </table:table-cell>
        </table:table-row>
      </table:table>
      <text:p text:style-name="Horizontal_20_Line"/>
      <text:h text:style-name="Heading_20_4" text:outline-level="4">2.5. Herramientas de Línea de Comandos: <text:span text:style-name="Source_20_Text">createuser</text:span> y <text:span text:style-name="Source_20_Text">dropuser</text:span></text:h>
      <text:p text:style-name="Text_20_body">PostgreSQL proporciona utilidades que son wrappers de los comandos SQL .</text:p>
      <text:p text:style-name="Text_20_body"><text:span text:style-name="Strong_20_Emphasis"><text:span text:style-name="Source_20_Text">createuser</text:span></text:span><text:span text:style-name="Strong_20_Emphasis"> (Ejemplos):</text:span></text:p>
      <text:p text:style-name="Text_20_body"><text:soft-page-break/>bash</text:p>
      <text:p text:style-name="Preformatted_20_Text"># Crear usuario 'juan' con prompts interactivos</text:p>
      <text:p text:style-name="Preformatted_20_Text">createuser --interactive juan</text:p>
      <text:p text:style-name="Preformatted_20_Text"/>
      <text:p text:style-name="Preformatted_20_Text"># Crear usuario 'app_web' con contraseña (se solicitará de forma segura)</text:p>
      <text:p text:style-name="Preformatted_20_Text">createuser -P app_web</text:p>
      <text:p text:style-name="Preformatted_20_Text"/>
      <text:p text:style-name="Preformatted_20_Text"># Crear usuario 'dba_lectura' con solo permisos de monitoreo</text:p>
      <text:p text:style-name="Preformatted_20_Text">createuser --no-superuser --no-createdb --no-createrole --inherit --login \</text:p>
      <text:p text:style-name="Preformatted_20_Text"><text:s text:c="2"/>--member=pg_monitor dba_lectura</text:p>
      <text:p text:style-name="Preformatted_20_Text"/>
      <text:p text:style-name="Preformatted_20_Text"># Crear usuario en un host y puerto específicos</text:p>
      <text:p text:style-name="Preformatted_20_Text">createuser -h db.miempresa.com -p 5433 -U admin_global nuevo_usuario</text:p>
      <text:p text:style-name="Horizontal_20_Line"/>
      <text:h text:style-name="Heading_20_4" text:outline-level="4">2.6. Modificación y Eliminación de Roles</text:h>
      <text:p text:style-name="Text_20_body">Una vez creados, los roles se modifican con <text:span text:style-name="Source_20_Text">ALTER ROLE</text:span> y se eliminan con <text:span text:style-name="Source_20_Text">DROP ROLE</text:span>.</text:p>
      <text:p text:style-name="Text_20_body">sql</text:p>
      <text:p text:style-name="Preformatted_20_Text">-- Cambiar contraseña de forma segura (dentro de psql)</text:p>
      <text:p text:style-name="Preformatted_20_Text">\password juan</text:p>
      <text:p text:style-name="Preformatted_20_Text"/>
      <text:p text:style-name="Preformatted_20_Text">-- Renombrar un rol</text:p>
      <text:p text:style-name="Preformatted_20_Text">ALTER ROLE juan RENAME TO juan_perez;</text:p>
      <text:p text:style-name="Preformatted_20_Text"/>
      <text:p text:style-name="Preformatted_20_Text">-- Revocar un privilegio específico (ej: ya no puede crear BBDD)</text:p>
      <text:p text:style-name="Preformatted_20_Text">ALTER ROLE juan_perez NOCREATEDB;</text:p>
      <text:p text:style-name="Preformatted_20_Text"/>
      <text:p text:style-name="Preformatted_20_Text">-- Eliminar un rol (debe estar sin objetos a su nombre)</text:p>
      <text:p text:style-name="Preformatted_20_Text">DROP ROLE juan_perez;</text:p>
      <text:p text:style-name="Preformatted_20_Text"/>
      <text:p text:style-name="Preformatted_20_Text">-- Forzar eliminación (reasigna objetos a otro rol)</text:p>
      <text:p text:style-name="Preformatted_20_Text">DROP ROLE juan_perez ASSIGN TO admin_general;</text:p>
      <text:p text:style-name="Horizontal_20_Line"/>
      <text:h text:style-name="Heading_20_4" text:outline-level="4">2.7. Buenas Prácticas para la Gestión de Roles en PostgreSQL 18</text:h>
      <text:list xml:id="list1062723602" text:style-name="L21">
        <text:list-item>
          <text:p text:style-name="Text_20_body"><text:span text:style-name="Strong_20_Emphasis">Principio de Mínimo Privilegio:</text:span> Usa <text:span text:style-name="Source_20_Text">CREATEROLE</text:span> en lugar de <text:span text:style-name="Source_20_Text">SUPERUSER</text:span> para administradores de bases de datos. Un rol con <text:span text:style-name="Source_20_Text">CREATEROLE</text:span> puede gestionar usuarios y grupos, pero no puede leer cualquier tabla ni eludir RLS .</text:p>
        </text:list-item>
        <text:list-item>
          <text:p text:style-name="Text_20_body"><text:span text:style-name="Strong_20_Emphasis">Usa Roles de Grupo:</text:span> No asignes permisos directamente a usuarios. Crea roles de grupo (sin <text:span text:style-name="Source_20_Text">LOGIN</text:span>), concédeles los permisos, y luego haz a los usuarios miembros de esos grupos.</text:p>
        </text:list-item>
        <text:list-item>
          <text:p text:style-name="Text_20_body"><text:span text:style-name="Strong_20_Emphasis">Aprovecha </text:span><text:span text:style-name="Strong_20_Emphasis"><text:span text:style-name="Source_20_Text">pg_maintain</text:span></text:span><text:span text:style-name="Strong_20_Emphasis">:</text:span> Es la forma moderna y segura de delegar tareas de mantenimiento (como <text:span text:style-name="Source_20_Text">VACUUM</text:span>) a personal de operaciones sin darles más poder del necesario .</text:p>
        </text:list-item>
        <text:list-item>
          <text:p text:style-name="Text_20_body"><text:span text:style-name="Strong_20_Emphasis">Audita con </text:span><text:span text:style-name="Strong_20_Emphasis"><text:span text:style-name="Source_20_Text">pg_monitor</text:span></text:span><text:span text:style-name="Strong_20_Emphasis">:</text:span> Crea un rol dedicado al que le otorgues <text:span text:style-name="Source_20_Text">pg_monitor</text:span> y úsalo exclusivamente para conectar herramientas de monitoreo (Prometheus, Zabbix, etc.) .</text:p>
        </text:list-item>
        <text:list-item>
          <text:p text:style-name="Text_20_body"><text:span text:style-name="Strong_20_Emphasis">Protege las Conexiones:</text:span> Usa <text:span text:style-name="Source_20_Text">CONNECTION LIMIT</text:span> para evitar que una aplicación mal comportada agote todas las conexiones del servidor.</text:p>
        </text:list-item>
        <text:list-item>
          <text:p text:style-name="Text_20_body"><text:soft-page-break/><text:span text:style-name="Strong_20_Emphasis">Gestiona el Ciclo de Vida:</text:span> Define políticas de caducidad de contraseñas con <text:span text:style-name="Source_20_Text">VALID UNTIL</text:span> para cuentas temporales o de servicios externos.</text:p>
        </text:list-item>
      </text:list>
      <text:p text:style-name="Horizontal_20_Line"/>
      <text:h text:style-name="Heading_20_3" text:outline-level="3">Resumen del Módulo 2</text:h>
      <text:p text:style-name="Text_20_body">Has aprendido que en PostgreSQL 18:</text:p>
      <text:list xml:id="list468175669" text:style-name="L22">
        <text:list-item>
          <text:p text:style-name="Text_20_body"><text:span text:style-name="Strong_20_Emphasis">Roles</text:span> son el concepto unificado para usuarios y grupos.</text:p>
        </text:list-item>
        <text:list-item>
          <text:p text:style-name="Text_20_body">La <text:span text:style-name="Strong_20_Emphasis">herencia de privilegios</text:span> es más granular, controlada por opciones de membresía (<text:span text:style-name="Source_20_Text">WITH INHERIT</text:span>).</text:p>
        </text:list-item>
        <text:list-item>
          <text:p text:style-name="Text_20_body"><text:span text:style-name="Strong_20_Emphasis">Roles predefinidos</text:span> como <text:span text:style-name="Source_20_Text">pg_maintain</text:span> y <text:span text:style-name="Source_20_Text">pg_monitor</text:span> son herramientas poderosas para delegar tareas administrativas de forma segura, con la novedad de que <text:span text:style-name="Source_20_Text">pg_maintain</text:span> ahora incluye manipulación de estadísticas.</text:p>
        </text:list-item>
        <text:list-item>
          <text:p text:style-name="Text_20_body">Las utilidades de línea de comandos (<text:span text:style-name="Source_20_Text">createuser</text:span>, <text:span text:style-name="Source_20_Text">dropuser</text:span>) son complementos prácticos para la administración diaria.</text:p>
        </text:list-item>
        <text:list-item>
          <text:p text:style-name="Text_20_body">Las contraseñas deben gestionarse con <text:span text:style-name="Source_20_Text">scram-sha-256</text:span> y cambiarse con <text:span text:style-name="Source_20_Text">\password</text:span> en <text:span text:style-name="Source_20_Text">psql</text:span>.</text:p>
        </text:list-item>
      </text:list>
      <text:p text:style-name="Text_20_body">y ahora el modulo 3</text:p>
      <text:p text:style-name="Text_20_body">Leer 10 páginas web</text:p>
      <text:p text:style-name="Text_20_body">A continuación se desarrolla el <text:span text:style-name="Strong_20_Emphasis">Módulo 3: Seguridad y Autorizaciones</text:span> completamente actualizado para <text:span text:style-name="Strong_20_Emphasis">PostgreSQL 18</text:span>.</text:p>
      <text:p text:style-name="Text_20_body">Basado en la documentación oficial y fuentes especializadas, este módulo cubre las novedades más importantes en autenticación y control de acceso, incluyendo OAuth 2.0, roles predefinidos mejorados, y políticas de seguridad a nivel de fila.</text:p>
      <text:p text:style-name="Horizontal_20_Line"/>
      <text:h text:style-name="Heading_20_3" text:outline-level="3">Módulo 3: Seguridad y Autorizaciones en PostgreSQL 18</text:h>
      <text:p text:style-name="Text_20_body">La seguridad en PostgreSQL 18 ha recibido mejoras significativas, destacando especialmente la introducción de <text:span text:style-name="Strong_20_Emphasis">OAuth 2.0</text:span> como método de autenticación nativo, la consolidación del privilegio <text:span text:style-name="Source_20_Text">MAINTAIN</text:span>, y nuevas opciones para el control de acceso fino.</text:p>
      <text:p text:style-name="Horizontal_20_Line"/>
      <text:h text:style-name="Heading_20_4" text:outline-level="4">3.1. El Archivo <text:span text:style-name="Source_20_Text">pg_hba.conf</text:span> (Autenticación)</text:h>
      <text:p text:style-name="Text_20_body">El corazón de la autenticación en PostgreSQL sigue siendo el archivo <text:span text:style-name="Source_20_Text">pg_hba.conf</text:span> (Host-Based Authentication). Este archivo controla qué clientes pueden conectarse, a qué bases de datos, y qué método de autenticación deben usar.</text:p>
      <text:h text:style-name="Heading_20_5" text:outline-level="5"><text:soft-page-break/>Métodos de Autenticación en PostgreSQL 18</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Método</text:p>
            </table:table-cell>
            <table:table-cell table:style-name="Tabla5.A1" office:value-type="string">
              <text:p text:style-name="Table_20_Heading">Descripción</text:p>
            </table:table-cell>
            <table:table-cell table:style-name="Tabla5.A1" office:value-type="string">
              <text:p text:style-name="Table_20_Heading">Recomendación</text:p>
            </table:table-cell>
          </table:table-row>
        </table:table-header-rows>
        <table:table-row>
          <table:table-cell table:style-name="Tabla5.A1" office:value-type="string">
            <text:p text:style-name="Table_20_Contents"><text:span text:style-name="Source_20_Text">trust</text:span></text:p>
          </table:table-cell>
          <table:table-cell table:style-name="Tabla5.A1" office:value-type="string">
            <text:p text:style-name="Table_20_Contents">Permite conexión sin contraseña. <text:span text:style-name="Strong_20_Emphasis">Peligroso</text:span>.</text:p>
          </table:table-cell>
          <table:table-cell table:style-name="Tabla5.A1" office:value-type="string">
            <text:p text:style-name="Table_20_Contents">Solo para entornos de desarrollo locales.</text:p>
          </table:table-cell>
        </table:table-row>
        <table:table-row>
          <table:table-cell table:style-name="Tabla5.A1" office:value-type="string">
            <text:p text:style-name="Table_20_Contents"><text:span text:style-name="Source_20_Text">password</text:span></text:p>
          </table:table-cell>
          <table:table-cell table:style-name="Tabla5.A1" office:value-type="string">
            <text:p text:style-name="Table_20_Contents">Envía contraseña en texto plano.</text:p>
          </table:table-cell>
          <table:table-cell table:style-name="Tabla5.A1" office:value-type="string">
            <text:p text:style-name="Table_20_Contents"><text:span text:style-name="Strong_20_Emphasis">No usar</text:span> en producción.</text:p>
          </table:table-cell>
        </table:table-row>
        <table:table-row>
          <table:table-cell table:style-name="Tabla5.A1" office:value-type="string">
            <text:p text:style-name="Table_20_Contents"><text:span text:style-name="Source_20_Text">scram-sha-256</text:span></text:p>
          </table:table-cell>
          <table:table-cell table:style-name="Tabla5.A1" office:value-type="string">
            <text:p text:style-name="Table_20_Contents">Autenticación segura con contraseña cifrada.</text:p>
          </table:table-cell>
          <table:table-cell table:style-name="Tabla5.A1" office:value-type="string">
            <text:p text:style-name="Table_20_Contents"><text:span text:style-name="Strong_20_Emphasis">Recomendado para contraseñas</text:span>.</text:p>
          </table:table-cell>
        </table:table-row>
        <table:table-row>
          <table:table-cell table:style-name="Tabla5.A1" office:value-type="string">
            <text:p text:style-name="Table_20_Contents"><text:span text:style-name="Source_20_Text">cert</text:span></text:p>
          </table:table-cell>
          <table:table-cell table:style-name="Tabla5.A1" office:value-type="string">
            <text:p text:style-name="Table_20_Contents">Autenticación mediante certificados SSL/TLS.</text:p>
          </table:table-cell>
          <table:table-cell table:style-name="Tabla5.A1" office:value-type="string">
            <text:p text:style-name="Table_20_Contents">Para conexiones de servicio seguro.</text:p>
          </table:table-cell>
        </table:table-row>
        <table:table-row>
          <table:table-cell table:style-name="Tabla5.A1" office:value-type="string">
            <text:p text:style-name="Table_20_Contents"><text:span text:style-name="Source_20_Text">gss</text:span></text:p>
          </table:table-cell>
          <table:table-cell table:style-name="Tabla5.A1" office:value-type="string">
            <text:p text:style-name="Table_20_Contents">Autenticación Kerberos/GSSAPI.</text:p>
          </table:table-cell>
          <table:table-cell table:style-name="Tabla5.A1" office:value-type="string">
            <text:p text:style-name="Table_20_Contents">Entornos corporativos con Active Directory.</text:p>
          </table:table-cell>
        </table:table-row>
        <table:table-row>
          <table:table-cell table:style-name="Tabla5.A1" office:value-type="string">
            <text:p text:style-name="Table_20_Contents"><text:span text:style-name="Source_20_Text">oauth</text:span></text:p>
          </table:table-cell>
          <table:table-cell table:style-name="Tabla5.A1" office:value-type="string">
            <text:p text:style-name="Table_20_Contents"><text:span text:style-name="Strong_20_Emphasis">NUEVO en PostgreSQL 18</text:span> - Autenticación mediante OAuth 2.0 .</text:p>
          </table:table-cell>
          <table:table-cell table:style-name="Tabla5.A1" office:value-type="string">
            <text:p text:style-name="Table_20_Contents">Ideal para integración con proveedores de identidad.</text:p>
          </table:table-cell>
        </table:table-row>
      </table:table>
      <text:h text:style-name="Heading_20_5" text:outline-level="5">⭐ Novedad Estrella: Autenticación OAuth 2.0 (PostgreSQL 18)</text:h>
      <text:p text:style-name="Text_20_body">PostgreSQL 18 introduce soporte nativo para OAuth 2.0, permitiendo que aplicaciones y usuarios utilicen tokens de identidad de proveedores como Google, Auth0, o servidores OAuth corporativos .</text:p>
      <text:p text:style-name="Text_20_body"><text:span text:style-name="Strong_20_Emphasis">Configuración en </text:span><text:span text:style-name="Strong_20_Emphasis"><text:span text:style-name="Source_20_Text">pg_hba.conf</text:span></text:span>:</text:p>
      <text:p text:style-name="Text_20_body">bash</text:p>
      <text:p text:style-name="Preformatted_20_Text"># TYPE <text:s/>DATABASE <text:s/>USER <text:s text:c="3"/>ADDRESS <text:s text:c="7"/>METHOD <text:s text:c="13"/>PARAMETERS</text:p>
      <text:p text:style-name="Preformatted_20_Text">host <text:s text:c="3"/>mydb <text:s text:c="5"/>all <text:s text:c="4"/>0.0.0.0/0 <text:s text:c="5"/>oauth <text:s text:c="14"/>issuer=https://oauth-provider.com scope="openid profile email"</text:p>
      <text:p text:style-name="Preformatted_20_Text">host <text:s text:c="3"/>appdb <text:s text:c="4"/>app_role 0.0.0.0/0 <text:s text:c="4"/>oauth <text:s text:c="14"/>issuer=https://auth.company.com scope="api:db" map=oauth_map</text:p>
      <text:p text:style-name="Text_20_body"><text:span text:style-name="Strong_20_Emphasis">Parámetros OAuth</text:span>:</text:p>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Parámetro</text:p>
            </table:table-cell>
            <table:table-cell table:style-name="Tabla6.A1" office:value-type="string">
              <text:p text:style-name="Table_20_Heading">Descripción</text:p>
            </table:table-cell>
            <table:table-cell table:style-name="Tabla6.A1" office:value-type="string">
              <text:p text:style-name="Table_20_Heading">Obligatorio</text:p>
            </table:table-cell>
          </table:table-row>
        </table:table-header-rows>
        <table:table-row>
          <table:table-cell table:style-name="Tabla6.A1" office:value-type="string">
            <text:p text:style-name="Table_20_Contents"><text:span text:style-name="Source_20_Text">issuer</text:span></text:p>
          </table:table-cell>
          <table:table-cell table:style-name="Tabla6.A1" office:value-type="string">
            <text:p text:style-name="Table_20_Contents">URL del servidor de autorización (proveedor OAuth)</text:p>
          </table:table-cell>
          <table:table-cell table:style-name="Tabla6.A1" office:value-type="string">
            <text:p text:style-name="Table_20_Contents">Sí</text:p>
          </table:table-cell>
        </table:table-row>
        <table:table-row>
          <table:table-cell table:style-name="Tabla6.A1" office:value-type="string">
            <text:p text:style-name="Table_20_Contents"><text:span text:style-name="Source_20_Text">scope</text:span></text:p>
          </table:table-cell>
          <table:table-cell table:style-name="Tabla6.A1" office:value-type="string">
            <text:p text:style-name="Table_20_Contents">Lista de alcances OAuth separados por espacio</text:p>
          </table:table-cell>
          <table:table-cell table:style-name="Tabla6.A1" office:value-type="string">
            <text:p text:style-name="Table_20_Contents">Sí</text:p>
          </table:table-cell>
        </table:table-row>
        <table:table-row>
          <table:table-cell table:style-name="Tabla6.A1" office:value-type="string">
            <text:p text:style-name="Table_20_Contents"><text:span text:style-name="Source_20_Text">validator</text:span></text:p>
          </table:table-cell>
          <table:table-cell table:style-name="Tabla6.A1" office:value-type="string">
            <text:p text:style-name="Table_20_Contents">Nombre del validador (si hay múltiples librerías)</text:p>
          </table:table-cell>
          <table:table-cell table:style-name="Tabla6.A1" office:value-type="string">
            <text:p text:style-name="Table_20_Contents">No</text:p>
          </table:table-cell>
        </table:table-row>
        <table:table-row>
          <table:table-cell table:style-name="Tabla6.A1" office:value-type="string">
            <text:p text:style-name="Table_20_Contents"><text:span text:style-name="Source_20_Text">map</text:span></text:p>
          </table:table-cell>
          <table:table-cell table:style-name="Tabla6.A1" office:value-type="string">
            <text:p text:style-name="Table_20_Contents">Mapeo de nombres de proveedor a usuarios de BD</text:p>
          </table:table-cell>
          <table:table-cell table:style-name="Tabla6.A1" office:value-type="string">
            <text:p text:style-name="Table_20_Contents">No</text:p>
          </table:table-cell>
        </table:table-row>
      </table:table>
      <text:p text:style-name="Text_20_body"><text:span text:style-name="Strong_20_Emphasis">Conexión con </text:span><text:span text:style-name="Strong_20_Emphasis"><text:span text:style-name="Source_20_Text">psql</text:span></text:span>:</text:p>
      <text:p text:style-name="Text_20_body">bash</text:p>
      <text:p text:style-name="Preformatted_20_Text"># Conexión interactiva (abre navegador/web para autenticación)</text:p>
      <text:p text:style-name="Preformatted_20_Text">psql "host=mydb.com dbname=appdb oauth_issuer=https://oauth-provider.com oauth_client_id=my-client-id"</text:p>
      <text:p text:style-name="Preformatted_20_Text"/>
      <text:p text:style-name="Preformatted_20_Text"># Conexión con token preexistente</text:p>
      <text:p text:style-name="Preformatted_20_Text">psql "host=mydb.com dbname=appdb oauth_issuer=https://oauth-provider.com oauth_client_id=my-client-id oauth_token=opaque-token"</text:p>
      <text:p text:style-name="Text_20_body"><text:span text:style-name="Strong_20_Emphasis">Ventaja clave:</text:span> Elimina la necesidad de gestionar contraseñas estáticas de base de datos, centralizando la identidad en un proveedor externo .</text:p>
      <text:h text:style-name="Heading_20_5" text:outline-level="5"><text:soft-page-break/>Configuración de <text:span text:style-name="Source_20_Text">scram-sha-256</text:span> (Recomendada)</text:h>
      <text:p text:style-name="Text_20_body">Para usar el método más seguro con contraseñas, configura en <text:span text:style-name="Source_20_Text">postgresql.conf</text:span>:</text:p>
      <text:p text:style-name="Text_20_body">ini</text:p>
      <text:p text:style-name="Preformatted_20_Text">password_encryption = scram-sha-256</text:p>
      <text:p text:style-name="Text_20_body">Ejemplo de entrada en <text:span text:style-name="Source_20_Text">pg_hba.conf</text:span>:</text:p>
      <text:p text:style-name="Text_20_body">bash</text:p>
      <text:p text:style-name="Preformatted_20_Text"># TYPE <text:s/>DATABASE <text:s text:c="3"/>USER <text:s text:c="7"/>ADDRESS <text:s text:c="8"/>METHOD</text:p>
      <text:p text:style-name="Preformatted_20_Text">host <text:s text:c="3"/>all <text:s text:c="8"/>all <text:s text:c="8"/>192.168.1.0/24 <text:s/>scram-sha-256</text:p>
      <text:p text:style-name="Preformatted_20_Text">host <text:s text:c="3"/>all <text:s text:c="8"/>all <text:s text:c="8"/>::1/128 <text:s text:c="8"/>trust <text:s text:c="3"/># solo localhost IPv6</text:p>
      <text:p text:style-name="Horizontal_20_Line"/>
      <text:h text:style-name="Heading_20_4" text:outline-level="4">3.2. Roles Predefinidos y Privilegios en PostgreSQL 18</text:h>
      <text:p text:style-name="Text_20_body">PostgreSQL 18 mantiene y mejora el sistema de roles predefinidos introducido en versiones anteriores. Estos roles permiten delegar tareas administrativas sin otorgar superusuario.</text:p>
      <text:h text:style-name="Heading_20_5" text:outline-level="5">Tabla de Roles Predefinidos en PostgreSQL 18</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Rol Predefinido</text:p>
            </table:table-cell>
            <table:table-cell table:style-name="Tabla7.A1" office:value-type="string">
              <text:p text:style-name="Table_20_Heading">Capacidad</text:p>
            </table:table-cell>
            <table:table-cell table:style-name="Tabla7.A1" office:value-type="string">
              <text:p text:style-name="Table_20_Heading">Uso Típico</text:p>
            </table:table-cell>
          </table:table-row>
        </table:table-header-rows>
        <table:table-row>
          <table:table-cell table:style-name="Tabla7.A1" office:value-type="string">
            <text:p text:style-name="Table_20_Contents"><text:span text:style-name="Strong_20_Emphasis"><text:span text:style-name="Source_20_Text">pg_maintain</text:span></text:span></text:p>
          </table:table-cell>
          <table:table-cell table:style-name="Tabla7.A1" office:value-type="string">
            <text:p text:style-name="Table_20_Contents">Ejecuta <text:span text:style-name="Source_20_Text">VACUUM</text:span>, <text:span text:style-name="Source_20_Text">ANALYZE</text:span>, <text:span text:style-name="Source_20_Text">REINDEX</text:span>, <text:span text:style-name="Source_20_Text">CLUSTER</text:span>, <text:span text:style-name="Source_20_Text">REFRESH MATERIALIZED VIEW</text:span> en todas las relaciones .</text:p>
          </table:table-cell>
          <table:table-cell table:style-name="Tabla7.A1" office:value-type="string">
            <text:p text:style-name="Table_20_Contents">Equipo de operaciones/DBA</text:p>
          </table:table-cell>
        </table:table-row>
        <table:table-row>
          <table:table-cell table:style-name="Tabla7.A1" office:value-type="string">
            <text:p text:style-name="Table_20_Contents"><text:span text:style-name="Strong_20_Emphasis"><text:span text:style-name="Source_20_Text">pg_checkpoint</text:span></text:span></text:p>
          </table:table-cell>
          <table:table-cell table:style-name="Tabla7.A1" office:value-type="string">
            <text:p text:style-name="Table_20_Contents">Permite ejecutar el comando <text:span text:style-name="Source_20_Text">CHECKPOINT</text:span> .</text:p>
          </table:table-cell>
          <table:table-cell table:style-name="Tabla7.A1" office:value-type="string">
            <text:p text:style-name="Table_20_Contents">Monitoreo y mantenimiento</text:p>
          </table:table-cell>
        </table:table-row>
        <table:table-row>
          <table:table-cell table:style-name="Tabla7.A1" office:value-type="string">
            <text:p text:style-name="Table_20_Contents"><text:span text:style-name="Strong_20_Emphasis"><text:span text:style-name="Source_20_Text">pg_monitor</text:span></text:span></text:p>
          </table:table-cell>
          <table:table-cell table:style-name="Tabla7.A1" office:value-type="string">
            <text:p text:style-name="Table_20_Contents">Lee todas las vistas <text:span text:style-name="Source_20_Text">pg_stat_*</text:span> y <text:span text:style-name="Source_20_Text">pg_settings</text:span>. Miembro de <text:span text:style-name="Source_20_Text">pg_read_all_settings</text:span>, <text:span text:style-name="Source_20_Text">pg_read_all_stats</text:span>, <text:span text:style-name="Source_20_Text">pg_stat_scan_tables</text:span> .</text:p>
          </table:table-cell>
          <table:table-cell table:style-name="Tabla7.A1" office:value-type="string">
            <text:p text:style-name="Table_20_Contents">Herramientas de monitoreo</text:p>
          </table:table-cell>
        </table:table-row>
        <table:table-row>
          <table:table-cell table:style-name="Tabla7.A1" office:value-type="string">
            <text:p text:style-name="Table_20_Contents"><text:span text:style-name="Strong_20_Emphasis"><text:span text:style-name="Source_20_Text">pg_signal_backend</text:span></text:span></text:p>
          </table:table-cell>
          <table:table-cell table:style-name="Tabla7.A1" office:value-type="string">
            <text:p text:style-name="Table_20_Contents">Cancela consultas o termina sesiones de otros usuarios .</text:p>
          </table:table-cell>
          <table:table-cell table:style-name="Tabla7.A1" office:value-type="string">
            <text:p text:style-name="Table_20_Contents">Soporte técnico</text:p>
          </table:table-cell>
        </table:table-row>
        <table:table-row>
          <table:table-cell table:style-name="Tabla7.A1" office:value-type="string">
            <text:p text:style-name="Table_20_Contents"><text:span text:style-name="Strong_20_Emphasis"><text:span text:style-name="Source_20_Text">pg_signal_autovacuum_worker</text:span></text:span></text:p>
          </table:table-cell>
          <table:table-cell table:style-name="Tabla7.A1" office:value-type="string">
            <text:p text:style-name="Table_20_Contents">Señala a workers de autovacuum para cancelar su trabajo actual .</text:p>
          </table:table-cell>
          <table:table-cell table:style-name="Tabla7.A1" office:value-type="string">
            <text:p text:style-name="Table_20_Contents">Administración avanzada</text:p>
          </table:table-cell>
        </table:table-row>
        <table:table-row>
          <table:table-cell table:style-name="Tabla7.A1" office:value-type="string">
            <text:p text:style-name="Table_20_Contents"><text:span text:style-name="Strong_20_Emphasis"><text:span text:style-name="Source_20_Text">pg_read_all_data</text:span></text:span></text:p>
          </table:table-cell>
          <table:table-cell table:style-name="Tabla7.A1" office:value-type="string">
            <text:p text:style-name="Table_20_Contents">Lee <text:span text:style-name="Strong_20_Emphasis">todos</text:span> los datos de todas las tablas, vistas y secuencias .</text:p>
          </table:table-cell>
          <table:table-cell table:style-name="Tabla7.A1" office:value-type="string">
            <text:p text:style-name="Table_20_Contents">Respaldos, analítica</text:p>
          </table:table-cell>
        </table:table-row>
        <table:table-row>
          <table:table-cell table:style-name="Tabla7.A1" office:value-type="string">
            <text:p text:style-name="Table_20_Contents"><text:span text:style-name="Strong_20_Emphasis"><text:span text:style-name="Source_20_Text">pg_write_all_data</text:span></text:span></text:p>
          </table:table-cell>
          <table:table-cell table:style-name="Tabla7.A1" office:value-type="string">
            <text:p text:style-name="Table_20_Contents">Escribe en <text:span text:style-name="Strong_20_Emphasis">todas</text:span> las tablas (INSERT, UPDATE, DELETE) .</text:p>
          </table:table-cell>
          <table:table-cell table:style-name="Tabla7.A1" office:value-type="string">
            <text:p text:style-name="Table_20_Contents">Integración de datos</text:p>
          </table:table-cell>
        </table:table-row>
        <table:table-row>
          <table:table-cell table:style-name="Tabla7.A1" office:value-type="string">
            <text:p text:style-name="Table_20_Contents"><text:span text:style-name="Strong_20_Emphasis"><text:span text:style-name="Source_20_Text">pg_read_server_files</text:span></text:span></text:p>
          </table:table-cell>
          <table:table-cell table:style-name="Tabla7.A1" office:value-type="string">
            <text:p text:style-name="Table_20_Contents">Lee archivos del servidor mediante <text:span text:style-name="Source_20_Text">COPY</text:span> y funciones relacionadas .</text:p>
          </table:table-cell>
          <table:table-cell table:style-name="Tabla7.A1" office:value-type="string">
            <text:p text:style-name="Table_20_Contents">Carga de datos externos</text:p>
          </table:table-cell>
        </table:table-row>
        <table:table-row>
          <table:table-cell table:style-name="Tabla7.A1" office:value-type="string">
            <text:p text:style-name="Table_20_Contents"><text:span text:style-name="Strong_20_Emphasis"><text:span text:style-name="Source_20_Text">pg_write_server_files</text:span></text:span></text:p>
          </table:table-cell>
          <table:table-cell table:style-name="Tabla7.A1" office:value-type="string">
            <text:p text:style-name="Table_20_Contents">Escribe archivos en el servidor .</text:p>
          </table:table-cell>
          <table:table-cell table:style-name="Tabla7.A1" office:value-type="string">
            <text:p text:style-name="Table_20_Contents">Exportación de datos</text:p>
          </table:table-cell>
        </table:table-row>
        <table:table-row>
          <table:table-cell table:style-name="Tabla7.A1" office:value-type="string">
            <text:p text:style-name="Table_20_Contents"><text:span text:style-name="Strong_20_Emphasis"><text:span text:style-name="Source_20_Text">pg_execute_server_prog</text:span></text:span><text:soft-page-break/><text:span text:style-name="Strong_20_Emphasis"><text:span text:style-name="Source_20_Text">ram</text:span></text:span></text:p>
          </table:table-cell>
          <table:table-cell table:style-name="Tabla7.A1" office:value-type="string">
            <text:p text:style-name="Table_20_Contents">Ejecuta programas en el servidor .</text:p>
          </table:table-cell>
          <table:table-cell table:style-name="Tabla7.A1" office:value-type="string">
            <text:p text:style-name="Table_20_Contents"><text:span text:style-name="Strong_20_Emphasis">Usar con extrema precaución</text:span></text:p>
          </table:table-cell>
        </table:table-row>
        <table:table-row>
          <table:table-cell table:style-name="Tabla7.A1" office:value-type="string">
            <text:p text:style-name="Table_20_Contents"><text:span text:style-name="Strong_20_Emphasis"><text:span text:style-name="Source_20_Text">pg_use_reserved_connections</text:span></text:span></text:p>
          </table:table-cell>
          <table:table-cell table:style-name="Tabla7.A1" office:value-type="string">
            <text:p text:style-name="Table_20_Contents">Usa conexiones reservadas (<text:span text:style-name="Source_20_Text">reserved_connections</text:span>) .</text:p>
          </table:table-cell>
          <table:table-cell table:style-name="Tabla7.A1" office:value-type="string">
            <text:p text:style-name="Table_20_Contents">Administradores de emergencia</text:p>
          </table:table-cell>
        </table:table-row>
      </table:table>
      <text:p text:style-name="Text_20_body"><text:span text:style-name="Strong_20_Emphasis">⚠️ Advertencia</text:span>: Los roles <text:span text:style-name="Source_20_Text">pg_read_server_files</text:span>, <text:span text:style-name="Source_20_Text">pg_write_server_files</text:span> y <text:span text:style-name="Source_20_Text">pg_execute_server_program</text:span> otorgan acceso directo al sistema de archivos y pueden usarse para escalar privilegios. <text:span text:style-name="Strong_20_Emphasis">Conceder solo a roles completamente confiables</text:span> .</text:p>
      <text:p text:style-name="Text_20_body"><text:span text:style-name="Strong_20_Emphasis">Ejemplo de concesión</text:span>:</text:p>
      <text:p text:style-name="Text_20_body">sql</text:p>
      <text:p text:style-name="Preformatted_20_Text">-- Crear un rol de monitor</text:p>
      <text:p text:style-name="Preformatted_20_Text">CREATE ROLE monitor WITH LOGIN PASSWORD 'secure_pass';</text:p>
      <text:p text:style-name="Preformatted_20_Text">GRANT pg_monitor TO monitor;</text:p>
      <text:p text:style-name="Preformatted_20_Text"/>
      <text:p text:style-name="Preformatted_20_Text">-- Crear un rol de mantenimiento</text:p>
      <text:p text:style-name="Preformatted_20_Text">CREATE ROLE mantenimiento WITH LOGIN PASSWORD 'maintain_pass';</text:p>
      <text:p text:style-name="Preformatted_20_Text">GRANT pg_maintain TO mantenimiento;</text:p>
      <text:p text:style-name="Preformatted_20_Text"/>
      <text:p text:style-name="Preformatted_20_Text">-- Otorgar solo a un usuario específico</text:p>
      <text:p text:style-name="Preformatted_20_Text">GRANT pg_signal_backend TO admin_soporte;</text:p>
      <text:h text:style-name="Heading_20_5" text:outline-level="5">El Privilegio <text:span text:style-name="Source_20_Text">MAINTAIN</text:span> (Reforzado en PG18)</text:h>
      <text:p text:style-name="Text_20_body">El privilegio <text:span text:style-name="Source_20_Text">MAINTAIN</text:span> se reintrodujo en versiones recientes de PostgreSQL tras solucionar problemas de seguridad relacionados con <text:span text:style-name="Source_20_Text">search_path</text:span> . Permite ejecutar operaciones de mantenimiento sin ser propietario de la tabla.</text:p>
      <text:p text:style-name="Text_20_body">sql</text:p>
      <text:p text:style-name="Preformatted_20_Text">-- Otorgar privilegio MAINTAIN en una tabla específica</text:p>
      <text:p text:style-name="Preformatted_20_Text">GRANT MAINTAIN ON TABLE facturas TO operador_mantenimiento;</text:p>
      <text:p text:style-name="Preformatted_20_Text"/>
      <text:p text:style-name="Preformatted_20_Text">-- Revocar</text:p>
      <text:p text:style-name="Preformatted_20_Text">REVOKE MAINTAIN ON TABLE facturas FROM operador_mantenimiento;</text:p>
      <text:h text:style-name="Heading_20_5" text:outline-level="5">Nuevo: Privilegios <text:span text:style-name="Source_20_Text">SET</text:span> y <text:span text:style-name="Source_20_Text">ALTER SYSTEM</text:span></text:h>
      <text:p text:style-name="Text_20_body">PostgreSQL 18 permite controlar quién puede modificar parámetros de configuración:</text:p>
      <text:p text:style-name="Text_20_body">sql</text:p>
      <text:p text:style-name="Preformatted_20_Text">-- Permite a un rol usar SET para cambiar un parámetro</text:p>
      <text:p text:style-name="Preformatted_20_Text">GRANT SET ON PARAMETER work_mem TO rol_app;</text:p>
      <text:p text:style-name="Preformatted_20_Text"/>
      <text:p text:style-name="Preformatted_20_Text">-- Permite a un rol usar ALTER SYSTEM (¡peligroso!)</text:p>
      <text:p text:style-name="Preformatted_20_Text">GRANT ALTER SYSTEM ON PARAMETER max_connections TO dba_parametros;</text:p>
      <text:p text:style-name="Horizontal_20_Line"/>
      <text:h text:style-name="Heading_20_4" text:outline-level="4">3.3. Seguridad a Nivel de Fila (RLS)</text:h>
      <text:p text:style-name="Text_20_body">RLS (Row Level Security) permite controlar el acceso a nivel de fila mediante <text:span text:style-name="Strong_20_Emphasis">políticas (policies)</text:span>. PostgreSQL 18 mantiene la sintaxis madura de versiones anteriores .</text:p>
      <text:h text:style-name="Heading_20_5" text:outline-level="5"><text:soft-page-break/>Activación de RLS</text:h>
      <text:p text:style-name="Text_20_body">sql</text:p>
      <text:p text:style-name="Preformatted_20_Text">-- Habilitar RLS en una tabla</text:p>
      <text:p text:style-name="Preformatted_20_Text">ALTER TABLE usuarios ENABLE ROW LEVEL SECURITY;</text:p>
      <text:p text:style-name="Preformatted_20_Text"/>
      <text:p text:style-name="Preformatted_20_Text">-- Forzar RLS (ni siquiera el propietario puede saltarlo)</text:p>
      <text:p text:style-name="Preformatted_20_Text">ALTER TABLE usuarios FORCE ROW LEVEL SECURITY;</text:p>
      <text:h text:style-name="Heading_20_5" text:outline-level="5">Creación de Políticas</text:h>
      <text:p text:style-name="Text_20_body">La sintaxis <text:span text:style-name="Source_20_Text">CREATE POLICY</text:span> permite definir condiciones para SELECT, INSERT, UPDATE y DELETE :</text:p>
      <text:p text:style-name="Text_20_body">sql</text:p>
      <text:p text:style-name="Preformatted_20_Text">CREATE POLICY policy_name ON table_name</text:p>
      <text:p text:style-name="Preformatted_20_Text"><text:s text:c="4"/>[ AS { PERMISSIVE | RESTRICTIVE } ]</text:p>
      <text:p text:style-name="Preformatted_20_Text"><text:s text:c="4"/>[ FOR { ALL | SELECT | INSERT | UPDATE | DELETE } ]</text:p>
      <text:p text:style-name="Preformatted_20_Text"><text:s text:c="4"/>[ TO role_name [, ...] ]</text:p>
      <text:p text:style-name="Preformatted_20_Text"><text:s text:c="4"/>[ USING (using_expression) ]</text:p>
      <text:p text:style-name="Preformatted_20_Text"><text:s text:c="4"/>[ WITH CHECK (check_expression) ];</text:p>
      <text:p text:style-name="Text_20_body"><text:span text:style-name="Strong_20_Emphasis">Conceptos Clave</text:span>:</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Table_20_Heading">Cláusula</text:p>
            </table:table-cell>
            <table:table-cell table:style-name="Tabla8.A1" office:value-type="string">
              <text:p text:style-name="Table_20_Heading">Cuándo se Aplica</text:p>
            </table:table-cell>
            <table:table-cell table:style-name="Tabla8.A1" office:value-type="string">
              <text:p text:style-name="Table_20_Heading">Propósito</text:p>
            </table:table-cell>
          </table:table-row>
        </table:table-header-rows>
        <table:table-row>
          <table:table-cell table:style-name="Tabla8.A1" office:value-type="string">
            <text:p text:style-name="Table_20_Contents"><text:span text:style-name="Source_20_Text">USING</text:span></text:p>
          </table:table-cell>
          <table:table-cell table:style-name="Tabla8.A1" office:value-type="string">
            <text:p text:style-name="Table_20_Contents">SELECT, UPDATE (lectura), DELETE</text:p>
          </table:table-cell>
          <table:table-cell table:style-name="Tabla8.A1" office:value-type="string">
            <text:p text:style-name="Table_20_Contents">Filtra <text:span text:style-name="Strong_20_Emphasis">qué filas son visibles</text:span></text:p>
          </table:table-cell>
        </table:table-row>
        <table:table-row>
          <table:table-cell table:style-name="Tabla8.A1" office:value-type="string">
            <text:p text:style-name="Table_20_Contents"><text:span text:style-name="Source_20_Text">WITH CHECK</text:span></text:p>
          </table:table-cell>
          <table:table-cell table:style-name="Tabla8.A1" office:value-type="string">
            <text:p text:style-name="Table_20_Contents">INSERT, UPDATE (escritura)</text:p>
          </table:table-cell>
          <table:table-cell table:style-name="Tabla8.A1" office:value-type="string">
            <text:p text:style-name="Table_20_Contents">Valida <text:span text:style-name="Strong_20_Emphasis">si la nueva fila es permitida</text:span></text:p>
          </table:table-cell>
        </table:table-row>
      </table:table>
      <text:h text:style-name="Heading_20_5" text:outline-level="5">Tipos de Políticas: PERMISSIVE vs RESTRICTIVE</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Table_20_Heading">Tipo</text:p>
            </table:table-cell>
            <table:table-cell table:style-name="Tabla9.A1" office:value-type="string">
              <text:p text:style-name="Table_20_Heading">Comportamiento</text:p>
            </table:table-cell>
            <table:table-cell table:style-name="Tabla9.A1" office:value-type="string">
              <text:p text:style-name="Table_20_Heading">Uso</text:p>
            </table:table-cell>
          </table:table-row>
        </table:table-header-rows>
        <table:table-row>
          <table:table-cell table:style-name="Tabla9.A1" office:value-type="string">
            <text:p text:style-name="Table_20_Contents"><text:span text:style-name="Strong_20_Emphasis">PERMISSIVE</text:span> (por defecto)</text:p>
          </table:table-cell>
          <table:table-cell table:style-name="Tabla9.A1" office:value-type="string">
            <text:p text:style-name="Table_20_Contents">Combina condiciones con <text:span text:style-name="Strong_20_Emphasis">OR</text:span>. Amplía el acceso.</text:p>
          </table:table-cell>
          <table:table-cell table:style-name="Tabla9.A1" office:value-type="string">
            <text:p text:style-name="Table_20_Contents">Políticas "habilitadoras"</text:p>
          </table:table-cell>
        </table:table-row>
        <table:table-row>
          <table:table-cell table:style-name="Tabla9.A1" office:value-type="string">
            <text:p text:style-name="Table_20_Contents"><text:span text:style-name="Strong_20_Emphasis">RESTRICTIVE</text:span></text:p>
          </table:table-cell>
          <table:table-cell table:style-name="Tabla9.A1" office:value-type="string">
            <text:p text:style-name="Table_20_Contents">Combina condiciones con <text:span text:style-name="Strong_20_Emphasis">AND</text:span>. Reduce el acceso.</text:p>
          </table:table-cell>
          <table:table-cell table:style-name="Tabla9.A1" office:value-type="string">
            <text:p text:style-name="Table_20_Contents">Políticas "limitadoras"</text:p>
          </table:table-cell>
        </table:table-row>
      </table:table>
      <text:p text:style-name="Text_20_body"><text:span text:style-name="Strong_20_Emphasis">Importante</text:span>: Si solo hay políticas RESTRICTIVE sin ninguna PERMISSIVE, no se podrá acceder a <text:span text:style-name="Strong_20_Emphasis">ninguna</text:span> fila .</text:p>
      <text:h text:style-name="Heading_20_5" text:outline-level="5">Ejemplos Prácticos de RLS</text:h>
      <text:p text:style-name="Text_20_body"><text:span text:style-name="Strong_20_Emphasis">Escenario 1: Multi-tenencia por columna </text:span><text:span text:style-name="Strong_20_Emphasis"><text:span text:style-name="Source_20_Text">tenant_id</text:span></text:span></text:p>
      <text:p text:style-name="Text_20_body">sql</text:p>
      <text:p text:style-name="Preformatted_20_Text">-- Tabla de pedidos con tenant_id</text:p>
      <text:p text:style-name="Preformatted_20_Text">CREATE TABLE pedidos (</text:p>
      <text:p text:style-name="Preformatted_20_Text"><text:s text:c="4"/>id SERIAL PRIMARY KEY,</text:p>
      <text:p text:style-name="Preformatted_20_Text"><text:s text:c="4"/>tenant_id INTEGER NOT NULL,</text:p>
      <text:p text:style-name="Preformatted_20_Text"><text:s text:c="4"/>cliente TEXT,</text:p>
      <text:p text:style-name="Preformatted_20_Text"><text:s text:c="4"/>monto NUMERIC</text:p>
      <text:p text:style-name="Preformatted_20_Text">);</text:p>
      <text:p text:style-name="Preformatted_20_Text"/>
      <text:p text:style-name="Preformatted_20_Text">-- Activar RLS</text:p>
      <text:p text:style-name="Preformatted_20_Text">ALTER TABLE pedidos ENABLE ROW LEVEL SECURITY;</text:p>
      <text:p text:style-name="Preformatted_20_Text"/>
      <text:p text:style-name="Preformatted_20_Text">-- Política: solo ver pedidos de su tenant</text:p>
      <text:p text:style-name="Preformatted_20_Text"><text:soft-page-break/>CREATE POLICY pedidos_tenant_policy ON pedidos</text:p>
      <text:p text:style-name="Preformatted_20_Text"><text:s text:c="4"/>USING (tenant_id = current_setting('app.current_tenant')::INTEGER);</text:p>
      <text:p text:style-name="Preformatted_20_Text"/>
      <text:p text:style-name="Preformatted_20_Text">-- Política para INSERT: solo insertar con su tenant</text:p>
      <text:p text:style-name="Preformatted_20_Text">CREATE POLICY pedidos_insert_policy ON pedidos</text:p>
      <text:p text:style-name="Preformatted_20_Text"><text:s text:c="4"/>FOR INSERT</text:p>
      <text:p text:style-name="Preformatted_20_Text"><text:s text:c="4"/>WITH CHECK (tenant_id = current_setting('app.current_tenant')::INTEGER);</text:p>
      <text:p text:style-name="Text_20_body"><text:span text:style-name="Strong_20_Emphasis">Escenario 2: Usuarios solo ven sus propios datos</text:span></text:p>
      <text:p text:style-name="Text_20_body">sql</text:p>
      <text:p text:style-name="Preformatted_20_Text">CREATE TABLE documentos (</text:p>
      <text:p text:style-name="Preformatted_20_Text"><text:s text:c="4"/>id SERIAL,</text:p>
      <text:p text:style-name="Preformatted_20_Text"><text:s text:c="4"/>owner TEXT DEFAULT CURRENT_USER,</text:p>
      <text:p text:style-name="Preformatted_20_Text"><text:s text:c="4"/>contenido TEXT,</text:p>
      <text:p text:style-name="Preformatted_20_Text"><text:s text:c="4"/>publicado BOOLEAN DEFAULT FALSE</text:p>
      <text:p text:style-name="Preformatted_20_Text">);</text:p>
      <text:p text:style-name="Preformatted_20_Text"/>
      <text:p text:style-name="Preformatted_20_Text">ALTER TABLE documentos ENABLE ROW LEVEL SECURITY;</text:p>
      <text:p text:style-name="Preformatted_20_Text"/>
      <text:p text:style-name="Preformatted_20_Text">-- Política permisiva: documentos propios o públicos</text:p>
      <text:p text:style-name="Preformatted_20_Text">CREATE POLICY doc_permisiva ON documentos</text:p>
      <text:p text:style-name="Preformatted_20_Text"><text:s text:c="4"/>AS PERMISSIVE</text:p>
      <text:p text:style-name="Preformatted_20_Text"><text:s text:c="4"/>USING (owner = CURRENT_USER OR publicado = TRUE);</text:p>
      <text:p text:style-name="Preformatted_20_Text"/>
      <text:p text:style-name="Preformatted_20_Text">-- Política restrictiva: NO ver documentos archivados</text:p>
      <text:p text:style-name="Preformatted_20_Text">CREATE POLICY doc_restrictiva ON documentos</text:p>
      <text:p text:style-name="Preformatted_20_Text"><text:s text:c="4"/>AS RESTRICTIVE</text:p>
      <text:p text:style-name="Preformatted_20_Text"><text:s text:c="4"/>USING (contenido NOT LIKE '%[ARCHIVADO]%');</text:p>
      <text:p text:style-name="Text_20_body"><text:span text:style-name="Strong_20_Emphasis">Escenario 3: RLS con roles predefinidos</text:span></text:p>
      <text:p text:style-name="Text_20_body">sql</text:p>
      <text:p text:style-name="Preformatted_20_Text">-- Los auditores pueden ver todo, pero no modificar</text:p>
      <text:p text:style-name="Preformatted_20_Text">GRANT pg_read_all_data TO rol_auditor;</text:p>
      <text:p text:style-name="Preformatted_20_Text"/>
      <text:p text:style-name="Preformatted_20_Text">-- Los usuarios normales tienen RLS</text:p>
      <text:p text:style-name="Preformatted_20_Text">ALTER TABLE datos_sensibles ENABLE ROW LEVEL SECURITY;</text:p>
      <text:p text:style-name="Preformatted_20_Text"/>
      <text:p text:style-name="Preformatted_20_Text">CREATE POLICY datos_por_region ON datos_sensibles</text:p>
      <text:p text:style-name="Preformatted_20_Text"><text:s text:c="4"/>TO PUBLIC</text:p>
      <text:p text:style-name="Preformatted_20_Text"><text:s text:c="4"/>USING (region = current_setting('app.user_region'));</text:p>
      <text:h text:style-name="Heading_20_5" text:outline-level="5">Consideraciones de Rendimiento para RLS </text:h>
      <text:list xml:id="list3160102710" text:style-name="L23">
        <text:list-item>
          <text:p text:style-name="Text_20_body"><text:span text:style-name="Strong_20_Emphasis">Indexar columnas de política</text:span>: Las columnas usadas en <text:span text:style-name="Source_20_Text">USING</text:span> deben tener índices.</text:p>
        </text:list-item>
        <text:list-item>
          <text:p text:style-name="Text_20_body"><text:span text:style-name="Strong_20_Emphasis">Evitar funciones complejas</text:span> en las expresiones de política.</text:p>
        </text:list-item>
        <text:list-item>
          <text:p text:style-name="Text_20_body"><text:span text:style-name="Strong_20_Emphasis">Ejecutar </text:span><text:span text:style-name="Strong_20_Emphasis"><text:span text:style-name="Source_20_Text">ANALYZE</text:span></text:span> regularmente en tablas con RLS.</text:p>
        </text:list-item>
        <text:list-item>
          <text:p text:style-name="Text_20_body"><text:span text:style-name="Strong_20_Emphasis">Combinar con particionamiento</text:span> para mejorar rendimiento en tablas grandes.</text:p>
        </text:list-item>
      </text:list>
      <text:p text:style-name="Horizontal_20_Line"/>
      <text:h text:style-name="Heading_20_4" text:outline-level="4">3.4. Protección contra <text:span text:style-name="Source_20_Text">search_path</text:span> (CVE-2018-1058 y mitigaciones)</text:h>
      <text:p text:style-name="Text_20_body">La vulnerabilidad CVE-2018-1058 demostró cómo un usuario malicioso podía crear funciones troyanas en el esquema <text:span text:style-name="Source_20_Text">public</text:span> que secuestraran consultas de otros usuarios .</text:p>
      <text:h text:style-name="Heading_20_5" text:outline-level="5"><text:soft-page-break/>El Problema</text:h>
      <text:p text:style-name="Text_20_body">Por defecto, <text:span text:style-name="Source_20_Text">search_path = "$user", public</text:span>. Un atacante podía crear:</text:p>
      <text:p text:style-name="Text_20_body">sql</text:p>
      <text:p text:style-name="Preformatted_20_Text">-- Función maliciosa en public (no requiere privilegios)</text:p>
      <text:p text:style-name="Preformatted_20_Text">CREATE FUNCTION lower(varchar) RETURNS text AS $$</text:p>
      <text:p text:style-name="Preformatted_20_Text"><text:s text:c="4"/>SELECT 'Datos robados: ' || $1;</text:p>
      <text:p text:style-name="Preformatted_20_Text">$$ LANGUAGE SQL;</text:p>
      <text:p text:style-name="Text_20_body">Cuando otro usuario ejecutaba <text:span text:style-name="Source_20_Text">SELECT lower(columna) FROM tabla</text:span>, llamaba a la función maliciosa.</text:p>
      <text:h text:style-name="Heading_20_5" text:outline-level="5">Soluciones en PostgreSQL 18</text:h>
      <text:list xml:id="list466164585" text:style-name="L24">
        <text:list-item>
          <text:p text:style-name="Text_20_body"><text:span text:style-name="Strong_20_Emphasis">Eliminar privilegios CREATE del esquema </text:span><text:span text:style-name="Strong_20_Emphasis"><text:span text:style-name="Source_20_Text">public</text:span></text:span> (recomendado):</text:p>
        </text:list-item>
      </text:list>
      <text:p text:style-name="Text_20_body">sql</text:p>
      <text:p text:style-name="Preformatted_20_Text">REVOKE CREATE ON SCHEMA public FROM PUBLIC;</text:p>
      <text:list xml:id="list4277987245" text:style-name="L25">
        <text:list-item>
          <text:p text:style-name="Text_20_body"><text:span text:style-name="Strong_20_Emphasis">Usar esquemas dedicados por aplicación</text:span>:</text:p>
        </text:list-item>
      </text:list>
      <text:p text:style-name="Text_20_body">sql</text:p>
      <text:p text:style-name="Preformatted_20_Text">CREATE SCHEMA app_schema;</text:p>
      <text:p text:style-name="Preformatted_20_Text">GRANT USAGE ON SCHEMA app_schema TO app_role;</text:p>
      <text:p text:style-name="Preformatted_20_Text">ALTER ROLE app_role SET search_path TO app_schema;</text:p>
      <text:list xml:id="list3365984019" text:style-name="L26">
        <text:list-item>
          <text:p text:style-name="Text_20_body"><text:span text:style-name="Strong_20_Emphasis">Fijar </text:span><text:span text:style-name="Strong_20_Emphasis"><text:span text:style-name="Source_20_Text">search_path</text:span></text:span><text:span text:style-name="Strong_20_Emphasis"> por rol</text:span>:</text:p>
        </text:list-item>
      </text:list>
      <text:p text:style-name="Text_20_body">sql</text:p>
      <text:p text:style-name="Preformatted_20_Text">ALTER ROLE usuario_confiable SET search_path = '$user', 'app_schema', 'public';</text:p>
      <text:p text:style-name="Horizontal_20_Line"/>
      <text:h text:style-name="Heading_20_4" text:outline-level="4">3.5. Resumen de Buenas Prácticas de Seguridad en PostgreSQL 18</text:h>
      <table:table table:name="Tabla10" table:style-name="Tabla10">
        <table:table-column table:style-name="Tabla10.A"/>
        <table:table-column table:style-name="Tabla10.B"/>
        <table:table-header-rows>
          <table:table-row>
            <table:table-cell table:style-name="Tabla10.A1" office:value-type="string">
              <text:p text:style-name="Table_20_Heading">Área</text:p>
            </table:table-cell>
            <table:table-cell table:style-name="Tabla10.A1" office:value-type="string">
              <text:p text:style-name="Table_20_Heading">Práctica Recomendada</text:p>
            </table:table-cell>
          </table:table-row>
        </table:table-header-rows>
        <table:table-row>
          <table:table-cell table:style-name="Tabla10.A1" office:value-type="string">
            <text:p text:style-name="Table_20_Contents"><text:span text:style-name="Strong_20_Emphasis">Autenticación</text:span></text:p>
          </table:table-cell>
          <table:table-cell table:style-name="Tabla10.A1" office:value-type="string">
            <text:p text:style-name="Table_20_Contents">Usar <text:span text:style-name="Source_20_Text">scram-sha-256</text:span> o <text:span text:style-name="Source_20_Text">oauth</text:span>; nunca <text:span text:style-name="Source_20_Text">trust</text:span> o <text:span text:style-name="Source_20_Text">password</text:span> en producción</text:p>
          </table:table-cell>
        </table:table-row>
        <table:table-row>
          <table:table-cell table:style-name="Tabla10.A1" office:value-type="string">
            <text:p text:style-name="Table_20_Contents"><text:span text:style-name="Strong_20_Emphasis">Roles</text:span></text:p>
          </table:table-cell>
          <table:table-cell table:style-name="Tabla10.A1" office:value-type="string">
            <text:p text:style-name="Table_20_Contents">Usar <text:span text:style-name="Source_20_Text">CREATEROLE</text:span> en lugar de <text:span text:style-name="Source_20_Text">SUPERUSER</text:span> para delegar administración</text:p>
          </table:table-cell>
        </table:table-row>
        <table:table-row>
          <table:table-cell table:style-name="Tabla10.A1" office:value-type="string">
            <text:p text:style-name="Table_20_Contents"><text:span text:style-name="Strong_20_Emphasis">RLS</text:span></text:p>
          </table:table-cell>
          <table:table-cell table:style-name="Tabla10.A1" office:value-type="string">
            <text:p text:style-name="Table_20_Contents">Activar en tablas con datos multi-tenant o datos sensibles</text:p>
          </table:table-cell>
        </table:table-row>
        <table:table-row>
          <table:table-cell table:style-name="Tabla10.A1" office:value-type="string">
            <text:p text:style-name="Table_20_Contents"><text:span text:style-name="Strong_20_Emphasis">search_path</text:span></text:p>
          </table:table-cell>
          <table:table-cell table:style-name="Tabla10.A1" office:value-type="string">
            <text:p text:style-name="Table_20_Contents">Revocar <text:span text:style-name="Source_20_Text">CREATE</text:span> en <text:span text:style-name="Source_20_Text">public</text:span>; definir esquemas explícitos</text:p>
          </table:table-cell>
        </table:table-row>
        <table:table-row>
          <table:table-cell table:style-name="Tabla10.A1" office:value-type="string">
            <text:p text:style-name="Table_20_Contents"><text:span text:style-name="Strong_20_Emphasis">Monitoreo</text:span></text:p>
          </table:table-cell>
          <table:table-cell table:style-name="Tabla10.A1" office:value-type="string">
            <text:p text:style-name="Table_20_Contents">Crear rol con <text:span text:style-name="Source_20_Text">pg_monitor</text:span> para herramientas de observabilidad</text:p>
          </table:table-cell>
        </table:table-row>
        <table:table-row>
          <table:table-cell table:style-name="Tabla10.A1" office:value-type="string">
            <text:p text:style-name="Table_20_Contents"><text:span text:style-name="Strong_20_Emphasis">Mantenimiento</text:span></text:p>
          </table:table-cell>
          <table:table-cell table:style-name="Tabla10.A1" office:value-type="string">
            <text:p text:style-name="Table_20_Contents">Usar <text:span text:style-name="Source_20_Text">pg_maintain</text:span> para operaciones de VACUUM/REINDEX</text:p>
          </table:table-cell>
        </table:table-row>
        <table:table-row>
          <table:table-cell table:style-name="Tabla10.A1" office:value-type="string">
            <text:p text:style-name="Table_20_Contents"><text:span text:style-name="Strong_20_Emphasis">Backups</text:span></text:p>
          </table:table-cell>
          <table:table-cell table:style-name="Tabla10.A1" office:value-type="string">
            <text:p text:style-name="Table_20_Contents">Usar <text:span text:style-name="Source_20_Text">pg_read_all_data</text:span> para roles de respaldo</text:p>
          </table:table-cell>
        </table:table-row>
      </table:table>
      <text:p text:style-name="Horizontal_20_Line"/>
      <text:h text:style-name="Heading_20_3" text:outline-level="3">Ejercicio Práctico del Módulo 3</text:h>
      <text:p text:style-name="Text_20_body">sql</text:p>
      <text:p text:style-name="Preformatted_20_Text">-- 1. Configurar autenticación OAuth (ejemplo en pg_hba.conf)</text:p>
      <text:p text:style-name="Preformatted_20_Text"><text:soft-page-break/>-- host <text:s text:c="3"/>appdb <text:s text:c="3"/>app_user <text:s text:c="3"/>0.0.0.0/0 <text:s text:c="3"/>oauth issuer=https://auth.mycompany.com scope="openid"</text:p>
      <text:p text:style-name="Preformatted_20_Text"/>
      <text:p text:style-name="Preformatted_20_Text">-- 2. Crear roles con privilegios específicos</text:p>
      <text:p text:style-name="Preformatted_20_Text">CREATE ROLE auditor WITH LOGIN PASSWORD 'audit2024';</text:p>
      <text:p text:style-name="Preformatted_20_Text">GRANT pg_read_all_data TO auditor;</text:p>
      <text:p text:style-name="Preformatted_20_Text">GRANT pg_monitor TO auditor;</text:p>
      <text:p text:style-name="Preformatted_20_Text"/>
      <text:p text:style-name="Preformatted_20_Text">-- 3. Configurar RLS en tabla de clientes</text:p>
      <text:p text:style-name="Preformatted_20_Text">CREATE TABLE clientes (</text:p>
      <text:p text:style-name="Preformatted_20_Text"><text:s text:c="4"/>id SERIAL PRIMARY KEY,</text:p>
      <text:p text:style-name="Preformatted_20_Text"><text:s text:c="4"/>region TEXT NOT NULL,</text:p>
      <text:p text:style-name="Preformatted_20_Text"><text:s text:c="4"/>nombre TEXT,</text:p>
      <text:p text:style-name="Preformatted_20_Text"><text:s text:c="4"/>telefono TEXT</text:p>
      <text:p text:style-name="Preformatted_20_Text">);</text:p>
      <text:p text:style-name="Preformatted_20_Text"/>
      <text:p text:style-name="Preformatted_20_Text">ALTER TABLE clientes ENABLE ROW LEVEL SECURITY;</text:p>
      <text:p text:style-name="Preformatted_20_Text"/>
      <text:p text:style-name="Preformatted_20_Text">CREATE POLICY clientes_region_policy ON clientes</text:p>
      <text:p text:style-name="Preformatted_20_Text"><text:s text:c="4"/>USING (region = current_setting('app.user_region'));</text:p>
      <text:p text:style-name="Preformatted_20_Text"/>
      <text:p text:style-name="Preformatted_20_Text">-- 4. Verificar políticas activas</text:p>
      <text:p text:style-name="Preformatted_20_Text">SELECT schemaname, tablename, policyname, permissive, roles, cmd, qual</text:p>
      <text:p text:style-name="Preformatted_20_Text">FROM pg_policies</text:p>
      <text:p text:style-name="Preformatted_20_Text">WHERE tablename = 'clientes';</text:p>
      <text:p text:style-name="Horizontal_20_Line"/>
      <text:h text:style-name="Heading_20_3" text:outline-level="3">Resumen del Módulo 3</text:h>
      <text:p text:style-name="Text_20_body">Has aprendido que en PostgreSQL 18:</text:p>
      <text:list xml:id="list4132974922" text:style-name="L27">
        <text:list-item>
          <text:p text:style-name="Text_20_body"><text:span text:style-name="Strong_20_Emphasis">OAuth 2.0</text:span> es la gran novedad en autenticación, permitiendo integración con proveedores de identidad externos .</text:p>
        </text:list-item>
        <text:list-item>
          <text:p text:style-name="Text_20_body">Los <text:span text:style-name="Strong_20_Emphasis">roles predefinidos</text:span> (<text:span text:style-name="Source_20_Text">pg_maintain</text:span>, <text:span text:style-name="Source_20_Text">pg_monitor</text:span>, etc.) ofrecen delegación segura de tareas administrativas .</text:p>
        </text:list-item>
        <text:list-item>
          <text:p text:style-name="Text_20_body"><text:span text:style-name="Strong_20_Emphasis">RLS</text:span> con políticas <text:span text:style-name="Source_20_Text">PERMISSIVE</text:span> y <text:span text:style-name="Source_20_Text">RESTRICTIVE</text:span> permite control de acceso granular a nivel de fila .</text:p>
        </text:list-item>
        <text:list-item>
          <text:p text:style-name="Text_20_body">El privilegio <text:span text:style-name="Source_20_Text">MAINTAIN</text:span> está completamente consolidado y seguro tras las correcciones de <text:span text:style-name="Source_20_Text">search_path</text:span> .</text:p>
        </text:list-item>
        <text:list-item>
          <text:p text:style-name="Text_20_body">La protección contra <text:span text:style-name="Strong_20_Emphasis">CVE-2018-1058</text:span> requiere gestionar cuidadosamente el esquema <text:span text:style-name="Source_20_Text">public</text:span> y el <text:span text:style-name="Source_20_Text">search_path</text:span> .</text:p>
        </text:list-item>
      </text:list>
      <text:p text:style-name="Text_20_body">ahora el modulo 4</text:p>
      <text:p text:style-name="Text_20_body">Leer 10 páginas web</text:p>
      <text:p text:style-name="Text_20_body">A continuación se desarrolla el <text:span text:style-name="Strong_20_Emphasis">Módulo 4: Mantenimiento y Optimización (</text:span><text:span text:style-name="Strong_20_Emphasis"><text:span text:style-name="Source_20_Text">VACUUM</text:span></text:span><text:span text:style-name="Strong_20_Emphasis"> y </text:span><text:span text:style-name="Strong_20_Emphasis"><text:span text:style-name="Source_20_Text">ANALYZE</text:span></text:span><text:span text:style-name="Strong_20_Emphasis">)</text:span> completamente actualizado para <text:span text:style-name="Strong_20_Emphasis">PostgreSQL 18</text:span>.</text:p>
      <text:p text:style-name="Text_20_body">Este módulo es fundamental para todo DBA, ya que un mantenimiento deficiente es la causa principal de degradación del rendimiento en PostgreSQL. Con las mejoras introducidas en <text:soft-page-break/>PostgreSQL 18, ahora tenemos herramientas sin precedentes para diagnosticar y optimizar estas operaciones.</text:p>
      <text:p text:style-name="Horizontal_20_Line"/>
      <text:h text:style-name="Heading_20_3" text:outline-level="3">Módulo 4: Mantenimiento y Optimización (VACUUM y ANALYZE) en PostgreSQL 18</text:h>
      <text:p text:style-name="Text_20_body">El motor de PostgreSQL utiliza MVCC (Multiversion Concurrency Control) para gestionar la concurrencia. Esto significa que cuando se actualiza o elimina una fila, la versión anterior (tupla muerta o "dead tuple") permanece en la tabla hasta que se limpia. Sin esta limpieza, la base de datos se hincha ("bloat"), las consultas se ralentizan y los índices se vuelven ineficientes.</text:p>
      <text:p text:style-name="Horizontal_20_Line"/>
      <text:h text:style-name="Heading_20_4" text:outline-level="4">4.1. El Problema Fundamental: Tuplas Muertas y MVCC</text:h>
      <text:p text:style-name="Text_20_body"><text:span text:style-name="Strong_20_Emphasis">Concepto:</text:span> Cada <text:span text:style-name="Source_20_Text">UPDATE</text:span> crea una nueva versión de la fila. La versión antigua es una "tupla muerta". Las tuplas muertas son visibles para transacciones más antiguas que necesitan consistencia, pero una vez que ninguna transacción activa las necesita, deben ser eliminadas.</text:p>
      <text:p text:style-name="Text_20_body"><text:span text:style-name="Strong_20_Emphasis">Consecuencias del descuido:</text:span></text:p>
      <text:list xml:id="list2467240158" text:style-name="L28">
        <text:list-item>
          <text:p text:style-name="Text_20_body"><text:span text:style-name="Strong_20_Emphasis">Bloat (Hinchazón):</text:span> La tabla ocupa más espacio en disco del necesario.</text:p>
        </text:list-item>
        <text:list-item>
          <text:p text:style-name="Text_20_body"><text:span text:style-name="Strong_20_Emphasis">Rendimiento de Escaneo:</text:span> Las consultas que escanean tablas leen muchas páginas vacías.</text:p>
        </text:list-item>
        <text:list-item>
          <text:p text:style-name="Text_20_body"><text:span text:style-name="Strong_20_Emphasis">Transacciones (XID Wraparound):</text:span> PostgreSQL tiene un límite de ~2 mil millones de transacciones. Si no se "congelan" las tuplas antiguas, la base de datos se detendrá para protegerse.</text:p>
        </text:list-item>
      </text:list>
      <text:p text:style-name="Horizontal_20_Line"/>
      <text:h text:style-name="Heading_20_4" text:outline-level="4">4.2. <text:span text:style-name="Source_20_Text">VACUUM</text:span>: El Recolector de Basura</text:h>
      <text:p text:style-name="Text_20_body"><text:span text:style-name="Source_20_Text">VACUUM</text:span> es la operación que elimina tuplas muertas y marca el espacio como reutilizable.</text:p>
      <text:h text:style-name="Heading_20_5" text:outline-level="5"><text:span text:style-name="Strong_20_Emphasis"><text:span text:style-name="Source_20_Text">VACUUM</text:span></text:span><text:span text:style-name="Strong_20_Emphasis"> Normal (o Concurrente)</text:span></text:h>
      <text:list xml:id="list2123813028" text:style-name="L29">
        <text:list-item>
          <text:p text:style-name="Text_20_body"><text:span text:style-name="Strong_20_Emphasis">Función:</text:span> Escanea páginas, elimina tuplas muertas, actualiza el Mapa de Visibilidad (Visibility Map), y trunca páginas vacías al final del archivo.</text:p>
        </text:list-item>
        <text:list-item>
          <text:p text:style-name="Text_20_body"><text:span text:style-name="Strong_20_Emphasis">Ventaja:</text:span> No bloquea lecturas o escrituras (solo toma un bloqueo muy leve).</text:p>
        </text:list-item>
        <text:list-item>
          <text:p text:style-name="Text_20_body"><text:span text:style-name="Strong_20_Emphasis">Desventaja:</text:span> No compacta la tabla; el espacio liberado queda disponible para futuros <text:span text:style-name="Source_20_Text">INSERT</text:span> pero no se devuelve al sistema operativo.</text:p>
        </text:list-item>
        <text:list-item>
          <text:p text:style-name="Text_20_body"><text:span text:style-name="Strong_20_Emphasis">Ejemplo:</text:span> <text:span text:style-name="Source_20_Text">VACUUM (VERBOSE, ANALYZE) nombre_tabla;</text:span></text:p>
        </text:list-item>
      </text:list>
      <text:h text:style-name="Heading_20_5" text:outline-level="5"><text:span text:style-name="Strong_20_Emphasis"><text:span text:style-name="Source_20_Text">VACUUM FULL</text:span></text:span><text:span text:style-name="Strong_20_Emphasis"> (Reconstrucción)</text:span></text:h>
      <text:list xml:id="list2260298077" text:style-name="L30">
        <text:list-item>
          <text:p text:style-name="Text_20_body"><text:span text:style-name="Strong_20_Emphasis">Función:</text:span> Reconstruye la tabla completamente desde cero, eliminando todo el espacio desperdiciado y devolviéndolo al sistema operativo.</text:p>
        </text:list-item>
        <text:list-item>
          <text:p text:style-name="Text_20_body"><text:span text:style-name="Strong_20_Emphasis">Ventaja:</text:span> Reduce drásticamente el tamaño de la tabla.</text:p>
        </text:list-item>
        <text:list-item>
          <text:p text:style-name="Text_20_body"><text:soft-page-break/><text:span text:style-name="Strong_20_Emphasis">Desventaja:</text:span> <text:span text:style-name="Strong_20_Emphasis">Bloquea la tabla con un </text:span><text:span text:style-name="Strong_20_Emphasis"><text:span text:style-name="Source_20_Text">ACCESS EXCLUSIVE LOCK</text:span></text:span> durante la operación, lo que detiene todas las operaciones de lectura y escritura.</text:p>
        </text:list-item>
        <text:list-item>
          <text:p text:style-name="Text_20_body"><text:span text:style-name="Strong_20_Emphasis">Advertencia:</text:span> No debe ejecutarse de forma rutinaria en producción, solo en ventanas de mantenimiento programadas.</text:p>
        </text:list-item>
      </text:list>
      <text:h text:style-name="Heading_20_5" text:outline-level="5"><text:span text:style-name="Strong_20_Emphasis">Herramientas Alternativas (sin bloqueo)</text:span></text:h>
      <text:p text:style-name="Text_20_body">Dado que <text:span text:style-name="Source_20_Text">VACUUM FULL</text:span> bloquea la tabla, existen extensiones populares que logran la compactación sin downtime:</text:p>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Table_20_Heading">Herramienta</text:p>
            </table:table-cell>
            <table:table-cell table:style-name="Tabla11.A1" office:value-type="string">
              <text:p text:style-name="Table_20_Heading">Mecanismo</text:p>
            </table:table-cell>
            <table:table-cell table:style-name="Tabla11.A1" office:value-type="string">
              <text:p text:style-name="Table_20_Heading">Requisito</text:p>
            </table:table-cell>
            <table:table-cell table:style-name="Tabla11.A1" office:value-type="string">
              <text:p text:style-name="Table_20_Heading">Cuándo Usarla</text:p>
            </table:table-cell>
          </table:table-row>
        </table:table-header-rows>
        <table:table-row>
          <table:table-cell table:style-name="Tabla11.A1" office:value-type="string">
            <text:p text:style-name="Table_20_Contents"><text:span text:style-name="Strong_20_Emphasis"><text:span text:style-name="Source_20_Text">pg_repack</text:span></text:span></text:p>
          </table:table-cell>
          <table:table-cell table:style-name="Tabla11.A1" office:value-type="string">
            <text:p text:style-name="Table_20_Contents">Crea una nueva tabla, copia datos, aplica cambios mediante triggers, luego intercambia las tablas.</text:p>
          </table:table-cell>
          <table:table-cell table:style-name="Tabla11.A1" office:value-type="string">
            <text:p text:style-name="Table_20_Contents">Clave primaria o única.</text:p>
          </table:table-cell>
          <table:table-cell table:style-name="Tabla11.A1" office:value-type="string">
            <text:p text:style-name="Table_20_Contents">Tablas grandes en producción activa.</text:p>
          </table:table-cell>
        </table:table-row>
        <table:table-row>
          <table:table-cell table:style-name="Tabla11.A1" office:value-type="string">
            <text:p text:style-name="Table_20_Contents"><text:span text:style-name="Strong_20_Emphasis"><text:span text:style-name="Source_20_Text">pg_squeeze</text:span></text:span></text:p>
          </table:table-cell>
          <table:table-cell table:style-name="Tabla11.A1" office:value-type="string">
            <text:p text:style-name="Table_20_Contents">Similar a <text:span text:style-name="Source_20_Text">pg_repack</text:span>, pero usa replicación lógica en lugar de triggers.</text:p>
          </table:table-cell>
          <table:table-cell table:style-name="Tabla11.A1" office:value-type="string">
            <text:p text:style-name="Table_20_Contents">Clave primaria o única.</text:p>
          </table:table-cell>
          <table:table-cell table:style-name="Tabla11.A1" office:value-type="string">
            <text:p text:style-name="Table_20_Contents">Entornos donde se prefiere minimizar la sobrecarga de triggers.</text:p>
          </table:table-cell>
        </table:table-row>
      </table:table>
      <text:p text:style-name="Horizontal_20_Line"/>
      <text:h text:style-name="Heading_20_4" text:outline-level="4">4.3. <text:span text:style-name="Source_20_Text">ANALYZE</text:span>: El Alimentador del Optimizador</text:h>
      <text:p text:style-name="Text_20_body"><text:span text:style-name="Source_20_Text">ANALYZE</text:span> recolecta estadísticas sobre la distribución de los datos en las columnas. El planificador de consultas (Query Planner) usa estas estadísticas para decidir si usar un índice o hacer un escaneo secuencial.</text:p>
      <text:list xml:id="list3128791444" text:style-name="L31">
        <text:list-item>
          <text:p text:style-name="Text_20_body"><text:span text:style-name="Strong_20_Emphasis">Sin </text:span><text:span text:style-name="Strong_20_Emphasis"><text:span text:style-name="Source_20_Text">ANALYZE</text:span></text:span><text:span text:style-name="Strong_20_Emphasis">:</text:span> El planificador toma decisiones ciegas, lo que resulta en consultas extremadamente lentas.</text:p>
        </text:list-item>
        <text:list-item>
          <text:p text:style-name="Text_20_body"><text:span text:style-name="Strong_20_Emphasis">Con </text:span><text:span text:style-name="Strong_20_Emphasis"><text:span text:style-name="Source_20_Text">ANALYZE</text:span></text:span><text:span text:style-name="Strong_20_Emphasis">:</text:span> El planificador conoce la cardinalidad (cuántas filas devolverá una condición) y elige el plan óptimo.</text:p>
        </text:list-item>
      </text:list>
      <text:p text:style-name="Text_20_body"><text:span text:style-name="Strong_20_Emphasis">Ejecución manual:</text:span></text:p>
      <text:p text:style-name="Text_20_body">sql</text:p>
      <text:p text:style-name="Preformatted_20_Text">-- Analizar una tabla específica</text:p>
      <text:p text:style-name="Preformatted_20_Text">ANALYZE pedidos;</text:p>
      <text:p text:style-name="Preformatted_20_Text"/>
      <text:p text:style-name="Preformatted_20_Text">-- Analizar toda la base de datos (puede ser pesado)</text:p>
      <text:p text:style-name="Preformatted_20_Text">ANALYZE;</text:p>
      <text:p text:style-name="Horizontal_20_Line"/>
      <text:h text:style-name="Heading_20_4" text:outline-level="4">4.4. <text:span text:style-name="Source_20_Text">AUTOVACUUM</text:span>: El Daemon Automático</text:h>
      <text:p text:style-name="Text_20_body">PostgreSQL incluye un proceso en segundo plano llamado <text:span text:style-name="Source_20_Text">autovacuum</text:span> que ejecuta <text:span text:style-name="Source_20_Text">VACUUM</text:span> y <text:span text:style-name="Source_20_Text">ANALYZE</text:span> automáticamente según la actividad de la tabla.</text:p>
      <text:h text:style-name="Heading_20_5" text:outline-level="5"><text:span text:style-name="Strong_20_Emphasis">Configuración Básica (postgresql.conf)</text:span></text:h>
      <text:p text:style-name="Text_20_body">ini</text:p>
      <text:p text:style-name="Preformatted_20_Text"># Activar autovacuum (por defecto está ON)</text:p>
      <text:p text:style-name="Preformatted_20_Text">autovacuum = on</text:p>
      <text:p text:style-name="Preformatted_20_Text"><text:soft-page-break/></text:p>
      <text:p text:style-name="Preformatted_20_Text"># Memoria para procesos autovacuum (importante para rendimiento)</text:p>
      <text:p text:style-name="Preformatted_20_Text">autovacuum_work_mem = -1 <text:s/># -1 significa usar maintenance_work_mem (2GB recomendado)[citation:5]</text:p>
      <text:h text:style-name="Heading_20_5" text:outline-level="5"><text:span text:style-name="Strong_20_Emphasis">Parámetros de Activación (¿Cuándo se dispara?)</text:span></text:h>
      <text:p text:style-name="Text_20_body">Un worker de <text:span text:style-name="Source_20_Text">autovacuum</text:span> se activa en una tabla cuando se superan ciertos umbrales de tuplas muertas.</text:p>
      <text:p text:style-name="Text_20_body"><text:span text:style-name="Strong_20_Emphasis">Fórmula Clásica (sigue vigente):</text:span></text:p>
      <text:p text:style-name="Text_20_body">text</text:p>
      <text:p text:style-name="Preformatted_20_Text">Umbral = autovacuum_vacuum_threshold + (autovacuum_vacuum_scale_factor * número_de_filas)</text:p>
      <text:list xml:id="list1734932200" text:style-name="L32">
        <text:list-item>
          <text:p text:style-name="Text_20_body"><text:span text:style-name="Source_20_Text">autovacuum_vacuum_threshold</text:span>: Por defecto 50.</text:p>
        </text:list-item>
        <text:list-item>
          <text:p text:style-name="Text_20_body"><text:span text:style-name="Source_20_Text">autovacuum_vacuum_scale_factor</text:span>: Por defecto 0.2 (20%).</text:p>
        </text:list-item>
      </text:list>
      <text:h text:style-name="Heading_20_5" text:outline-level="5">⭐ Novedad en PostgreSQL 18: <text:span text:style-name="Source_20_Text">autovacuum_vacuum_max_threshold</text:span></text:h>
      <text:p text:style-name="Text_20_body">En versiones anteriores, las tablas <text:span text:style-name="Strong_20_Emphasis">muy grandes</text:span> (ej. 1 TB) tenían un problema: el 20% de 1 TB son 200 GB. <text:span text:style-name="Source_20_Text">autovacuum</text:span> esperaba a que se acumularan 200 GB de tuplas muertas antes de actuar, lo que causaba picos enormes de I/O y bloat extremo.</text:p>
      <text:p text:style-name="Text_20_body"><text:span text:style-name="Strong_20_Emphasis">La solución en PostgreSQL 18:</text:span> El nuevo parámetro <text:span text:style-name="Source_20_Text">autovacuum_vacuum_max_threshold</text:span> establece un límite <text:span text:style-name="Strong_20_Emphasis">máximo absoluto</text:span> de tuplas muertas para activar <text:span text:style-name="Source_20_Text">VACUUM</text:span>, independientemente del tamaño de la tabla.</text:p>
      <text:p text:style-name="Text_20_body">ini</text:p>
      <text:p text:style-name="Preformatted_20_Text"># En postgresql.conf (valor por defecto: 100,000,000)</text:p>
      <text:p text:style-name="Preformatted_20_Text">autovacuum_vacuum_max_threshold = 100000000</text:p>
      <text:p text:style-name="Text_20_body"><text:span text:style-name="Strong_20_Emphasis">Ejemplo práctico:</text:span></text:p>
      <table:table table:name="Tabla12" table:style-name="Tabla12">
        <table:table-column table:style-name="Tabla12.A"/>
        <table:table-column table:style-name="Tabla12.B"/>
        <table:table-column table:style-name="Tabla12.C"/>
        <table:table-header-rows>
          <table:table-row>
            <table:table-cell table:style-name="Tabla12.A1" office:value-type="string">
              <text:p text:style-name="Table_20_Heading">Escenario</text:p>
            </table:table-cell>
            <table:table-cell table:style-name="Tabla12.A1" office:value-type="string">
              <text:p text:style-name="Table_20_Heading">Antes de PG18</text:p>
            </table:table-cell>
            <table:table-cell table:style-name="Tabla12.A1" office:value-type="string">
              <text:p text:style-name="Table_20_Heading">Con PG18</text:p>
            </table:table-cell>
          </table:table-row>
        </table:table-header-rows>
        <table:table-row>
          <table:table-cell table:style-name="Tabla12.A1" office:value-type="string">
            <text:p text:style-name="Table_20_Contents">Tabla con 1,000,000,000 filas</text:p>
          </table:table-cell>
          <table:table-cell table:style-name="Tabla12.A1" office:value-type="string">
            <text:p text:style-name="Table_20_Contents">Se activa tras 200M tuplas muertas (20%)</text:p>
          </table:table-cell>
          <table:table-cell table:style-name="Tabla12.A1" office:value-type="string">
            <text:p text:style-name="Table_20_Contents">Se activa tras 100M tuplas muertas (el <text:span text:style-name="Source_20_Text">max_threshold</text:span> se alcanza antes que el 20%)</text:p>
          </table:table-cell>
        </table:table-row>
        <table:table-row>
          <table:table-cell table:style-name="Tabla12.A1" office:value-type="string">
            <text:p text:style-name="Table_20_Contents">Tabla con 100,000 filas</text:p>
          </table:table-cell>
          <table:table-cell table:style-name="Tabla12.A1" office:value-type="string">
            <text:p text:style-name="Table_20_Contents">Se activa tras 20,020 tuplas muertas (50 + 20%)</text:p>
          </table:table-cell>
          <table:table-cell table:style-name="Tabla12.A1" office:value-type="string">
            <text:p text:style-name="Table_20_Contents">Sigue igual, el <text:span text:style-name="Source_20_Text">max_threshold</text:span> (100M) no se alcanza nunca</text:p>
          </table:table-cell>
        </table:table-row>
      </table:table>
      <text:p text:style-name="Text_20_body"><text:span text:style-name="Strong_20_Emphasis">Configuración por tabla (recomendado):</text:span></text:p>
      <text:p text:style-name="Text_20_body">sql</text:p>
      <text:p text:style-name="Preformatted_20_Text">-- Para una tabla de logs enorme, queremos que vacúe más agresivamente</text:p>
      <text:p text:style-name="Preformatted_20_Text">ALTER TABLE logs_pesados SET (</text:p>
      <text:p text:style-name="Preformatted_20_Text"><text:s text:c="4"/>autovacuum_vacuum_scale_factor = 0.01, <text:s text:c="5"/>-- 1% en lugar de 20%</text:p>
      <text:p text:style-name="Preformatted_20_Text"><text:s text:c="4"/>autovacuum_vacuum_max_threshold = 5000000 <text:s text:c="2"/>-- o tras 5 millones de tuplas</text:p>
      <text:p text:style-name="Preformatted_20_Text">);</text:p>
      <text:p text:style-name="Horizontal_20_Line"/>
      <text:h text:style-name="Heading_20_4" text:outline-level="4"><text:soft-page-break/>4.5. El Nuevo Panel de Control: Monitoreo de Tiempos en PG18</text:h>
      <text:p text:style-name="Text_20_body">Antes de PostgreSQL 18, los administradores solo podían ver <text:span text:style-name="Strong_20_Emphasis">cuántas veces</text:span> se había ejecutado <text:span text:style-name="Source_20_Text">VACUUM</text:span> en una tabla, pero no <text:span text:style-name="Strong_20_Emphasis">cuánto tiempo</text:span> había durado. Esto hacía imposible diagnosticar si los problemas de rendimiento eran por <text:span text:style-name="Source_20_Text">autovacuum</text:span>.</text:p>
      <text:h text:style-name="Heading_20_5" text:outline-level="5"><text:span text:style-name="Strong_20_Emphasis">Nuevas Columnas en </text:span><text:span text:style-name="Strong_20_Emphasis"><text:span text:style-name="Source_20_Text">pg_stat_user_tables</text:span></text:span></text:h>
      <text:p text:style-name="Text_20_body">PostgreSQL 18 introduce cuatro nuevas columnas que registran el tiempo total (en milisegundos) dedicado a operaciones de mantenimiento por cada tabla:</text:p>
      <table:table table:name="Tabla13" table:style-name="Tabla13">
        <table:table-column table:style-name="Tabla13.A"/>
        <table:table-column table:style-name="Tabla13.B"/>
        <table:table-header-rows>
          <table:table-row>
            <table:table-cell table:style-name="Tabla13.A1" office:value-type="string">
              <text:p text:style-name="Table_20_Heading">Columna</text:p>
            </table:table-cell>
            <table:table-cell table:style-name="Tabla13.A1" office:value-type="string">
              <text:p text:style-name="Table_20_Heading">Descripción</text:p>
            </table:table-cell>
          </table:table-row>
        </table:table-header-rows>
        <table:table-row>
          <table:table-cell table:style-name="Tabla13.A1" office:value-type="string">
            <text:p text:style-name="Table_20_Contents"><text:span text:style-name="Source_20_Text">total_vacuum_time</text:span></text:p>
          </table:table-cell>
          <table:table-cell table:style-name="Tabla13.A1" office:value-type="string">
            <text:p text:style-name="Table_20_Contents">Tiempo total de <text:span text:style-name="Source_20_Text">VACUUM</text:span> manual</text:p>
          </table:table-cell>
        </table:table-row>
        <table:table-row>
          <table:table-cell table:style-name="Tabla13.A1" office:value-type="string">
            <text:p text:style-name="Table_20_Contents"><text:span text:style-name="Source_20_Text">total_autovacuum_time</text:span></text:p>
          </table:table-cell>
          <table:table-cell table:style-name="Tabla13.A1" office:value-type="string">
            <text:p text:style-name="Table_20_Contents">Tiempo total de <text:span text:style-name="Source_20_Text">VACUUM</text:span> automático (autovacuum)</text:p>
          </table:table-cell>
        </table:table-row>
        <table:table-row>
          <table:table-cell table:style-name="Tabla13.A1" office:value-type="string">
            <text:p text:style-name="Table_20_Contents"><text:span text:style-name="Source_20_Text">total_analyze_time</text:span></text:p>
          </table:table-cell>
          <table:table-cell table:style-name="Tabla13.A1" office:value-type="string">
            <text:p text:style-name="Table_20_Contents">Tiempo total de <text:span text:style-name="Source_20_Text">ANALYZE</text:span> manual</text:p>
          </table:table-cell>
        </table:table-row>
        <table:table-row>
          <table:table-cell table:style-name="Tabla13.A1" office:value-type="string">
            <text:p text:style-name="Table_20_Contents"><text:span text:style-name="Source_20_Text">total_autoanalyze_time</text:span></text:p>
          </table:table-cell>
          <table:table-cell table:style-name="Tabla13.A1" office:value-type="string">
            <text:p text:style-name="Table_20_Contents">Tiempo total de <text:span text:style-name="Source_20_Text">ANALYZE</text:span> automático</text:p>
          </table:table-cell>
        </table:table-row>
      </table:table>
      <text:p text:style-name="Text_20_body"><text:span text:style-name="Strong_20_Emphasis">Consulta 1: Identificar las tablas que más tiempo consumen en mantenimiento</text:span></text:p>
      <text:p text:style-name="Text_20_body">sql</text:p>
      <text:p text:style-name="Preformatted_20_Text">SELECT </text:p>
      <text:p text:style-name="Preformatted_20_Text"><text:s text:c="4"/>schemaname || '.' || relname AS tabla,</text:p>
      <text:p text:style-name="Preformatted_20_Text"><text:s text:c="4"/>round(total_vacuum_time / 1000, 2) AS vacuum_manual_seg,</text:p>
      <text:p text:style-name="Preformatted_20_Text"><text:s text:c="4"/>round(total_autovacuum_time / 1000, 2) AS vacuum_auto_seg,</text:p>
      <text:p text:style-name="Preformatted_20_Text"><text:s text:c="4"/>round(total_analyze_time / 1000, 2) AS analyze_manual_seg,</text:p>
      <text:p text:style-name="Preformatted_20_Text"><text:s text:c="4"/>round(total_autoanalyze_time / 1000, 2) AS analyze_auto_seg,</text:p>
      <text:p text:style-name="Preformatted_20_Text"><text:s text:c="4"/>round((total_autovacuum_time + total_autoanalyze_time)::numeric / </text:p>
      <text:p text:style-name="Preformatted_20_Text"><text:s text:c="10"/>nullif(total_vacuum_time + total_analyze_time + total_autovacuum_time + total_autoanalyze_time, 0) * 100, 2) </text:p>
      <text:p text:style-name="Preformatted_20_Text"><text:s text:c="10"/>AS porcentaje_auto</text:p>
      <text:p text:style-name="Preformatted_20_Text">FROM pg_stat_user_tables</text:p>
      <text:p text:style-name="Preformatted_20_Text">ORDER BY (total_autovacuum_time + total_vacuum_time) DESC</text:p>
      <text:p text:style-name="Preformatted_20_Text">LIMIT 10;</text:p>
      <text:p text:style-name="Text_20_body"><text:span text:style-name="Strong_20_Emphasis">Interpretación:</text:span></text:p>
      <text:list xml:id="list4238864259" text:style-name="L33">
        <text:list-item>
          <text:p text:style-name="Text_20_body">Si <text:span text:style-name="Source_20_Text">porcentaje_auto</text:span> es alto (&gt;90%) y hay problemas de I/O, <text:span text:style-name="Source_20_Text">autovacuum</text:span> está sobrecargando el sistema.</text:p>
        </text:list-item>
        <text:list-item>
          <text:p text:style-name="Text_20_body">Si una tabla tiene valores muy altos en <text:span text:style-name="Source_20_Text">vacuum_manual_seg</text:span>, alguien está ejecutando <text:span text:style-name="Source_20_Text">VACUUM</text:span> manual en horario productivo.</text:p>
        </text:list-item>
      </text:list>
      <text:p text:style-name="Text_20_body"><text:span text:style-name="Strong_20_Emphasis">Consulta 2: Evaluar la eficiencia de </text:span><text:span text:style-name="Strong_20_Emphasis"><text:span text:style-name="Source_20_Text">autovacuum</text:span></text:span><text:span text:style-name="Strong_20_Emphasis"> por tabla</text:span></text:p>
      <text:p text:style-name="Text_20_body">sql</text:p>
      <text:p text:style-name="Preformatted_20_Text">SELECT </text:p>
      <text:p text:style-name="Preformatted_20_Text"><text:s text:c="4"/>relname,</text:p>
      <text:p text:style-name="Preformatted_20_Text"><text:s text:c="4"/>n_live_tup AS tuplas_vivas,</text:p>
      <text:p text:style-name="Preformatted_20_Text"><text:s text:c="4"/>n_dead_tup AS tuplas_muertas,</text:p>
      <text:p text:style-name="Preformatted_20_Text"><text:s text:c="4"/>autovacuum_count AS veces_vacunado,</text:p>
      <text:p text:style-name="Preformatted_20_Text"><text:soft-page-break/><text:s text:c="4"/>round(total_autovacuum_time / 1000.0 / nullif(autovacuum_count, 0), 2) AS segundos_por_vacuum,</text:p>
      <text:p text:style-name="Preformatted_20_Text"><text:s text:c="4"/>autoanalyze_count AS veces_analizado,</text:p>
      <text:p text:style-name="Preformatted_20_Text"><text:s text:c="4"/>round(total_autoanalyze_time / 1000.0 / nullif(autoanalyze_count, 0), 2) AS segundos_por_analyze</text:p>
      <text:p text:style-name="Preformatted_20_Text">FROM pg_stat_user_tables</text:p>
      <text:p text:style-name="Preformatted_20_Text">WHERE total_autovacuum_time &gt; 0</text:p>
      <text:p text:style-name="Preformatted_20_Text">ORDER BY segundos_por_vacuum DESC;</text:p>
      <text:p text:style-name="Text_20_body"><text:span text:style-name="Strong_20_Emphasis">Cuándo alarmarse:</text:span></text:p>
      <text:list xml:id="list3181092532" text:style-name="L34">
        <text:list-item>
          <text:p text:style-name="Text_20_body"><text:span text:style-name="Source_20_Text">segundos_por_vacuum</text:span> &gt; 60 segundos: La tabla es muy grande o el I/O es lento. Considera particionar o ajustar <text:span text:style-name="Source_20_Text">autovacuum_work_mem</text:span>.</text:p>
        </text:list-item>
        <text:list-item>
          <text:p text:style-name="Text_20_body"><text:span text:style-name="Source_20_Text">n_dead_tup</text:span> &gt; 1,000,000 pero <text:span text:style-name="Source_20_Text">autovacuum_count</text:span> = 0: <text:span text:style-name="Source_20_Text">autovacuum</text:span> no se está activando. Revisa <text:span text:style-name="Source_20_Text">autovacuum_vacuum_max_threshold</text:span>.</text:p>
        </text:list-item>
      </text:list>
      <text:p text:style-name="Horizontal_20_Line"/>
      <text:h text:style-name="Heading_20_4" text:outline-level="4">4.6. Mejoras Adicionales en PostgreSQL 18</text:h>
      <text:h text:style-name="Heading_20_5" text:outline-level="5"><text:span text:style-name="Strong_20_Emphasis">Eager Freeze Mejorado</text:span></text:h>
      <text:p text:style-name="Text_20_body">PostgreSQL 18 permite que <text:span text:style-name="Source_20_Text">VACUUM</text:span> congele páginas incluso si son "todas visibles" (all-visible), lo que reduce la necesidad de futuros escaneos completos de la tabla para prevenir XID wraparound.</text:p>
      <text:p text:style-name="Text_20_body">sql</text:p>
      <text:p text:style-name="Preformatted_20_Text">-- Controlar qué tan agresivo es este comportamiento (a nivel servidor o tabla)</text:p>
      <text:p text:style-name="Preformatted_20_Text">SET vacuum_max_eager_freeze_failure_rate = 0.1; <text:s/>-- 0.1% es el valor por defecto</text:p>
      <text:h text:style-name="Heading_20_5" text:outline-level="5"><text:span text:style-name="Strong_20_Emphasis"><text:span text:style-name="Source_20_Text">vacuum_truncate</text:span></text:span><text:span text:style-name="Strong_20_Emphasis"> como Parámetro</text:span></text:h>
      <text:p text:style-name="Text_20_body">Ahora puedes deshabilitar la truncación de páginas vacías al final de la tabla sin afectar otras operaciones:</text:p>
      <text:p text:style-name="Text_20_body">sql</text:p>
      <text:p text:style-name="Preformatted_20_Text">-- Evitar que VACUUM trunque el archivo (útil si hay locks conflictivos)</text:p>
      <text:p text:style-name="Preformatted_20_Text">ALTER TABLE mi_tabla SET (vacuum_truncate = false);</text:p>
      <text:h text:style-name="Heading_20_5" text:outline-level="5"><text:span text:style-name="Strong_20_Emphasis">Nuevo Rol </text:span><text:span text:style-name="Strong_20_Emphasis"><text:span text:style-name="Source_20_Text">pg_signal_autovacuum_worker</text:span></text:span></text:h>
      <text:p text:style-name="Text_20_body">Si un worker de <text:span text:style-name="Source_20_Text">autovacuum</text:span> está consumiendo muchos recursos y afectando el rendimiento, los miembros de este nuevo rol pueden detenerlo.</text:p>
      <text:p text:style-name="Text_20_body">sql</text:p>
      <text:p text:style-name="Preformatted_20_Text">-- Otorgar permiso para gestionar workers de autovacuum</text:p>
      <text:p text:style-name="Preformatted_20_Text">GRANT pg_signal_autovacuum_worker TO dba_operaciones;</text:p>
      <text:p text:style-name="Preformatted_20_Text"/>
      <text:p text:style-name="Preformatted_20_Text">-- (Desde el servidor, no vía SQL directo)</text:p>
      <text:p text:style-name="Preformatted_20_Text">-- pg_terminate_backend() se puede usar contra el PID del worker</text:p>
      <text:p text:style-name="Horizontal_20_Line"/>
      <text:h text:style-name="Heading_20_4" text:outline-level="4">4.7. Guía de Optimización de Parámetros (PostgreSQL 18)</text:h>
      <text:p text:style-name="Text_20_body">Basado en las mejores prácticas y las novedades de PG18:</text:p>
      <table:table table:name="Tabla14" table:style-name="Tabla14">
        <table:table-column table:style-name="Tabla14.A"/>
        <table:table-column table:style-name="Tabla14.B"/>
        <table:table-column table:style-name="Tabla14.C"/>
        <table:table-header-rows>
          <text:soft-page-break/>
          <table:table-row>
            <table:table-cell table:style-name="Tabla14.A1" office:value-type="string">
              <text:p text:style-name="Table_20_Heading">Parámetro</text:p>
            </table:table-cell>
            <table:table-cell table:style-name="Tabla14.A1" office:value-type="string">
              <text:p text:style-name="Table_20_Heading">Valor Sugerido</text:p>
            </table:table-cell>
            <table:table-cell table:style-name="Tabla14.A1" office:value-type="string">
              <text:p text:style-name="Table_20_Heading">Impacto</text:p>
            </table:table-cell>
          </table:table-row>
        </table:table-header-rows>
        <table:table-row>
          <table:table-cell table:style-name="Tabla14.A1" office:value-type="string">
            <text:p text:style-name="Table_20_Contents"><text:span text:style-name="Source_20_Text">maintenance_work_mem</text:span></text:p>
          </table:table-cell>
          <table:table-cell table:style-name="Tabla14.A1" office:value-type="string">
            <text:p text:style-name="Table_20_Contents">2GB - 10% de RAM</text:p>
          </table:table-cell>
          <table:table-cell table:style-name="Tabla14.A1" office:value-type="string">
            <text:p text:style-name="Table_20_Contents">Acelera <text:span text:style-name="Source_20_Text">VACUUM</text:span> y <text:span text:style-name="Source_20_Text">CREATE INDEX</text:span></text:p>
          </table:table-cell>
        </table:table-row>
        <table:table-row>
          <table:table-cell table:style-name="Tabla14.A1" office:value-type="string">
            <text:p text:style-name="Table_20_Contents"><text:span text:style-name="Source_20_Text">autovacuum_work_mem</text:span></text:p>
          </table:table-cell>
          <table:table-cell table:style-name="Tabla14.A1" office:value-type="string">
            <text:p text:style-name="Table_20_Contents">-1 (usa <text:span text:style-name="Source_20_Text">maintenance_work_mem</text:span>)</text:p>
          </table:table-cell>
          <table:table-cell table:style-name="Tabla14.A1" office:value-type="string">
            <text:p text:style-name="Table_20_Contents">Permite que <text:span text:style-name="Source_20_Text">autovacuum</text:span> use más memoria y termine más rápido</text:p>
          </table:table-cell>
        </table:table-row>
        <table:table-row>
          <table:table-cell table:style-name="Tabla14.A1" office:value-type="string">
            <text:p text:style-name="Table_20_Contents"><text:span text:style-name="Source_20_Text">autovacuum_vacuum_cost_delay</text:span></text:p>
          </table:table-cell>
          <table:table-cell table:style-name="Tabla14.A1" office:value-type="string">
            <text:p text:style-name="Table_20_Contents">2ms (por defecto)</text:p>
          </table:table-cell>
          <table:table-cell table:style-name="Tabla14.A1" office:value-type="string">
            <text:p text:style-name="Table_20_Contents">Controla cuánto "duerme" el worker para no saturar I/O</text:p>
          </table:table-cell>
        </table:table-row>
        <table:table-row>
          <table:table-cell table:style-name="Tabla14.A1" office:value-type="string">
            <text:p text:style-name="Table_20_Contents"><text:span text:style-name="Source_20_Text">autovacuum_vacuum_cost_limit</text:span></text:p>
          </table:table-cell>
          <table:table-cell table:style-name="Tabla14.A1" office:value-type="string">
            <text:p text:style-name="Table_20_Contents">200 - 2000</text:p>
          </table:table-cell>
          <table:table-cell table:style-name="Tabla14.A1" office:value-type="string">
            <text:p text:style-name="Table_20_Contents">Mayor valor = worker más agresivo</text:p>
          </table:table-cell>
        </table:table-row>
        <table:table-row>
          <table:table-cell table:style-name="Tabla14.A1" office:value-type="string">
            <text:p text:style-name="Table_20_Contents"><text:span text:style-name="Source_20_Text">autovacuum_vacuum_max_threshold</text:span></text:p>
          </table:table-cell>
          <table:table-cell table:style-name="Tabla14.A1" office:value-type="string">
            <text:p text:style-name="Table_20_Contents">100,000,000 (default)</text:p>
          </table:table-cell>
          <table:table-cell table:style-name="Tabla14.A1" office:value-type="string">
            <text:p text:style-name="Table_20_Contents"><text:span text:style-name="Strong_20_Emphasis">Nuevo en PG18</text:span>. Evita bloat en tablas enormes</text:p>
          </table:table-cell>
        </table:table-row>
        <table:table-row>
          <table:table-cell table:style-name="Tabla14.A1" office:value-type="string">
            <text:p text:style-name="Table_20_Contents"><text:span text:style-name="Source_20_Text">vacuum_buffer_usage_limit</text:span></text:p>
          </table:table-cell>
          <table:table-cell table:style-name="Tabla14.A1" office:value-type="string">
            <text:p text:style-name="Table_20_Contents">256MB - 2GB</text:p>
          </table:table-cell>
          <table:table-cell table:style-name="Tabla14.A1" office:value-type="string">
            <text:p text:style-name="Table_20_Contents">Limita el uso del buffer pool por <text:span text:style-name="Source_20_Text">VACUUM</text:span> (desde PG16)</text:p>
          </table:table-cell>
        </table:table-row>
      </table:table>
      <text:p text:style-name="Text_20_body"><text:span text:style-name="Strong_20_Emphasis">Ejemplo de configuración robusta para OLTP:</text:span></text:p>
      <text:p text:style-name="Text_20_body">ini</text:p>
      <text:p text:style-name="Preformatted_20_Text"># postgresql.conf</text:p>
      <text:p text:style-name="Preformatted_20_Text">maintenance_work_mem = 2GB</text:p>
      <text:p text:style-name="Preformatted_20_Text">autovacuum_work_mem = -1</text:p>
      <text:p text:style-name="Preformatted_20_Text">autovacuum_vacuum_scale_factor = 0.05 <text:s text:c="7"/># Más agresivo en tablas medianas</text:p>
      <text:p text:style-name="Preformatted_20_Text">autovacuum_vacuum_max_threshold = 50000000 <text:s text:c="2"/># Límite absoluto</text:p>
      <text:p text:style-name="Preformatted_20_Text">autovacuum_vacuum_cost_delay = 2ms</text:p>
      <text:p text:style-name="Preformatted_20_Text">autovacuum_vacuum_cost_limit = 1000</text:p>
      <text:p text:style-name="Preformatted_20_Text">vacuum_buffer_usage_limit = 512MB</text:p>
      <text:p text:style-name="Horizontal_20_Line"/>
      <text:h text:style-name="Heading_20_4" text:outline-level="4">4.8. Checklist de Monitoreo Diario</text:h>
      <text:p text:style-name="Text_20_body">sql</text:p>
      <text:p text:style-name="Preformatted_20_Text">-- 1. ¿Hay tablas con muchas tuplas muertas?</text:p>
      <text:p text:style-name="Preformatted_20_Text">SELECT schemaname, relname, n_dead_tup, n_live_tup,</text:p>
      <text:p text:style-name="Preformatted_20_Text"><text:s text:c="7"/>round(100 * n_dead_tup / nullif(n_live_tup, 0), 2) AS dead_ratio,</text:p>
      <text:p text:style-name="Preformatted_20_Text"><text:s text:c="7"/>last_autovacuum, last_autoanalyze</text:p>
      <text:p text:style-name="Preformatted_20_Text">FROM pg_stat_user_tables</text:p>
      <text:p text:style-name="Preformatted_20_Text">WHERE n_dead_tup &gt; 10000</text:p>
      <text:p text:style-name="Preformatted_20_Text">ORDER BY n_dead_tup DESC;</text:p>
      <text:p text:style-name="Preformatted_20_Text"/>
      <text:p text:style-name="Preformatted_20_Text">-- 2. ¿Hay tablas que nunca han sido analizadas?</text:p>
      <text:p text:style-name="Preformatted_20_Text">SELECT schemaname, relname, last_autoanalyze, last_analyze</text:p>
      <text:p text:style-name="Preformatted_20_Text">FROM pg_stat_user_tables</text:p>
      <text:p text:style-name="Preformatted_20_Text">WHERE last_autoanalyze IS NULL AND last_analyze IS NULL</text:p>
      <text:p text:style-name="Preformatted_20_Text">LIMIT 10;</text:p>
      <text:p text:style-name="Preformatted_20_Text"/>
      <text:p text:style-name="Preformatted_20_Text">-- 3. ¿Hay tablas en riesgo de XID wraparound?</text:p>
      <text:p text:style-name="Preformatted_20_Text">SELECT datname, age(datfrozenxid) AS edad_transaccional</text:p>
      <text:p text:style-name="Preformatted_20_Text">FROM pg_database</text:p>
      <text:p text:style-name="Preformatted_20_Text">ORDER BY edad_transaccional DESC;</text:p>
      <text:p text:style-name="Preformatted_20_Text">-- Si edad &gt; 500,000,000, ejecutar VACUUM FREEZE urgente</text:p>
      <text:p text:style-name="Horizontal_20_Line"/>
      <text:h text:style-name="Heading_20_3" text:outline-level="3"><text:soft-page-break/>Resumen del Módulo 4</text:h>
      <text:p text:style-name="Text_20_body">Has aprendido que en PostgreSQL 18:</text:p>
      <text:list xml:id="list3312782240" text:style-name="L35">
        <text:list-item>
          <text:p text:style-name="Text_20_body"><text:span text:style-name="Strong_20_Emphasis"><text:span text:style-name="Source_20_Text">VACUUM</text:span></text:span> elimina tuplas muertas (no bloquea) y <text:span text:style-name="Strong_20_Emphasis"><text:span text:style-name="Source_20_Text">VACUUM FULL</text:span></text:span> compacta (bloquea).</text:p>
        </text:list-item>
        <text:list-item>
          <text:p text:style-name="Text_20_body"><text:span text:style-name="Strong_20_Emphasis"><text:span text:style-name="Source_20_Text">AUTOVACUUM</text:span></text:span> es automático pero requiere ajustes finos.</text:p>
        </text:list-item>
        <text:list-item>
          <text:p text:style-name="Text_20_body"><text:span text:style-name="Strong_20_Emphasis"><text:span text:style-name="Source_20_Text">autovacuum_vacuum_max_threshold</text:span></text:span> es la gran novedad para prevenir bloat en tablas enormes.</text:p>
        </text:list-item>
        <text:list-item>
          <text:p text:style-name="Text_20_body">Las nuevas columnas de tiempo (<text:span text:style-name="Source_20_Text">total_autovacuum_time</text:span>) permiten diagnosticar el impacto en rendimiento.</text:p>
        </text:list-item>
        <text:list-item>
          <text:p text:style-name="Text_20_body">Herramientas como <text:span text:style-name="Source_20_Text">pg_repack</text:span> permiten compactar sin downtime cuando <text:span text:style-name="Source_20_Text">VACUUM FULL</text:span> no es viable.</text:p>
        </text:list-item>
        <text:list-item>
          <text:p text:style-name="Text_20_body">Un DBA debe monitorear diariamente tuplas muertas, estadísticas y edad transaccional.</text:p>
        </text:list-item>
      </text:list>
      <text:p text:style-name="Text_20_body">desarrolame los 3 modulos que quedan</text:p>
      <text:p text:style-name="Text_20_body">Leer 8 páginas web</text:p>
      <text:p text:style-name="Text_20_body">A continuación se desarrollan los <text:span text:style-name="Strong_20_Emphasis">Módulos 5, 6 y 7</text:span> (Copias de Seguridad, Replicación y Monitoreo/Auditoría) completos, actualizados con las novedades de <text:span text:style-name="Strong_20_Emphasis">PostgreSQL 18</text:span>.</text:p>
      <text:p text:style-name="Horizontal_20_Line"/>
      <text:h text:style-name="Heading_20_2" text:outline-level="2">Módulo 5: Copias de Seguridad (Backup) y Recuperación (PITR)</text:h>
      <text:p text:style-name="Text_20_body">La estrategia de respaldo es el pilar de cualquier administración de bases de datos. PostgreSQL 18 introduce mejoras significativas, destacando especialmente el <text:span text:style-name="Strong_20_Emphasis">backup incremental nativo</text:span>.</text:p>
      <text:h text:style-name="Heading_20_3" text:outline-level="3">5.1. Backup Lógico (<text:span text:style-name="Source_20_Text">pg_dump</text:span> / <text:span text:style-name="Source_20_Text">pg_dumpall</text:span>)</text:h>
      <text:p text:style-name="Text_20_body">El respaldo lógico extrae las definiciones de esquemas y datos en un formato de comandos SQL o archivos planos.</text:p>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Table_20_Heading">Herramienta</text:p>
            </table:table-cell>
            <table:table-cell table:style-name="Tabla15.A1" office:value-type="string">
              <text:p text:style-name="Table_20_Heading">Alcance</text:p>
            </table:table-cell>
            <table:table-cell table:style-name="Tabla15.A1" office:value-type="string">
              <text:p text:style-name="Table_20_Heading">Uso Típico</text:p>
            </table:table-cell>
          </table:table-row>
        </table:table-header-rows>
        <table:table-row>
          <table:table-cell table:style-name="Tabla15.A1" office:value-type="string">
            <text:p text:style-name="Table_20_Contents"><text:span text:style-name="Strong_20_Emphasis"><text:span text:style-name="Source_20_Text">pg_dump</text:span></text:span></text:p>
          </table:table-cell>
          <table:table-cell table:style-name="Tabla15.A1" office:value-type="string">
            <text:p text:style-name="Table_20_Contents">Una base de datos específica</text:p>
          </table:table-cell>
          <table:table-cell table:style-name="Tabla15.A1" office:value-type="string">
            <text:p text:style-name="Table_20_Contents">Migraciones, backups selectivos</text:p>
          </table:table-cell>
        </table:table-row>
        <table:table-row>
          <table:table-cell table:style-name="Tabla15.A1" office:value-type="string">
            <text:p text:style-name="Table_20_Contents"><text:span text:style-name="Strong_20_Emphasis"><text:span text:style-name="Source_20_Text">pg_dumpall</text:span></text:span></text:p>
          </table:table-cell>
          <table:table-cell table:style-name="Tabla15.A1" office:value-type="string">
            <text:p text:style-name="Table_20_Contents">Todo el cluster (roles, tablespaces, BBDD)</text:p>
          </table:table-cell>
          <table:table-cell table:style-name="Tabla15.A1" office:value-type="string">
            <text:p text:style-name="Table_20_Contents">Respaldos completos de instancias pequeñas</text:p>
          </table:table-cell>
        </table:table-row>
      </table:table>
      <text:p text:style-name="Text_20_body"><text:span text:style-name="Strong_20_Emphasis">Ejemplo de uso</text:span>:</text:p>
      <text:p text:style-name="Text_20_body">bash</text:p>
      <text:p text:style-name="Preformatted_20_Text"># Backup en formato custom (comprimido)</text:p>
      <text:p text:style-name="Preformatted_20_Text">pg_dump -Fc -U postgres -d mi_bd &gt; mi_bd.dump</text:p>
      <text:p text:style-name="Preformatted_20_Text"/>
      <text:p text:style-name="Preformatted_20_Text"># Restaurar desde backup custom</text:p>
      <text:p text:style-name="Preformatted_20_Text">pg_restore -U postgres -d mi_bd_nueva mi_bd.dump</text:p>
      <text:p text:style-name="Text_20_body"><text:soft-page-break/><text:span text:style-name="Strong_20_Emphasis">Limitación</text:span>: Los backups lógicos son más lentos que los físicos para bases de datos grandes y no permiten recuperación punto-a-tiempo (PITR).</text:p>
      <text:h text:style-name="Heading_20_3" text:outline-level="3">5.2. Backup Físico Tradicional (<text:span text:style-name="Source_20_Text">pg_basebackup</text:span>)</text:h>
      <text:p text:style-name="Text_20_body"><text:span text:style-name="Source_20_Text">pg_basebackup</text:span> crea una copia binaria exacta del cluster, ideal para configurar réplicas en caliente (hot standby).</text:p>
      <text:p text:style-name="Text_20_body">bash</text:p>
      <text:p text:style-name="Preformatted_20_Text"># Backup físico completo desde un servidor en ejecución</text:p>
      <text:p text:style-name="Preformatted_20_Text">pg_basebackup -h servidor_principal -D /ruta/backup -U replicador -v -P --wal-method=stream</text:p>
      <text:h text:style-name="Heading_20_3" text:outline-level="3">⭐ 5.3. Novedad Estrella: Backup Incremental Nativo (PostgreSQL 18)</text:h>
      <text:p text:style-name="Text_20_body">PostgreSQL 18 introduce <text:span text:style-name="Strong_20_Emphasis">backups incrementales a nivel de archivo</text:span> de forma nativa, eliminando la dependencia de herramientas externas como <text:span text:style-name="Source_20_Text">pgBackRest</text:span> para esta funcionalidad básica.</text:p>
      <text:h text:style-name="Heading_20_4" text:outline-level="4">Concepto</text:h>
      <text:p text:style-name="Text_20_body">Un backup incremental solo almacena los bloques de datos que cambiaron desde el backup anterior, reduciendo drásticamente el tiempo de respaldo y el espacio de almacenamiento.</text:p>
      <text:h text:style-name="Heading_20_4" text:outline-level="4">Herramientas Asociadas</text:h>
      <table:table table:name="Tabla16" table:style-name="Tabla16">
        <table:table-column table:style-name="Tabla16.A"/>
        <table:table-column table:style-name="Tabla16.B"/>
        <table:table-header-rows>
          <table:table-row>
            <table:table-cell table:style-name="Tabla16.A1" office:value-type="string">
              <text:p text:style-name="Table_20_Heading">Herramienta</text:p>
            </table:table-cell>
            <table:table-cell table:style-name="Tabla16.A1" office:value-type="string">
              <text:p text:style-name="Table_20_Heading">Función</text:p>
            </table:table-cell>
          </table:table-row>
        </table:table-header-rows>
        <table:table-row>
          <table:table-cell table:style-name="Tabla16.A1" office:value-type="string">
            <text:p text:style-name="Table_20_Contents"><text:span text:style-name="Strong_20_Emphasis"><text:span text:style-name="Source_20_Text">pg_basebackup</text:span></text:span> (mejorado)</text:p>
          </table:table-cell>
          <table:table-cell table:style-name="Tabla16.A1" office:value-type="string">
            <text:p text:style-name="Table_20_Contents">Ahora soporta la opción <text:span text:style-name="Source_20_Text">--incremental</text:span> para crear backups incrementales</text:p>
          </table:table-cell>
        </table:table-row>
        <table:table-row>
          <table:table-cell table:style-name="Tabla16.A1" office:value-type="string">
            <text:p text:style-name="Table_20_Contents"><text:span text:style-name="Strong_20_Emphasis"><text:span text:style-name="Source_20_Text">pg_combinebackup</text:span></text:span> (nueva)</text:p>
          </table:table-cell>
          <table:table-cell table:style-name="Tabla16.A1" office:value-type="string">
            <text:p text:style-name="Table_20_Contents">Reconstruye un backup completo sintético a partir de una cadena de backups (full + incrementales)</text:p>
          </table:table-cell>
        </table:table-row>
      </table:table>
      <text:h text:style-name="Heading_20_4" text:outline-level="4">Flujo de Trabajo Paso a Paso</text:h>
      <text:p text:style-name="Text_20_body"><text:span text:style-name="Strong_20_Emphasis">Paso 1: Realizar un Backup Full (Base)</text:span></text:p>
      <text:p text:style-name="Text_20_body">bash</text:p>
      <text:p text:style-name="Preformatted_20_Text"># Backup completo inicial</text:p>
      <text:p text:style-name="Preformatted_20_Text">pg_basebackup -D /backups/base_full -Ft -z -P</text:p>
      <text:p text:style-name="Text_20_body"><text:span text:style-name="Strong_20_Emphasis">Paso 2: Realizar Backups Incrementales</text:span></text:p>
      <text:p text:style-name="Text_20_body">bash</text:p>
      <text:p text:style-name="Preformatted_20_Text"># Backup incremental basado en el backup anterior</text:p>
      <text:p text:style-name="Preformatted_20_Text">pg_basebackup -D /backups/inc1 --incremental=/backups/base_full -Ft -z -P</text:p>
      <text:p text:style-name="Preformatted_20_Text"># Posteriormente, otro incremental</text:p>
      <text:p text:style-name="Preformatted_20_Text">pg_basebackup -D /backups/inc2 --incremental=/backups/inc1 -Ft -z -P</text:p>
      <text:p text:style-name="Text_20_body"><text:span text:style-name="Strong_20_Emphasis">Paso 3: Reconstruir el Backup Completo para Restauración</text:span></text:p>
      <text:p text:style-name="Text_20_body">bash</text:p>
      <text:p text:style-name="Preformatted_20_Text"># Combinar full + incrementales en orden (de más antiguo a más nuevo)</text:p>
      <text:p text:style-name="Preformatted_20_Text">pg_combinebackup /backups/base_full /backups/inc1 /backups/inc2 -o /backups/restore_full</text:p>
      <text:p text:style-name="Text_20_body">El parámetro <text:span text:style-name="Source_20_Text">-o</text:span> especifica el directorio de salida donde se generará el backup sintético completo.</text:p>
      <text:h text:style-name="Heading_20_4" text:outline-level="4"><text:soft-page-break/>Opciones Clave de <text:span text:style-name="Source_20_Text">pg_combinebackup</text:span></text:h>
      <table:table table:name="Tabla17" table:style-name="Tabla17">
        <table:table-column table:style-name="Tabla17.A"/>
        <table:table-column table:style-name="Tabla17.B"/>
        <table:table-column table:style-name="Tabla17.C"/>
        <table:table-header-rows>
          <table:table-row>
            <table:table-cell table:style-name="Tabla17.A1" office:value-type="string">
              <text:p text:style-name="Table_20_Heading">Opción</text:p>
            </table:table-cell>
            <table:table-cell table:style-name="Tabla17.A1" office:value-type="string">
              <text:p text:style-name="Table_20_Heading">Efecto</text:p>
            </table:table-cell>
            <table:table-cell table:style-name="Tabla17.A1" office:value-type="string">
              <text:p text:style-name="Table_20_Heading">Cuándo Usarla</text:p>
            </table:table-cell>
          </table:table-row>
        </table:table-header-rows>
        <table:table-row>
          <table:table-cell table:style-name="Tabla17.A1" office:value-type="string">
            <text:p text:style-name="Table_20_Contents"><text:span text:style-name="Source_20_Text">-k</text:span> / <text:span text:style-name="Source_20_Text">--link</text:span></text:p>
          </table:table-cell>
          <table:table-cell table:style-name="Tabla17.A1" office:value-type="string">
            <text:p text:style-name="Table_20_Contents">Usa enlaces duros en lugar de copiar archivos</text:p>
          </table:table-cell>
          <table:table-cell table:style-name="Tabla17.A1" office:value-type="string">
            <text:p text:style-name="Table_20_Contents">Para ahorrar espacio en disco, pero los directorios de entrada no deben modificarse después</text:p>
          </table:table-cell>
        </table:table-row>
        <table:table-row>
          <table:table-cell table:style-name="Tabla17.A1" office:value-type="string">
            <text:p text:style-name="Table_20_Contents"><text:span text:style-name="Source_20_Text">--clone</text:span></text:p>
          </table:table-cell>
          <table:table-cell table:style-name="Tabla17.A1" office:value-type="string">
            <text:p text:style-name="Table_20_Contents">Usa clonación de archivos (reflinks) en sistemas compatibles (Btrfs, XFS, APFS)</text:p>
          </table:table-cell>
          <table:table-cell table:style-name="Tabla17.A1" office:value-type="string">
            <text:p text:style-name="Table_20_Contents">Para reconstrucción casi instantánea en sistemas de archivos modernos</text:p>
          </table:table-cell>
        </table:table-row>
        <table:table-row>
          <table:table-cell table:style-name="Tabla17.A1" office:value-type="string">
            <text:p text:style-name="Table_20_Contents"><text:span text:style-name="Source_20_Text">-n</text:span> / <text:span text:style-name="Source_20_Text">--dry-run</text:span></text:p>
          </table:table-cell>
          <table:table-cell table:style-name="Tabla17.A1" office:value-type="string">
            <text:p text:style-name="Table_20_Contents">Simula la operación sin escribir archivos</text:p>
          </table:table-cell>
          <table:table-cell table:style-name="Tabla17.A1" office:value-type="string">
            <text:p text:style-name="Table_20_Contents">Para verificar la cadena de backups antes de ejecutar</text:p>
          </table:table-cell>
        </table:table-row>
      </table:table>
      <text:h text:style-name="Heading_20_4" text:outline-level="4">Limitación Importante</text:h>
      <text:p text:style-name="Text_20_body"><text:span text:style-name="Source_20_Text">pg_combinebackup</text:span> <text:span text:style-name="Strong_20_Emphasis">no recalcula las checksums de página</text:span> al escribir el directorio de salida. Si el backup final se tomó con checksums habilitadas pero alguno de los incrementales no, el directorio resultante puede contener páginas con checksums inválidas. La solución es crear un nuevo backup full después de cambiar el estado de checksums del cluster.</text:p>
      <text:h text:style-name="Heading_20_3" text:outline-level="3">5.4. Recuperación Punto-a-Tiempo (PITR) con WAL</text:h>
      <text:p text:style-name="Text_20_body">La recuperación punto-a-tiempo utiliza los archivos WAL (Write-Ahead Logs) para restaurar un cluster a un momento específico.</text:p>
      <text:h text:style-name="Heading_20_4" text:outline-level="4">Componentes Necesarios</text:h>
      <text:list xml:id="list1256413946" text:style-name="L36">
        <text:list-item>
          <text:p text:style-name="Text_20_body">Un <text:span text:style-name="Strong_20_Emphasis">backup base</text:span> (físico completo)</text:p>
        </text:list-item>
        <text:list-item>
          <text:p text:style-name="Text_20_body">Todos los <text:span text:style-name="Strong_20_Emphasis">archivos WAL</text:span> generados desde el backup hasta el momento objetivo</text:p>
        </text:list-item>
      </text:list>
      <text:h text:style-name="Heading_20_4" text:outline-level="4">Configuración para PITR</text:h>
      <text:p text:style-name="Text_20_body">En <text:span text:style-name="Source_20_Text">postgresql.conf</text:span> (o <text:span text:style-name="Source_20_Text">recovery.conf</text:span> en versiones modernas integrado):</text:p>
      <text:p text:style-name="Text_20_body">ini</text:p>
      <text:p text:style-name="Preformatted_20_Text"># Modo de recuperación</text:p>
      <text:p text:style-name="Preformatted_20_Text">restore_command = 'cp /wal_archive/%f %p'</text:p>
      <text:p text:style-name="Preformatted_20_Text"/>
      <text:p text:style-name="Preformatted_20_Text"># Punto de recuperación (usar uno de estos)</text:p>
      <text:p text:style-name="Preformatted_20_Text">recovery_target_time = '2024-12-25 14:30:00' <text:s/># Tiempo específico</text:p>
      <text:p text:style-name="Preformatted_20_Text">recovery_target_xid = '1234567' <text:s text:c="15"/># ID de transacción</text:p>
      <text:p text:style-name="Preformatted_20_Text">recovery_target_lsn = '0/3000000' <text:s text:c="12"/># LSN específico</text:p>
      <text:p text:style-name="Preformatted_20_Text"/>
      <text:p text:style-name="Preformatted_20_Text"># Acción al alcanzar el target</text:p>
      <text:p text:style-name="Preformatted_20_Text">recovery_target_action = 'promote' <text:s/># promote = convertirse en primary</text:p>
      <text:h text:style-name="Heading_20_4" text:outline-level="4">Proceso de Recuperación</text:h>
      <text:list xml:id="list335493890" text:style-name="L37">
        <text:list-item>
          <text:p text:style-name="Text_20_body">Detener el servidor PostgreSQL.</text:p>
        </text:list-item>
        <text:list-item>
          <text:p text:style-name="Text_20_body">Restaurar el backup base en el directorio de datos.</text:p>
        </text:list-item>
        <text:list-item>
          <text:p text:style-name="Text_20_body">Configurar los parámetros de recuperación.</text:p>
        </text:list-item>
        <text:list-item>
          <text:p text:style-name="Text_20_body"><text:soft-page-break/>Iniciar el servidor en modo recovery.</text:p>
        </text:list-item>
        <text:list-item>
          <text:p text:style-name="Text_20_body">Verificar la recuperación y eliminar los archivos de configuración de recovery.</text:p>
        </text:list-item>
      </text:list>
      <text:p text:style-name="Horizontal_20_Line"/>
      <text:h text:style-name="Heading_20_2" text:outline-level="2">Módulo 6: Réplica Lógica y Física</text:h>
      <text:p text:style-name="Text_20_body">La replicación es esencial para alta disponibilidad, escalabilidad de lectura y migraciones. PostgreSQL 18 introduce <text:span text:style-name="Source_20_Text">pg_createsubscriber</text:span> para simplificar drásticamente la conversión de réplicas.</text:p>
      <text:h text:style-name="Heading_20_3" text:outline-level="3">6.1. Streaming Replication (Réplica Física)</text:h>
      <text:p text:style-name="Text_20_body">La replicación física copia el cluster completo bloque por bloque desde el primario al standby.</text:p>
      <text:h text:style-name="Heading_20_4" text:outline-level="4">Configuración Rápida</text:h>
      <text:p text:style-name="Text_20_body"><text:span text:style-name="Strong_20_Emphasis">En el primario (</text:span><text:span text:style-name="Strong_20_Emphasis"><text:span text:style-name="Source_20_Text">postgresql.conf</text:span></text:span><text:span text:style-name="Strong_20_Emphasis">)</text:span>:</text:p>
      <text:p text:style-name="Text_20_body">ini</text:p>
      <text:p text:style-name="Preformatted_20_Text">wal_level = replica</text:p>
      <text:p text:style-name="Preformatted_20_Text">max_wal_senders = 10</text:p>
      <text:p text:style-name="Preformatted_20_Text">max_replication_slots = 10</text:p>
      <text:p text:style-name="Text_20_body"><text:span text:style-name="Strong_20_Emphasis">En el primario (</text:span><text:span text:style-name="Strong_20_Emphasis"><text:span text:style-name="Source_20_Text">pg_hba.conf</text:span></text:span><text:span text:style-name="Strong_20_Emphasis">)</text:span>:</text:p>
      <text:p text:style-name="Text_20_body">bash</text:p>
      <text:p text:style-name="Preformatted_20_Text">host replication replicador 192.168.1.0/24 scram-sha-256</text:p>
      <text:p text:style-name="Text_20_body"><text:span text:style-name="Strong_20_Emphasis">Crear usuario de replicación</text:span>:</text:p>
      <text:p text:style-name="Text_20_body">sql</text:p>
      <text:p text:style-name="Preformatted_20_Text">CREATE USER replicador WITH REPLICATION LOGIN PASSWORD 'secure_pass';</text:p>
      <text:p text:style-name="Text_20_body"><text:span text:style-name="Strong_20_Emphasis">Crear el standby</text:span>:</text:p>
      <text:p text:style-name="Text_20_body">bash</text:p>
      <text:p text:style-name="Preformatted_20_Text">pg_basebackup -h primary_ip -D /var/lib/postgresql/18/standby -U replicador -P --wal-method=stream</text:p>
      <text:p text:style-name="Text_20_body"><text:span text:style-name="Strong_20_Emphasis">Configurar el standby (</text:span><text:span text:style-name="Strong_20_Emphasis"><text:span text:style-name="Source_20_Text">postgresql.conf</text:span></text:span><text:span text:style-name="Strong_20_Emphasis">)</text:span>:</text:p>
      <text:p text:style-name="Text_20_body">ini</text:p>
      <text:p text:style-name="Preformatted_20_Text">primary_conninfo = 'host=primary_ip port=5432 user=replicador password=secure_pass'</text:p>
      <text:p text:style-name="Preformatted_20_Text">primary_slot_name = 'standby_slot'</text:p>
      <text:p text:style-name="Preformatted_20_Text">hot_standby = on</text:p>
      <text:h text:style-name="Heading_20_3" text:outline-level="3">6.2. Logical Replication (Réplica Lógica)</text:h>
      <text:p text:style-name="Text_20_body">La replicación lógica opera a nivel de fila, permitiendo replicar tablas específicas entre diferentes versiones de PostgreSQL.</text:p>
      <text:h text:style-name="Heading_20_4" text:outline-level="4"><text:soft-page-break/>Componentes Clave</text:h>
      <table:table table:name="Tabla18" table:style-name="Tabla18">
        <table:table-column table:style-name="Tabla18.A"/>
        <table:table-column table:style-name="Tabla18.B"/>
        <table:table-column table:style-name="Tabla18.C"/>
        <table:table-header-rows>
          <table:table-row>
            <table:table-cell table:style-name="Tabla18.A1" office:value-type="string">
              <text:p text:style-name="Table_20_Heading">Concepto</text:p>
            </table:table-cell>
            <table:table-cell table:style-name="Tabla18.A1" office:value-type="string">
              <text:p text:style-name="Table_20_Heading">Rol</text:p>
            </table:table-cell>
            <table:table-cell table:style-name="Tabla18.A1" office:value-type="string">
              <text:p text:style-name="Table_20_Heading">Ubicación</text:p>
            </table:table-cell>
          </table:table-row>
        </table:table-header-rows>
        <table:table-row>
          <table:table-cell table:style-name="Tabla18.A1" office:value-type="string">
            <text:p text:style-name="Table_20_Contents"><text:span text:style-name="Strong_20_Emphasis">Publicación (Publication)</text:span></text:p>
          </table:table-cell>
          <table:table-cell table:style-name="Tabla18.A1" office:value-type="string">
            <text:p text:style-name="Table_20_Contents">Define qué tablas se replican</text:p>
          </table:table-cell>
          <table:table-cell table:style-name="Tabla18.A1" office:value-type="string">
            <text:p text:style-name="Table_20_Contents">Servidor Publicador (Publisher)</text:p>
          </table:table-cell>
        </table:table-row>
        <table:table-row>
          <table:table-cell table:style-name="Tabla18.A1" office:value-type="string">
            <text:p text:style-name="Table_20_Contents"><text:span text:style-name="Strong_20_Emphasis">Suscripción (Subscription)</text:span></text:p>
          </table:table-cell>
          <table:table-cell table:style-name="Tabla18.A1" office:value-type="string">
            <text:p text:style-name="Table_20_Contents">Recibe los datos de una publicación</text:p>
          </table:table-cell>
          <table:table-cell table:style-name="Tabla18.A1" office:value-type="string">
            <text:p text:style-name="Table_20_Contents">Servidor Suscriptor (Subscriber)</text:p>
          </table:table-cell>
        </table:table-row>
        <table:table-row>
          <table:table-cell table:style-name="Tabla18.A1" office:value-type="string">
            <text:p text:style-name="Table_20_Contents"><text:span text:style-name="Strong_20_Emphasis">Replication Slot</text:span></text:p>
          </table:table-cell>
          <table:table-cell table:style-name="Tabla18.A1" office:value-type="string">
            <text:p text:style-name="Table_20_Contents">Mantiene el punto de replicación</text:p>
          </table:table-cell>
          <table:table-cell table:style-name="Tabla18.A1" office:value-type="string">
            <text:p text:style-name="Table_20_Contents">Servidor Publicador</text:p>
          </table:table-cell>
        </table:table-row>
      </table:table>
      <text:h text:style-name="Heading_20_4" text:outline-level="4">Creación de una Réplica Lógica</text:h>
      <text:p text:style-name="Text_20_body"><text:span text:style-name="Strong_20_Emphasis">En el publicador</text:span>:</text:p>
      <text:p text:style-name="Text_20_body">sql</text:p>
      <text:p text:style-name="Preformatted_20_Text">-- Crear publicación para todas las tablas</text:p>
      <text:p text:style-name="Preformatted_20_Text">CREATE PUBLICATION mi_publicacion FOR ALL TABLES;</text:p>
      <text:p text:style-name="Preformatted_20_Text"/>
      <text:p text:style-name="Preformatted_20_Text">-- O para tablas específicas</text:p>
      <text:p text:style-name="Preformatted_20_Text">CREATE PUBLICATION mi_publicacion FOR TABLE usuarios, pedidos;</text:p>
      <text:p text:style-name="Text_20_body"><text:span text:style-name="Strong_20_Emphasis">En el suscriptor</text:span>:</text:p>
      <text:p text:style-name="Text_20_body">sql</text:p>
      <text:p text:style-name="Preformatted_20_Text">-- Crear suscripción</text:p>
      <text:p text:style-name="Preformatted_20_Text">CREATE SUBSCRIPTION mi_suscripcion</text:p>
      <text:p text:style-name="Preformatted_20_Text"><text:s text:c="4"/>CONNECTION 'host=publicador_ip dbname=mi_bd user=replicador password=pass'</text:p>
      <text:p text:style-name="Preformatted_20_Text"><text:s text:c="4"/>PUBLICATION mi_publicacion;</text:p>
      <text:h text:style-name="Heading_20_4" text:outline-level="4">Parámetros Importantes de <text:span text:style-name="Source_20_Text">CREATE SUBSCRIPTION</text:span></text:h>
      <table:table table:name="Tabla19" table:style-name="Tabla19">
        <table:table-column table:style-name="Tabla19.A"/>
        <table:table-column table:style-name="Tabla19.B"/>
        <table:table-column table:style-name="Tabla19.C"/>
        <table:table-header-rows>
          <table:table-row>
            <table:table-cell table:style-name="Tabla19.A1" office:value-type="string">
              <text:p text:style-name="Table_20_Heading">Parámetro</text:p>
            </table:table-cell>
            <table:table-cell table:style-name="Tabla19.A1" office:value-type="string">
              <text:p text:style-name="Table_20_Heading">Valor por Defecto</text:p>
            </table:table-cell>
            <table:table-cell table:style-name="Tabla19.A1" office:value-type="string">
              <text:p text:style-name="Table_20_Heading">Descripción</text:p>
            </table:table-cell>
          </table:table-row>
        </table:table-header-rows>
        <table:table-row>
          <table:table-cell table:style-name="Tabla19.A1" office:value-type="string">
            <text:p text:style-name="Table_20_Contents"><text:span text:style-name="Source_20_Text">copy_data</text:span></text:p>
          </table:table-cell>
          <table:table-cell table:style-name="Tabla19.A1" office:value-type="string">
            <text:p text:style-name="Table_20_Contents"><text:span text:style-name="Source_20_Text">true</text:span></text:p>
          </table:table-cell>
          <table:table-cell table:style-name="Tabla19.A1" office:value-type="string">
            <text:p text:style-name="Table_20_Contents">Copia los datos existentes al iniciar la replicación</text:p>
          </table:table-cell>
        </table:table-row>
        <table:table-row>
          <table:table-cell table:style-name="Tabla19.A1" office:value-type="string">
            <text:p text:style-name="Table_20_Contents"><text:span text:style-name="Source_20_Text">enabled</text:span></text:p>
          </table:table-cell>
          <table:table-cell table:style-name="Tabla19.A1" office:value-type="string">
            <text:p text:style-name="Table_20_Contents"><text:span text:style-name="Source_20_Text">true</text:span></text:p>
          </table:table-cell>
          <table:table-cell table:style-name="Tabla19.A1" office:value-type="string">
            <text:p text:style-name="Table_20_Contents">Activa la replicación inmediatamente</text:p>
          </table:table-cell>
        </table:table-row>
        <table:table-row>
          <table:table-cell table:style-name="Tabla19.A1" office:value-type="string">
            <text:p text:style-name="Table_20_Contents"><text:span text:style-name="Source_20_Text">create_slot</text:span></text:p>
          </table:table-cell>
          <table:table-cell table:style-name="Tabla19.A1" office:value-type="string">
            <text:p text:style-name="Table_20_Contents"><text:span text:style-name="Source_20_Text">true</text:span></text:p>
          </table:table-cell>
          <table:table-cell table:style-name="Tabla19.A1" office:value-type="string">
            <text:p text:style-name="Table_20_Contents">Crea automáticamente el replication slot</text:p>
          </table:table-cell>
        </table:table-row>
        <table:table-row>
          <table:table-cell table:style-name="Tabla19.A1" office:value-type="string">
            <text:p text:style-name="Table_20_Contents"><text:span text:style-name="Source_20_Text">two_phase</text:span></text:p>
          </table:table-cell>
          <table:table-cell table:style-name="Tabla19.A1" office:value-type="string">
            <text:p text:style-name="Table_20_Contents"><text:span text:style-name="Source_20_Text">false</text:span></text:p>
          </table:table-cell>
          <table:table-cell table:style-name="Tabla19.A1" office:value-type="string">
            <text:p text:style-name="Table_20_Contents">Habilita confirmación en dos fases para transacciones preparadas</text:p>
          </table:table-cell>
        </table:table-row>
        <table:table-row>
          <table:table-cell table:style-name="Tabla19.A1" office:value-type="string">
            <text:p text:style-name="Table_20_Contents"><text:span text:style-name="Source_20_Text">streaming</text:span></text:p>
          </table:table-cell>
          <table:table-cell table:style-name="Tabla19.A1" office:value-type="string">
            <text:p text:style-name="Table_20_Contents"><text:span text:style-name="Source_20_Text">parallel</text:span></text:p>
          </table:table-cell>
          <table:table-cell table:style-name="Tabla19.A1" office:value-type="string">
            <text:p text:style-name="Table_20_Contents">Controla cómo se aplican transacciones largas</text:p>
          </table:table-cell>
        </table:table-row>
      </table:table>
      <text:h text:style-name="Heading_20_3" text:outline-level="3">⭐ 6.3. Novedad: <text:span text:style-name="Source_20_Text">pg_createsubscriber</text:span> (PostgreSQL 18)</text:h>
      <text:p text:style-name="Text_20_body">Esta nueva utilidad <text:span text:style-name="Strong_20_Emphasis">convierte una réplica física (standby) en una réplica lógica</text:span> sin necesidad de volcar todos los datos.</text:p>
      <text:h text:style-name="Heading_20_4" text:outline-level="4">El Problema que Resuelve</text:h>
      <text:p text:style-name="Text_20_body">Tradicionalmente, configurar una réplica lógica requería:</text:p>
      <text:list xml:id="list4061739760" text:style-name="L38">
        <text:list-item>
          <text:p text:style-name="Text_20_body">Hacer un volcado inicial de los datos (<text:span text:style-name="Source_20_Text">copy_data = true</text:span>).</text:p>
        </text:list-item>
        <text:list-item>
          <text:p text:style-name="Text_20_body">Transferir grandes volúmenes de datos.</text:p>
        </text:list-item>
        <text:list-item>
          <text:p text:style-name="Text_20_body">Aplicar los cambios acumulados durante la transferencia.</text:p>
        </text:list-item>
      </text:list>
      <text:p text:style-name="Text_20_body"><text:soft-page-break/>Para bases de datos grandes (TB), este proceso podía tomar días.</text:p>
      <text:h text:style-name="Heading_20_4" text:outline-level="4">La Solución en PG18</text:h>
      <text:p text:style-name="Text_20_body"><text:span text:style-name="Source_20_Text">pg_createsubscriber</text:span> aprovecha que el standby físico ya tiene todos los datos sincronizados. Simplemente "convierte" ese standby en un nodo de replicación lógica.</text:p>
      <text:h text:style-name="Heading_20_4" text:outline-level="4">Flujo de Trabajo</text:h>
      <text:p text:style-name="Text_20_body">bash</text:p>
      <text:p text:style-name="Preformatted_20_Text"># En el servidor que será el suscriptor (standby físico)</text:p>
      <text:p text:style-name="Preformatted_20_Text">pg_createsubscriber \</text:p>
      <text:p text:style-name="Preformatted_20_Text"><text:s text:c="4"/>-D /var/lib/postgresql/18/standby \</text:p>
      <text:p text:style-name="Preformatted_20_Text"><text:s text:c="4"/>-P "host=publicador_ip dbname=mi_bd user=admin password=pass" \</text:p>
      <text:p text:style-name="Preformatted_20_Text"><text:s text:c="4"/>-d mi_bd \</text:p>
      <text:p text:style-name="Preformatted_20_Text"><text:s text:c="4"/>--enable-two-phase</text:p>
      <text:h text:style-name="Heading_20_4" text:outline-level="4">Prerrequisitos</text:h>
      <table:table table:name="Tabla20" table:style-name="Tabla20">
        <table:table-column table:style-name="Tabla20.A"/>
        <table:table-column table:style-name="Tabla20.B"/>
        <table:table-header-rows>
          <table:table-row>
            <table:table-cell table:style-name="Tabla20.A1" office:value-type="string">
              <text:p text:style-name="Table_20_Heading">Requisito</text:p>
            </table:table-cell>
            <table:table-cell table:style-name="Tabla20.A1" office:value-type="string">
              <text:p text:style-name="Table_20_Heading">Descripción</text:p>
            </table:table-cell>
          </table:table-row>
        </table:table-header-rows>
        <table:table-row>
          <table:table-cell table:style-name="Tabla20.A1" office:value-type="string">
            <text:p text:style-name="Table_20_Contents">Misma versión mayor</text:p>
          </table:table-cell>
          <table:table-cell table:style-name="Tabla20.A1" office:value-type="string">
            <text:p text:style-name="Table_20_Contents">Publicador y suscriptor deben ejecutar PostgreSQL 18</text:p>
          </table:table-cell>
        </table:table-row>
        <table:table-row>
          <table:table-cell table:style-name="Tabla20.A1" office:value-type="string">
            <text:p text:style-name="Table_20_Contents"><text:span text:style-name="Source_20_Text">wal_level = logical</text:span></text:p>
          </table:table-cell>
          <table:table-cell table:style-name="Tabla20.A1" office:value-type="string">
            <text:p text:style-name="Table_20_Contents">Configurado en el publicador</text:p>
          </table:table-cell>
        </table:table-row>
        <table:table-row>
          <table:table-cell table:style-name="Tabla20.A1" office:value-type="string">
            <text:p text:style-name="Table_20_Contents">Espacio para replication slots</text:p>
          </table:table-cell>
          <table:table-cell table:style-name="Tabla20.A1" office:value-type="string">
            <text:p text:style-name="Table_20_Contents"><text:span text:style-name="Source_20_Text">max_replication_slots</text:span> suficiente en el publicador</text:p>
          </table:table-cell>
        </table:table-row>
        <table:table-row>
          <table:table-cell table:style-name="Tabla20.A1" office:value-type="string">
            <text:p text:style-name="Table_20_Contents">Conexión local</text:p>
          </table:table-cell>
          <table:table-cell table:style-name="Tabla20.A1" office:value-type="string">
            <text:p text:style-name="Table_20_Contents">El suscriptor debe aceptar conexiones locales</text:p>
          </table:table-cell>
        </table:table-row>
        <table:table-row>
          <table:table-cell table:style-name="Tabla20.A1" office:value-type="string">
            <text:p text:style-name="Table_20_Contents">Standby físico</text:p>
          </table:table-cell>
          <table:table-cell table:style-name="Tabla20.A1" office:value-type="string">
            <text:p text:style-name="Table_20_Contents">El directorio destino debe ser una réplica física</text:p>
          </table:table-cell>
        </table:table-row>
      </table:table>
      <text:h text:style-name="Heading_20_4" text:outline-level="4">Opciones Útiles</text:h>
      <table:table table:name="Tabla21" table:style-name="Tabla21">
        <table:table-column table:style-name="Tabla21.A"/>
        <table:table-column table:style-name="Tabla21.B"/>
        <table:table-header-rows>
          <table:table-row>
            <table:table-cell table:style-name="Tabla21.A1" office:value-type="string">
              <text:p text:style-name="Table_20_Heading">Opción</text:p>
            </table:table-cell>
            <table:table-cell table:style-name="Tabla21.A1" office:value-type="string">
              <text:p text:style-name="Table_20_Heading">Función</text:p>
            </table:table-cell>
          </table:table-row>
        </table:table-header-rows>
        <table:table-row>
          <table:table-cell table:style-name="Tabla21.A1" office:value-type="string">
            <text:p text:style-name="Table_20_Contents"><text:span text:style-name="Source_20_Text">-a</text:span> / <text:span text:style-name="Source_20_Text">--all</text:span></text:p>
          </table:table-cell>
          <table:table-cell table:style-name="Tabla21.A1" office:value-type="string">
            <text:p text:style-name="Table_20_Contents">Convierte todas las bases de datos (excluyendo templates)</text:p>
          </table:table-cell>
        </table:table-row>
        <table:table-row>
          <table:table-cell table:style-name="Tabla21.A1" office:value-type="string">
            <text:p text:style-name="Table_20_Contents"><text:span text:style-name="Source_20_Text">--enable-two-phase</text:span></text:p>
          </table:table-cell>
          <table:table-cell table:style-name="Tabla21.A1" office:value-type="string">
            <text:p text:style-name="Table_20_Contents">Habilita confirmación en dos fases (útil para migraciones seguras)</text:p>
          </table:table-cell>
        </table:table-row>
        <table:table-row>
          <table:table-cell table:style-name="Tabla21.A1" office:value-type="string">
            <text:p text:style-name="Table_20_Contents"><text:span text:style-name="Source_20_Text">-n</text:span> / <text:span text:style-name="Source_20_Text">--dry-run</text:span></text:p>
          </table:table-cell>
          <table:table-cell table:style-name="Tabla21.A1" office:value-type="string">
            <text:p text:style-name="Table_20_Contents">Simula la conversión sin aplicar cambios</text:p>
          </table:table-cell>
        </table:table-row>
        <table:table-row>
          <table:table-cell table:style-name="Tabla21.A1" office:value-type="string">
            <text:p text:style-name="Table_20_Contents"><text:span text:style-name="Source_20_Text">--clean=publications</text:span></text:p>
          </table:table-cell>
          <table:table-cell table:style-name="Tabla21.A1" office:value-type="string">
            <text:p text:style-name="Table_20_Contents">Limpia publicaciones existentes antes de crear nuevas</text:p>
          </table:table-cell>
        </table:table-row>
      </table:table>
      <text:h text:style-name="Heading_20_4" text:outline-level="4">Consideraciones de Seguridad</text:h>
      <text:list xml:id="list4268080863" text:style-name="L39">
        <text:list-item>
          <text:p text:style-name="Text_20_body"><text:span text:style-name="Strong_20_Emphasis">DDL no se replica</text:span>: Evita ejecutar comandos DDL (ALTER TABLE, CREATE SCHEMA) durante la conversión.</text:p>
        </text:list-item>
        <text:list-item>
          <text:p text:style-name="Text_20_body"><text:span text:style-name="Strong_20_Emphasis">Fallos post-promoción</text:span>: Si <text:span text:style-name="Source_20_Text">pg_createsubscriber</text:span> falla después de promover el standby, se recomienda crear un nuevo standby desde cero.</text:p>
        </text:list-item>
        <text:list-item>
          <text:p text:style-name="Text_20_body"><text:span text:style-name="Strong_20_Emphasis">WAL retention</text:span>: Configurar <text:span text:style-name="Source_20_Text">max_slot_wal_keep_size = -1</text:span> en el publicador para evitar la eliminación prematura de WAL.</text:p>
        </text:list-item>
      </text:list>
      <text:h text:style-name="Heading_20_3" text:outline-level="3"><text:soft-page-break/>6.4. Comparativa: Réplica Física vs. Lógica</text:h>
      <table:table table:name="Tabla22" table:style-name="Tabla22">
        <table:table-column table:style-name="Tabla22.A"/>
        <table:table-column table:style-name="Tabla22.B"/>
        <table:table-column table:style-name="Tabla22.C"/>
        <table:table-header-rows>
          <table:table-row>
            <table:table-cell table:style-name="Tabla22.A1" office:value-type="string">
              <text:p text:style-name="Table_20_Heading">Característica</text:p>
            </table:table-cell>
            <table:table-cell table:style-name="Tabla22.A1" office:value-type="string">
              <text:p text:style-name="Table_20_Heading">Réplica Física</text:p>
            </table:table-cell>
            <table:table-cell table:style-name="Tabla22.A1" office:value-type="string">
              <text:p text:style-name="Table_20_Heading">Réplica Lógica</text:p>
            </table:table-cell>
          </table:table-row>
        </table:table-header-rows>
        <table:table-row>
          <table:table-cell table:style-name="Tabla22.A1" office:value-type="string">
            <text:p text:style-name="Table_20_Contents"><text:span text:style-name="Strong_20_Emphasis">Nivel de replicación</text:span></text:p>
          </table:table-cell>
          <table:table-cell table:style-name="Tabla22.A1" office:value-type="string">
            <text:p text:style-name="Table_20_Contents">Cluster completo</text:p>
          </table:table-cell>
          <table:table-cell table:style-name="Tabla22.A1" office:value-type="string">
            <text:p text:style-name="Table_20_Contents">Tablas específicas</text:p>
          </table:table-cell>
        </table:table-row>
        <table:table-row>
          <table:table-cell table:style-name="Tabla22.A1" office:value-type="string">
            <text:p text:style-name="Table_20_Contents"><text:span text:style-name="Strong_20_Emphasis">Versiones de PostgreSQL</text:span></text:p>
          </table:table-cell>
          <table:table-cell table:style-name="Tabla22.A1" office:value-type="string">
            <text:p text:style-name="Table_20_Contents">Misma versión mayor</text:p>
          </table:table-cell>
          <table:table-cell table:style-name="Tabla22.A1" office:value-type="string">
            <text:p text:style-name="Table_20_Contents">Diferentes versiones posibles</text:p>
          </table:table-cell>
        </table:table-row>
        <table:table-row>
          <table:table-cell table:style-name="Tabla22.A1" office:value-type="string">
            <text:p text:style-name="Table_20_Contents"><text:span text:style-name="Strong_20_Emphasis">Replicación bidireccional</text:span></text:p>
          </table:table-cell>
          <table:table-cell table:style-name="Tabla22.A1" office:value-type="string">
            <text:p text:style-name="Table_20_Contents">No</text:p>
          </table:table-cell>
          <table:table-cell table:style-name="Tabla22.A1" office:value-type="string">
            <text:p text:style-name="Table_20_Contents">Sí (con configuraciones avanzadas)</text:p>
          </table:table-cell>
        </table:table-row>
        <table:table-row>
          <table:table-cell table:style-name="Tabla22.A1" office:value-type="string">
            <text:p text:style-name="Table_20_Contents"><text:span text:style-name="Strong_20_Emphasis">DDL en suscriptor</text:span></text:p>
          </table:table-cell>
          <table:table-cell table:style-name="Tabla22.A1" office:value-type="string">
            <text:p text:style-name="Table_20_Contents">No permitido</text:p>
          </table:table-cell>
          <table:table-cell table:style-name="Tabla22.A1" office:value-type="string">
            <text:p text:style-name="Table_20_Contents">Permitido (puede causar conflictos)</text:p>
          </table:table-cell>
        </table:table-row>
        <table:table-row>
          <table:table-cell table:style-name="Tabla22.A1" office:value-type="string">
            <text:p text:style-name="Table_20_Contents"><text:span text:style-name="Strong_20_Emphasis">Caso de uso típico</text:span></text:p>
          </table:table-cell>
          <table:table-cell table:style-name="Tabla22.A1" office:value-type="string">
            <text:p text:style-name="Table_20_Contents">HA, Disaster Recovery</text:p>
          </table:table-cell>
          <table:table-cell table:style-name="Tabla22.A1" office:value-type="string">
            <text:p text:style-name="Table_20_Contents">Migraciones, Data Warehousing</text:p>
          </table:table-cell>
        </table:table-row>
      </table:table>
      <text:p text:style-name="Horizontal_20_Line"/>
      <text:h text:style-name="Heading_20_2" text:outline-level="2">Módulo 7: Monitoreo y Auditoría</text:h>
      <text:p text:style-name="Text_20_body">El monitoreo efectivo y la auditoría son esenciales para mantener el rendimiento y la conformidad regulatoria.</text:p>
      <text:h text:style-name="Heading_20_3" text:outline-level="3">7.1. Estadísticas en Tiempo Real</text:h>
      <text:p text:style-name="Text_20_body">PostgreSQL expone estadísticas del sistema a través de vistas del esquema <text:span text:style-name="Source_20_Text">pg_stat_*</text:span>.</text:p>
      <text:h text:style-name="Heading_20_4" text:outline-level="4">Vistas Fundamentales para el DBA</text:h>
      <table:table table:name="Tabla23" table:style-name="Tabla23">
        <table:table-column table:style-name="Tabla23.A"/>
        <table:table-column table:style-name="Tabla23.B"/>
        <table:table-header-rows>
          <table:table-row>
            <table:table-cell table:style-name="Tabla23.A1" office:value-type="string">
              <text:p text:style-name="Table_20_Heading">Vista</text:p>
            </table:table-cell>
            <table:table-cell table:style-name="Tabla23.A1" office:value-type="string">
              <text:p text:style-name="Table_20_Heading">Información que Proporciona</text:p>
            </table:table-cell>
          </table:table-row>
        </table:table-header-rows>
        <table:table-row>
          <table:table-cell table:style-name="Tabla23.A1" office:value-type="string">
            <text:p text:style-name="Table_20_Contents"><text:span text:style-name="Strong_20_Emphasis"><text:span text:style-name="Source_20_Text">pg_stat_activity</text:span></text:span></text:p>
          </table:table-cell>
          <table:table-cell table:style-name="Tabla23.A1" office:value-type="string">
            <text:p text:style-name="Table_20_Contents">Conexiones activas, consultas en ejecución, estado de transacciones</text:p>
          </table:table-cell>
        </table:table-row>
        <table:table-row>
          <table:table-cell table:style-name="Tabla23.A1" office:value-type="string">
            <text:p text:style-name="Table_20_Contents"><text:span text:style-name="Strong_20_Emphasis"><text:span text:style-name="Source_20_Text">pg_stat_user_tables</text:span></text:span></text:p>
          </table:table-cell>
          <table:table-cell table:style-name="Tabla23.A1" office:value-type="string">
            <text:p text:style-name="Table_20_Contents">Escaneos, lecturas/escrituras, tuplas vivas/muertas por tabla</text:p>
          </table:table-cell>
        </table:table-row>
        <table:table-row>
          <table:table-cell table:style-name="Tabla23.A1" office:value-type="string">
            <text:p text:style-name="Table_20_Contents"><text:span text:style-name="Strong_20_Emphasis"><text:span text:style-name="Source_20_Text">pg_stat_bgwriter</text:span></text:span></text:p>
          </table:table-cell>
          <table:table-cell table:style-name="Tabla23.A1" office:value-type="string">
            <text:p text:style-name="Table_20_Contents">Actividad del proceso background writer (checkpoints, buffers escritos)</text:p>
          </table:table-cell>
        </table:table-row>
        <table:table-row>
          <table:table-cell table:style-name="Tabla23.A1" office:value-type="string">
            <text:p text:style-name="Table_20_Contents"><text:span text:style-name="Strong_20_Emphasis"><text:span text:style-name="Source_20_Text">pg_stat_replication</text:span></text:span></text:p>
          </table:table-cell>
          <table:table-cell table:style-name="Tabla23.A1" office:value-type="string">
            <text:p text:style-name="Table_20_Contents">Estado de la replicación física (standbys conectados, lag)</text:p>
          </table:table-cell>
        </table:table-row>
        <table:table-row>
          <table:table-cell table:style-name="Tabla23.A1" office:value-type="string">
            <text:p text:style-name="Table_20_Contents"><text:span text:style-name="Strong_20_Emphasis"><text:span text:style-name="Source_20_Text">pg_stat_subscription</text:span></text:span></text:p>
          </table:table-cell>
          <table:table-cell table:style-name="Tabla23.A1" office:value-type="string">
            <text:p text:style-name="Table_20_Contents">Estado de suscripciones de replicación lógica</text:p>
          </table:table-cell>
        </table:table-row>
      </table:table>
      <text:h text:style-name="Heading_20_4" text:outline-level="4">Consultas de Diagnóstico Comunes</text:h>
      <text:p text:style-name="Text_20_body"><text:span text:style-name="Strong_20_Emphasis">1. Identificar consultas bloqueantes</text:span>:</text:p>
      <text:p text:style-name="Text_20_body">sql</text:p>
      <text:p text:style-name="Preformatted_20_Text">SELECT </text:p>
      <text:p text:style-name="Preformatted_20_Text"><text:s text:c="4"/>blocked.pid AS blocked_pid,</text:p>
      <text:p text:style-name="Preformatted_20_Text"><text:s text:c="4"/>blocking.pid AS blocking_pid,</text:p>
      <text:p text:style-name="Preformatted_20_Text"><text:s text:c="4"/>blocked.query AS blocked_query</text:p>
      <text:p text:style-name="Preformatted_20_Text">FROM pg_stat_activity blocked</text:p>
      <text:p text:style-name="Preformatted_20_Text">JOIN pg_stat_activity blocking </text:p>
      <text:p text:style-name="Preformatted_20_Text"><text:s text:c="4"/>ON blocked.wait_event_type = 'Lock' </text:p>
      <text:p text:style-name="Preformatted_20_Text"><text:s text:c="4"/>AND blocking.pid = ANY(pg_blocking_pids(blocked.pid));</text:p>
      <text:p text:style-name="Text_20_body"><text:span text:style-name="Strong_20_Emphasis">2. Ver tablas con más tuplas muertas</text:span>:</text:p>
      <text:p text:style-name="Text_20_body"><text:soft-page-break/>sql</text:p>
      <text:p text:style-name="Preformatted_20_Text">SELECT relname, n_dead_tup, n_live_tup,</text:p>
      <text:p text:style-name="Preformatted_20_Text"><text:s text:c="7"/>round(100 * n_dead_tup / nullif(n_live_tup, 0), 2) AS dead_ratio</text:p>
      <text:p text:style-name="Preformatted_20_Text">FROM pg_stat_user_tables</text:p>
      <text:p text:style-name="Preformatted_20_Text">WHERE n_dead_tup &gt; 10000</text:p>
      <text:p text:style-name="Preformatted_20_Text">ORDER BY n_dead_tup DESC;</text:p>
      <text:h text:style-name="Heading_20_3" text:outline-level="3">7.2. Logging Avanzado</text:h>
      <text:p text:style-name="Text_20_body">La configuración adecuada del log es crucial para la resolución de problemas.</text:p>
      <text:h text:style-name="Heading_20_4" text:outline-level="4">Configuración Recomendada (<text:span text:style-name="Source_20_Text">postgresql.conf</text:span>)</text:h>
      <text:p text:style-name="Text_20_body">ini</text:p>
      <text:p text:style-name="Preformatted_20_Text"># Qué loguear</text:p>
      <text:p text:style-name="Preformatted_20_Text">log_destination = 'stderr'</text:p>
      <text:p text:style-name="Preformatted_20_Text">logging_collector = on</text:p>
      <text:p text:style-name="Preformatted_20_Text">log_directory = 'log'</text:p>
      <text:p text:style-name="Preformatted_20_Text">log_filename = 'postgresql-%Y-%m-%d_%H%M%S.log'</text:p>
      <text:p text:style-name="Preformatted_20_Text"/>
      <text:p text:style-name="Preformatted_20_Text"># Contenido del log</text:p>
      <text:p text:style-name="Preformatted_20_Text">log_line_prefix = '%t [%p]: [%l-1] user=%u,db=%d,app=%a,client=%h '</text:p>
      <text:p text:style-name="Preformatted_20_Text">log_statement = 'ddl' <text:s/># Solo loguear DDL (CREATE, ALTER, DROP)</text:p>
      <text:p text:style-name="Preformatted_20_Text">log_min_duration_statement = 1000 <text:s/># Log de consultas &gt; 1 segundo</text:p>
      <text:p text:style-name="Preformatted_20_Text"/>
      <text:p text:style-name="Preformatted_20_Text"># Errores y locks</text:p>
      <text:p text:style-name="Preformatted_20_Text">log_lock_waits = on</text:p>
      <text:p text:style-name="Preformatted_20_Text">log_temp_files = 0 <text:s/># Log de archivos temporales</text:p>
      <text:h text:style-name="Heading_20_3" text:outline-level="3">7.3. Auditoría con <text:span text:style-name="Source_20_Text">pgAudit</text:span></text:h>
      <text:p text:style-name="Text_20_body">Para cumplir con normativas como GDPR, SOX o PCI-DSS, se recomienda la extensión <text:span text:style-name="Strong_20_Emphasis">pgAudit</text:span> (disponible como contrib).</text:p>
      <text:h text:style-name="Heading_20_4" text:outline-level="4">Instalación y Configuración</text:h>
      <text:p text:style-name="Text_20_body">sql</text:p>
      <text:p text:style-name="Preformatted_20_Text">-- Crear la extensión</text:p>
      <text:p text:style-name="Preformatted_20_Text">CREATE EXTENSION pgaudit;</text:p>
      <text:p text:style-name="Preformatted_20_Text"/>
      <text:p text:style-name="Preformatted_20_Text">-- Configurar sesión</text:p>
      <text:p text:style-name="Preformatted_20_Text">SET pgaudit.log = 'read, write, ddl, role';</text:p>
      <text:p text:style-name="Preformatted_20_Text">SET pgaudit.log_catalog = on;</text:p>
      <text:p text:style-name="Preformatted_20_Text">SET pgaudit.log_relation = on;</text:p>
      <text:p text:style-name="Preformatted_20_Text">SET pgaudit.log_parameter = on; <text:s/>-- Incluye parámetros (¡cuidado con datos sensibles!)</text:p>
      <text:h text:style-name="Heading_20_4" text:outline-level="4">Niveles de Auditoría</text:h>
      <table:table table:name="Tabla24" table:style-name="Tabla24">
        <table:table-column table:style-name="Tabla24.A"/>
        <table:table-column table:style-name="Tabla24.B"/>
        <table:table-header-rows>
          <table:table-row>
            <table:table-cell table:style-name="Tabla24.A1" office:value-type="string">
              <text:p text:style-name="Table_20_Heading">Nivel</text:p>
            </table:table-cell>
            <table:table-cell table:style-name="Tabla24.A1" office:value-type="string">
              <text:p text:style-name="Table_20_Heading">Qué Audita</text:p>
            </table:table-cell>
          </table:table-row>
        </table:table-header-rows>
        <table:table-row>
          <table:table-cell table:style-name="Tabla24.A1" office:value-type="string">
            <text:p text:style-name="Table_20_Contents"><text:span text:style-name="Source_20_Text">READ</text:span></text:p>
          </table:table-cell>
          <table:table-cell table:style-name="Tabla24.A1" office:value-type="string">
            <text:p text:style-name="Table_20_Contents">SELECT, COPY</text:p>
          </table:table-cell>
        </table:table-row>
        <table:table-row>
          <table:table-cell table:style-name="Tabla24.A1" office:value-type="string">
            <text:p text:style-name="Table_20_Contents"><text:span text:style-name="Source_20_Text">WRITE</text:span></text:p>
          </table:table-cell>
          <table:table-cell table:style-name="Tabla24.A1" office:value-type="string">
            <text:p text:style-name="Table_20_Contents">INSERT, UPDATE, DELETE, TRUNCATE</text:p>
          </table:table-cell>
        </table:table-row>
        <table:table-row>
          <table:table-cell table:style-name="Tabla24.A1" office:value-type="string">
            <text:p text:style-name="Table_20_Contents"><text:span text:style-name="Source_20_Text">DDL</text:span></text:p>
          </table:table-cell>
          <table:table-cell table:style-name="Tabla24.A1" office:value-type="string">
            <text:p text:style-name="Table_20_Contents">CREATE, ALTER, DROP</text:p>
          </table:table-cell>
        </table:table-row>
        <table:table-row>
          <table:table-cell table:style-name="Tabla24.A1" office:value-type="string">
            <text:p text:style-name="Table_20_Contents"><text:span text:style-name="Source_20_Text">ROLE</text:span></text:p>
          </table:table-cell>
          <table:table-cell table:style-name="Tabla24.A1" office:value-type="string">
            <text:p text:style-name="Table_20_Contents">GRANT, REVOKE, CREATE/ALTER/DROP ROLE</text:p>
          </table:table-cell>
        </table:table-row>
        <text:soft-page-break/>
        <table:table-row>
          <table:table-cell table:style-name="Tabla24.A1" office:value-type="string">
            <text:p text:style-name="Table_20_Contents"><text:span text:style-name="Source_20_Text">MISC</text:span></text:p>
          </table:table-cell>
          <table:table-cell table:style-name="Tabla24.A1" office:value-type="string">
            <text:p text:style-name="Table_20_Contents">Otros comandos administrativos</text:p>
          </table:table-cell>
        </table:table-row>
      </table:table>
      <text:h text:style-name="Heading_20_3" text:outline-level="3">7.4. Nuevas Vistas de Monitoreo en PostgreSQL 18</text:h>
      <table:table table:name="Tabla25" table:style-name="Tabla25">
        <table:table-column table:style-name="Tabla25.A"/>
        <table:table-column table:style-name="Tabla25.B"/>
        <table:table-header-rows>
          <table:table-row>
            <table:table-cell table:style-name="Tabla25.A1" office:value-type="string">
              <text:p text:style-name="Table_20_Heading">Vista</text:p>
            </table:table-cell>
            <table:table-cell table:style-name="Tabla25.A1" office:value-type="string">
              <text:p text:style-name="Table_20_Heading">Descripción</text:p>
            </table:table-cell>
          </table:table-row>
        </table:table-header-rows>
        <table:table-row>
          <table:table-cell table:style-name="Tabla25.A1" office:value-type="string">
            <text:p text:style-name="Table_20_Contents"><text:span text:style-name="Source_20_Text">pg_stat_checkpointer</text:span></text:p>
          </table:table-cell>
          <table:table-cell table:style-name="Tabla25.A1" office:value-type="string">
            <text:p text:style-name="Table_20_Contents">Métricas detalladas del proceso checkpointer (tiempos, frecuencia)</text:p>
          </table:table-cell>
        </table:table-row>
        <table:table-row>
          <table:table-cell table:style-name="Tabla25.A1" office:value-type="string">
            <text:p text:style-name="Table_20_Contents"><text:span text:style-name="Source_20_Text">pg_wait_events</text:span></text:p>
          </table:table-cell>
          <table:table-cell table:style-name="Tabla25.A1" office:value-type="string">
            <text:p text:style-name="Table_20_Contents">Documentación y consulta de eventos de espera del sistema</text:p>
          </table:table-cell>
        </table:table-row>
      </table:table>
      <text:h text:style-name="Heading_20_3" text:outline-level="3">7.5. Checklist de Monitoreo Diario</text:h>
      <text:p text:style-name="Text_20_body">sql</text:p>
      <text:p text:style-name="Preformatted_20_Text">-- 1. Conexiones activas por base de datos</text:p>
      <text:p text:style-name="Preformatted_20_Text">SELECT datname, count(*) AS conexiones_activas</text:p>
      <text:p text:style-name="Preformatted_20_Text">FROM pg_stat_activity</text:p>
      <text:p text:style-name="Preformatted_20_Text">WHERE state = 'active'</text:p>
      <text:p text:style-name="Preformatted_20_Text">GROUP BY datname;</text:p>
      <text:p text:style-name="Preformatted_20_Text"/>
      <text:p text:style-name="Preformatted_20_Text">-- 2. Transacciones largas (más de 5 minutos)</text:p>
      <text:p text:style-name="Preformatted_20_Text">SELECT pid, usename, query, </text:p>
      <text:p text:style-name="Preformatted_20_Text"><text:s text:c="7"/>age(now(), xact_start) AS duracion_transaccion</text:p>
      <text:p text:style-name="Preformatted_20_Text">FROM pg_stat_activity</text:p>
      <text:p text:style-name="Preformatted_20_Text">WHERE state = 'idle in transaction'</text:p>
      <text:p text:style-name="Preformatted_20_Text"><text:s text:c="2"/>AND xact_start &lt; now() - interval '5 minutes';</text:p>
      <text:p text:style-name="Preformatted_20_Text"/>
      <text:p text:style-name="Preformatted_20_Text">-- 3. Tamaño de las tablas (con bloat estimado)</text:p>
      <text:p text:style-name="Preformatted_20_Text">SELECT schemaname, tablename,</text:p>
      <text:p text:style-name="Preformatted_20_Text"><text:s text:c="7"/>pg_size_pretty(pg_total_relation_size(schemaname||'.'||tablename)) AS tamaño_total</text:p>
      <text:p text:style-name="Preformatted_20_Text">FROM pg_tables</text:p>
      <text:p text:style-name="Preformatted_20_Text">WHERE schemaname NOT IN ('pg_catalog', 'information_schema')</text:p>
      <text:p text:style-name="Preformatted_20_Text">ORDER BY pg_total_relation_size(schemaname||'.'||tablename) DESC</text:p>
      <text:p text:style-name="Preformatted_20_Text">LIMIT 10;</text:p>
      <text:p text:style-name="Preformatted_20_Text"/>
      <text:p text:style-name="Preformatted_20_Text">-- 4. Último vacuum/analyze por tabla</text:p>
      <text:p text:style-name="Preformatted_20_Text">SELECT schemaname, relname, </text:p>
      <text:p text:style-name="Preformatted_20_Text"><text:s text:c="7"/>last_vacuum, last_autovacuum, </text:p>
      <text:p text:style-name="Preformatted_20_Text"><text:s text:c="7"/>last_analyze, last_autoanalyze</text:p>
      <text:p text:style-name="Preformatted_20_Text">FROM pg_stat_user_tables</text:p>
      <text:p text:style-name="Preformatted_20_Text">ORDER BY COALESCE(last_autovacuum, last_vacuum) DESC NULLS LAST</text:p>
      <text:p text:style-name="Preformatted_20_Text">LIMIT 10;</text:p>
      <text:p text:style-name="Horizontal_20_Line"/>
      <text:h text:style-name="Heading_20_3" text:outline-level="3">Resumen de los Módulos 5, 6 y 7</text:h>
      <table:table table:name="Tabla26" table:style-name="Tabla26">
        <table:table-column table:style-name="Tabla26.A"/>
        <table:table-column table:style-name="Tabla26.B"/>
        <table:table-column table:style-name="Tabla26.C"/>
        <table:table-header-rows>
          <table:table-row>
            <table:table-cell table:style-name="Tabla26.A1" office:value-type="string">
              <text:p text:style-name="Table_20_Heading">Módulo</text:p>
            </table:table-cell>
            <table:table-cell table:style-name="Tabla26.A1" office:value-type="string">
              <text:p text:style-name="Table_20_Heading">Tema Principal</text:p>
            </table:table-cell>
            <table:table-cell table:style-name="Tabla26.A1" office:value-type="string">
              <text:p text:style-name="Table_20_Heading">Novedades Clave en PostgreSQL 18</text:p>
            </table:table-cell>
          </table:table-row>
        </table:table-header-rows>
        <table:table-row>
          <table:table-cell table:style-name="Tabla26.A1" office:value-type="string">
            <text:p text:style-name="Table_20_Contents"><text:span text:style-name="Strong_20_Emphasis">5</text:span></text:p>
          </table:table-cell>
          <table:table-cell table:style-name="Tabla26.A1" office:value-type="string">
            <text:p text:style-name="Table_20_Contents">Copias de Seguridad</text:p>
          </table:table-cell>
          <table:table-cell table:style-name="Tabla26.A1" office:value-type="string">
            <text:p text:style-name="Table_20_Contents">Backup incremental nativo con <text:span text:style-name="Source_20_Text">pg_basebackup --incremental</text:span> y <text:span text:style-name="Source_20_Text">pg_combinebackup</text:span></text:p>
          </table:table-cell>
        </table:table-row>
        <table:table-row>
          <table:table-cell table:style-name="Tabla26.A1" office:value-type="string">
            <text:p text:style-name="Table_20_Contents"><text:span text:style-name="Strong_20_Emphasis">6</text:span></text:p>
          </table:table-cell>
          <table:table-cell table:style-name="Tabla26.A1" office:value-type="string">
            <text:p text:style-name="Table_20_Contents">Replicación</text:p>
          </table:table-cell>
          <table:table-cell table:style-name="Tabla26.A1" office:value-type="string">
            <text:p text:style-name="Table_20_Contents"><text:span text:style-name="Source_20_Text">pg_createsubscriber</text:span> para convertir réplicas físicas en lógicas sin volcar datos</text:p>
          </table:table-cell>
        </table:table-row>
        <text:soft-page-break/>
        <table:table-row>
          <table:table-cell table:style-name="Tabla26.A1" office:value-type="string">
            <text:p text:style-name="Table_20_Contents"><text:span text:style-name="Strong_20_Emphasis">7</text:span></text:p>
          </table:table-cell>
          <table:table-cell table:style-name="Tabla26.A1" office:value-type="string">
            <text:p text:style-name="Table_20_Contents">Monitoreo</text:p>
          </table:table-cell>
          <table:table-cell table:style-name="Tabla26.A1" office:value-type="string">
            <text:p text:style-name="Table_20_Contents">Nuevas vistas <text:span text:style-name="Source_20_Text">pg_stat_checkpointer</text:span> y <text:span text:style-name="Source_20_Text">pg_wait_events</text:span>; mejora en logs y <text:span text:style-name="Source_20_Text">pgAudit</text:span></text:p>
          </table:table-cell>
        </table:table-row>
      </table:table>
      <text:p text:style-name="Text_20_body">Estos tres módulos completan el curso, proporcionando una base sólida para administrar entornos PostgreSQL 18 en producción, desde la estrategia de respaldo hasta el monitoreo continuo y la auditoría de seguridad.</text:p>
      <text:p text:style-name="Text_20_body">y por ultimo en modulo 8</text:p>
      <text:p text:style-name="Text_20_body">Leer 10 páginas web</text:p>
      <text:p text:style-name="Text_20_body">A continuación se desarrolla el <text:span text:style-name="Strong_20_Emphasis">Módulo 8: Parámetros Avanzados y Ajustes de PostgreSQL 18</text:span>, que cierra el curso. Este módulo se centra en las nuevas capacidades de tuning fino que ofrece esta versión, cubriendo desde la gestión de memoria interna hasta el control del <text:span text:style-name="Source_20_Text">AUTOVACUUM</text:span> y la ejecución de comandos de mantenimiento.</text:p>
      <text:p text:style-name="Horizontal_20_Line"/>
      <text:h text:style-name="Heading_20_3" text:outline-level="3">Módulo 8: Parámetros Avanzados y Ajustes de Postgres 18</text:h>
      <text:p text:style-name="Text_20_body">Como DBA, pasar de una configuración funcional a una optimizada es lo que marca la diferencia. PostgreSQL 18 introduce una serie de parámetros y ajustes que te otorgan un control sin precedentes sobre el rendimiento y el comportamiento del motor.</text:p>
      <text:p text:style-name="Horizontal_20_Line"/>
      <text:h text:style-name="Heading_20_4" text:outline-level="4">8.1. Nuevos Parámetros de Configuración en 18</text:h>
      <text:h text:style-name="Heading_20_5" text:outline-level="5">8.1.1. Control de Memoria Fina: Buffers SLRU Configurables</text:h>
      <text:p text:style-name="Text_20_body"><text:span text:style-name="Strong_20_Emphasis">¿Qué son los SLRUs?</text:span> Los "Simple Least-Recently-Used" buffers son estructuras de memoria interna que PostgreSQL utiliza para gestionar metadatos críticos del sistema (como el estado de las transacciones o las notificaciones). Antes de PostgreSQL 18, su tamaño estaba fijo. Ahora son totalmente configurables.</text:p>
      <text:p text:style-name="Text_20_body">Estos parámetros te permiten dedicar más memoria a ciertas estructuras internas en sistemas con mucha carga o reducir su huella en sistemas con recursos limitados.</text:p>
      <text:p text:style-name="Text_20_body"><text:span text:style-name="Strong_20_Emphasis">Ubicación en </text:span><text:span text:style-name="Strong_20_Emphasis"><text:span text:style-name="Source_20_Text">postgresql.conf</text:span></text:span><text:span text:style-name="Strong_20_Emphasis">:</text:span><text:line-break/>Ahora se encuentran bajo <text:span text:style-name="Source_20_Text">Resource Usage / Memory</text:span> (en lugar de "File Locations" como antes).</text:p>
      <table:table table:name="Tabla27" table:style-name="Tabla27">
        <table:table-column table:style-name="Tabla27.A"/>
        <table:table-column table:style-name="Tabla27.B"/>
        <table:table-column table:style-name="Tabla27.C"/>
        <table:table-column table:style-name="Tabla27.D"/>
        <table:table-header-rows>
          <table:table-row>
            <table:table-cell table:style-name="Tabla27.A1" office:value-type="string">
              <text:p text:style-name="Table_20_Heading">Parámetro</text:p>
            </table:table-cell>
            <table:table-cell table:style-name="Tabla27.A1" office:value-type="string">
              <text:p text:style-name="Table_20_Heading">Descripción</text:p>
            </table:table-cell>
            <table:table-cell table:style-name="Tabla27.A1" office:value-type="string">
              <text:p text:style-name="Table_20_Heading">Valor por Defecto</text:p>
            </table:table-cell>
            <table:table-cell table:style-name="Tabla27.A1" office:value-type="string">
              <text:p text:style-name="Table_20_Heading">Cuándo Ajustarlo</text:p>
            </table:table-cell>
          </table:table-row>
        </table:table-header-rows>
        <table:table-row>
          <table:table-cell table:style-name="Tabla27.A1" office:value-type="string">
            <text:p text:style-name="Table_20_Contents"><text:span text:style-name="Strong_20_Emphasis"><text:span text:style-name="Source_20_Text">commit_timestamp_buffers</text:span></text:span></text:p>
          </table:table-cell>
          <table:table-cell table:style-name="Tabla27.A1" office:value-type="string">
            <text:p text:style-name="Table_20_Contents">Almacena tiempos de confirmación (<text:span text:style-name="Source_20_Text">pg_commit_ts</text:span>).</text:p>
          </table:table-cell>
          <table:table-cell table:style-name="Tabla27.A1" office:value-type="string">
            <text:p text:style-name="Table_20_Contents">0 (automático)</text:p>
          </table:table-cell>
          <table:table-cell table:style-name="Tabla27.A1" office:value-type="string">
            <text:p text:style-name="Table_20_Contents">Sistemas que usan <text:span text:style-name="Source_20_Text">track_commit_timestamp</text:span> o réplica lógica pesada.</text:p>
          </table:table-cell>
        </table:table-row>
        <table:table-row>
          <table:table-cell table:style-name="Tabla27.A1" office:value-type="string">
            <text:p text:style-name="Table_20_Contents"><text:span text:style-name="Strong_20_Emphasis"><text:span text:style-name="Source_20_Text">multixact_off</text:span></text:span><text:soft-page-break/><text:span text:style-name="Strong_20_Emphasis"><text:span text:style-name="Source_20_Text">set_buffers</text:span></text:span></text:p>
          </table:table-cell>
          <table:table-cell table:style-name="Tabla27.A1" office:value-type="string">
            <text:p text:style-name="Table_20_Contents">Almacena offsets para <text:soft-page-break/>transacciones Multixact.</text:p>
          </table:table-cell>
          <table:table-cell table:style-name="Tabla27.A1" office:value-type="string">
            <text:p text:style-name="Table_20_Contents">16</text:p>
          </table:table-cell>
          <table:table-cell table:style-name="Tabla27.A1" office:value-type="string">
            <text:p text:style-name="Table_20_Contents">Si hay muchos bloqueos de fila <text:soft-page-break/>compartidos (<text:span text:style-name="Source_20_Text">FOR SHARE</text:span>).</text:p>
          </table:table-cell>
        </table:table-row>
        <table:table-row>
          <table:table-cell table:style-name="Tabla27.A1" office:value-type="string">
            <text:p text:style-name="Table_20_Contents"><text:span text:style-name="Strong_20_Emphasis"><text:span text:style-name="Source_20_Text">multixact_member_buffers</text:span></text:span></text:p>
          </table:table-cell>
          <table:table-cell table:style-name="Tabla27.A1" office:value-type="string">
            <text:p text:style-name="Table_20_Contents">Almacena miembros de transacciones Multixact.</text:p>
          </table:table-cell>
          <table:table-cell table:style-name="Tabla27.A1" office:value-type="string">
            <text:p text:style-name="Table_20_Contents">32</text:p>
          </table:table-cell>
          <table:table-cell table:style-name="Tabla27.A1" office:value-type="string">
            <text:p text:style-name="Table_20_Contents">Similar a <text:span text:style-name="Source_20_Text">offset</text:span>, para workloads con muchas transacciones concurrentes.</text:p>
          </table:table-cell>
        </table:table-row>
        <table:table-row>
          <table:table-cell table:style-name="Tabla27.A1" office:value-type="string">
            <text:p text:style-name="Table_20_Contents"><text:span text:style-name="Strong_20_Emphasis"><text:span text:style-name="Source_20_Text">notify_buffers</text:span></text:span></text:p>
          </table:table-cell>
          <table:table-cell table:style-name="Tabla27.A1" office:value-type="string">
            <text:p text:style-name="Table_20_Contents">Gestiona la cola de <text:span text:style-name="Source_20_Text">NOTIFY</text:span>/<text:span text:style-name="Source_20_Text">LISTEN</text:span>.</text:p>
          </table:table-cell>
          <table:table-cell table:style-name="Tabla27.A1" office:value-type="string">
            <text:p text:style-name="Table_20_Contents">16</text:p>
          </table:table-cell>
          <table:table-cell table:style-name="Tabla27.A1" office:value-type="string">
            <text:p text:style-name="Table_20_Contents">Sistemas con uso intensivo de eventos Pub/Sub.</text:p>
          </table:table-cell>
        </table:table-row>
        <table:table-row>
          <table:table-cell table:style-name="Tabla27.A1" office:value-type="string">
            <text:p text:style-name="Table_20_Contents"><text:span text:style-name="Strong_20_Emphasis"><text:span text:style-name="Source_20_Text">serializable_buffers</text:span></text:span></text:p>
          </table:table-cell>
          <table:table-cell table:style-name="Tabla27.A1" office:value-type="string">
            <text:p text:style-name="Table_20_Contents">Para transacciones aisladas con <text:span text:style-name="Source_20_Text">SERIALIZABLE</text:span>.</text:p>
          </table:table-cell>
          <table:table-cell table:style-name="Tabla27.A1" office:value-type="string">
            <text:p text:style-name="Table_20_Contents">32</text:p>
          </table:table-cell>
          <table:table-cell table:style-name="Tabla27.A1" office:value-type="string">
            <text:p text:style-name="Table_20_Contents">Si usas el nivel de aislamiento más estricto.</text:p>
          </table:table-cell>
        </table:table-row>
        <table:table-row>
          <table:table-cell table:style-name="Tabla27.A1" office:value-type="string">
            <text:p text:style-name="Table_20_Contents"><text:span text:style-name="Strong_20_Emphasis"><text:span text:style-name="Source_20_Text">subtransaction_buffers</text:span></text:span></text:p>
          </table:table-cell>
          <table:table-cell table:style-name="Tabla27.A1" office:value-type="string">
            <text:p text:style-name="Table_20_Contents">Para subtransacciones (ej. <text:span text:style-name="Source_20_Text">SAVEPOINT</text:span>).</text:p>
          </table:table-cell>
          <table:table-cell table:style-name="Tabla27.A1" office:value-type="string">
            <text:p text:style-name="Table_20_Contents">0 (automático)</text:p>
          </table:table-cell>
          <table:table-cell table:style-name="Tabla27.A1" office:value-type="string">
            <text:p text:style-name="Table_20_Contents">Aplicaciones que usan muchos savepoints.</text:p>
          </table:table-cell>
        </table:table-row>
        <table:table-row>
          <table:table-cell table:style-name="Tabla27.A1" office:value-type="string">
            <text:p text:style-name="Table_20_Contents"><text:span text:style-name="Strong_20_Emphasis"><text:span text:style-name="Source_20_Text">transaction_buffers</text:span></text:span></text:p>
          </table:table-cell>
          <table:table-cell table:style-name="Tabla27.A1" office:value-type="string">
            <text:p text:style-name="Table_20_Contents">Almacena el estado de las transacciones (<text:span text:style-name="Source_20_Text">pg_xact</text:span>).</text:p>
          </table:table-cell>
          <table:table-cell table:style-name="Tabla27.A1" office:value-type="string">
            <text:p text:style-name="Table_20_Contents">0 (automático)</text:p>
          </table:table-cell>
          <table:table-cell table:style-name="Tabla27.A1" office:value-type="string">
            <text:p text:style-name="Table_20_Contents">Sistemas con alta tasa de commits/rollbacks.</text:p>
          </table:table-cell>
        </table:table-row>
      </table:table>
      <text:p text:style-name="Text_20_body"><text:span text:style-name="Strong_20_Emphasis">Nota:</text:span> Todos estos cambios requieren reinicio del servidor.</text:p>
      <text:p text:style-name="Horizontal_20_Line"/>
      <text:h text:style-name="Heading_20_5" text:outline-level="5">8.1.2. Ajuste Dinámico de <text:span text:style-name="Source_20_Text">AUTOVACUUM</text:span> (Sin Reiniciar)</text:h>
      <text:p text:style-name="Text_20_body">Anteriormente, cambiar el número de workers de <text:span text:style-name="Source_20_Text">autovacuum</text:span> requería un reinicio. En PostgreSQL 18, se separa la reserva de slots del límite concurrente.</text:p>
      <text:list xml:id="list3362344632" text:style-name="L40">
        <text:list-item>
          <text:p text:style-name="Text_20_body"><text:span text:style-name="Strong_20_Emphasis"><text:span text:style-name="Source_20_Text">autovacuum_worker_slots</text:span></text:span>: El número total de workers que el sistema puede crear (requiere reinicio). Piensa en esto como el "pool" de workers.</text:p>
        </text:list-item>
        <text:list-item>
          <text:p text:style-name="Text_20_body"><text:span text:style-name="Strong_20_Emphasis"><text:span text:style-name="Source_20_Text">autovacuum_max_workers</text:span></text:span>: El número de workers que pueden ejecutarse <text:span text:style-name="Strong_20_Emphasis">simultáneamente</text:span> (se puede recargar con <text:span text:style-name="Source_20_Text">pg_reload_conf()</text:span>). Este valor no puede exceder el número de <text:span text:style-name="Source_20_Text">slots</text:span>.</text:p>
        </text:list-item>
      </text:list>
      <text:p text:style-name="Text_20_body"><text:span text:style-name="Strong_20_Emphasis">Beneficio:</text:span> Puedes aumentar temporalmente la intensidad del <text:span text:style-name="Source_20_Text">autovacuum</text:span> durante horas de baja actividad sin planificar un reinicio.</text:p>
      <text:p text:style-name="Text_20_body">ini</text:p>
      <text:p text:style-name="Preformatted_20_Text"># postgresql.conf</text:p>
      <text:p text:style-name="Preformatted_20_Text">autovacuum_worker_slots = 10 <text:s text:c="2"/># Requiere reinicio</text:p>
      <text:p text:style-name="Preformatted_20_Text">autovacuum_max_workers = 5 <text:s text:c="4"/># Recargable en caliente</text:p>
      <text:p text:style-name="Horizontal_20_Line"/>
      <text:h text:style-name="Heading_20_5" text:outline-level="5">8.1.3. Parámetros de Rendimiento de I/O</text:h>
      <text:list xml:id="list1972953485" text:style-name="L41">
        <text:list-item>
          <text:p text:style-name="Text_20_body"><text:span text:style-name="Strong_20_Emphasis"><text:span text:style-name="Source_20_Text">io_method</text:span></text:span><text:span text:style-name="Strong_20_Emphasis"> y </text:span><text:span text:style-name="Strong_20_Emphasis"><text:span text:style-name="Source_20_Text">io_workers</text:span></text:span><text:span text:style-name="Strong_20_Emphasis"> (Novedad en 18)</text:span><text:line-break/>PostgreSQL 18 introduce un subsistema de I/O Asíncrono (AIO). Esto permite que <text:span text:style-name="Source_20_Text">VACUUM</text:span> (entre otros procesos) encargue la lectura de páginas al sistema operativo y mientras espera, siga procesando datos en lugar de quedarse bloqueado.</text:p>
          <text:list>
            <text:list-item>
              <text:p text:style-name="Text_20_body"><text:span text:style-name="Source_20_Text">io_method</text:span>: Define el mecanismo (<text:span text:style-name="Source_20_Text">worker</text:span> es el nuevo valor por defecto).</text:p>
            </text:list-item>
            <text:list-item>
              <text:p text:style-name="Text_20_body"><text:soft-page-break/><text:span text:style-name="Source_20_Text">io_workers</text:span>: Número de workers para I/O asíncrono (por defecto 3). Aumentar este valor puede acelerar <text:span text:style-name="Source_20_Text">VACUUM</text:span> en sistemas con discos rápidos (NVMe/SSD).</text:p>
            </text:list-item>
          </text:list>
        </text:list-item>
        <text:list-item>
          <text:p text:style-name="Text_20_body"><text:span text:style-name="Strong_20_Emphasis"><text:span text:style-name="Source_20_Text">vacuum_truncate</text:span></text:span><text:span text:style-name="Strong_20_Emphasis"> (Control Explícito)</text:span><text:line-break/>Cuando <text:span text:style-name="Source_20_Text">VACUUM</text:span> limpia el final de una tabla, necesita un bloqueo <text:span text:style-name="Source_20_Text">ACCESS EXCLUSIVE</text:span>. En réplicas, esto puede ralentizar las lecturas. Ahora puedes desactivar la truncación automática.</text:p>
          <text:p text:style-name="Text_20_body">ini</text:p>
          <text:p text:style-name="Preformatted_20_Text"># postgresql.conf</text:p>
          <text:p text:style-name="Preformatted_20_Text">vacuum_truncate = off <text:s text:c="2"/># Previene la truncación automática</text:p>
          <text:p text:style-name="Text_20_body">Luego, ejecutas la truncación manualmente en ventanas de mantenimiento:</text:p>
          <text:p text:style-name="Text_20_body">sql</text:p>
          <text:p text:style-name="Preformatted_20_Text">VACUUM (TRUNCATE ON) nombre_tabla;</text:p>
        </text:list-item>
      </text:list>
      <text:p text:style-name="Horizontal_20_Line"/>
      <text:h text:style-name="Heading_20_5" text:outline-level="5">8.1.4. Eager Freeze Controlado (<text:span text:style-name="Source_20_Text">vacuum_max_eager_freeze_failure_rate</text:span>)</text:h>
      <text:p text:style-name="Text_20_body">Para evitar el temido "wraparound" (transacciones agotadas), PostgreSQL necesita congelar tuplas viejas. En versiones anteriores, esto a menudo significaba un <text:span text:style-name="Source_20_Text">VACUUM</text:span> masivo y bloqueante. En PostgreSQL 18, el <text:span text:style-name="Source_20_Text">VACUUM</text:span> normal puede "congelar agresivamente" las páginas, distribuyendo la carga.</text:p>
      <text:p text:style-name="Text_20_body">Este parámetro controla qué porcentaje de páginas "todas visibles" pueden fallar en congelarse antes de que el <text:span text:style-name="Source_20_Text">VACUUM</text:span> se rinda. Un valor más bajo (ej. 0.01) hace que el <text:span text:style-name="Source_20_Text">VACUUM</text:span> sea más persistente en congelar.</text:p>
      <text:p text:style-name="Text_20_body">ini</text:p>
      <text:p text:style-name="Preformatted_20_Text">vacuum_max_eager_freeze_failure_rate = 0.1 <text:s/># Valor por defecto en 18</text:p>
      <text:p text:style-name="Horizontal_20_Line"/>
      <text:h text:style-name="Heading_20_4" text:outline-level="4">8.2. El Privilegio <text:span text:style-name="Source_20_Text">MAINTAIN</text:span> y el Rol <text:span text:style-name="Source_20_Text">pg_maintain</text:span> (Consolidados)</text:h>
      <text:p text:style-name="Text_20_body">Aunque se introdujo en versiones anteriores, hubo un <text:span text:style-name="Emphasis">revival</text:span> y consolidación importante camino a PostgreSQL 18 debido a problemas de seguridad con <text:span text:style-name="Source_20_Text">search_path</text:span>. Ahora está completamente seguro y es la forma estándar de delegar mantenimiento.</text:p>
      <text:p text:style-name="Text_20_body"><text:span text:style-name="Strong_20_Emphasis">¿Qué permite?</text:span><text:line-break/>El privilegio <text:span text:style-name="Source_20_Text">MAINTAIN</text:span> permite ejecutar comandos como <text:span text:style-name="Source_20_Text">VACUUM</text:span>, <text:span text:style-name="Source_20_Text">ANALYZE</text:span>, <text:span text:style-name="Source_20_Text">REINDEX</text:span>, <text:span text:style-name="Source_20_Text">CLUSTER</text:span> y <text:span text:style-name="Source_20_Text">REFRESH MATERIALIZED VIEW</text:span> sobre una tabla <text:span text:style-name="Strong_20_Emphasis">sin ser el dueño de la misma</text:span>.</text:p>
      <text:p text:style-name="Text_20_body"><text:span text:style-name="Strong_20_Emphasis">Rol </text:span><text:span text:style-name="Strong_20_Emphasis"><text:span text:style-name="Source_20_Text">pg_maintain</text:span></text:span><text:span text:style-name="Strong_20_Emphasis">:</text:span><text:line-break/>Es un rol predefinido que, al ser asignado a un usuario, le otorga el privilegio <text:span text:style-name="Source_20_Text">MAINTAIN</text:span> sobre <text:span text:style-name="Strong_20_Emphasis">todas las relaciones</text:span> del sistema, así como el permiso de <text:span text:style-name="Source_20_Text">USAGE</text:span> implícito en todos los esquemas para propósitos de mantenimiento.</text:p>
      <text:p text:style-name="Text_20_body"><text:span text:style-name="Strong_20_Emphasis">Caso práctico:</text:span></text:p>
      <text:p text:style-name="Text_20_body">sql</text:p>
      <text:p text:style-name="Preformatted_20_Text"><text:soft-page-break/>-- 1. El dueño es 'sistema_ventas'</text:p>
      <text:p text:style-name="Preformatted_20_Text">CREATE TABLE facturas (id int, total int);</text:p>
      <text:p text:style-name="Preformatted_20_Text">INSERT INTO facturas VALUES (1,100);</text:p>
      <text:p text:style-name="Preformatted_20_Text"/>
      <text:p text:style-name="Preformatted_20_Text">-- 2. El DBA 'juan' NO es dueño</text:p>
      <text:p text:style-name="Preformatted_20_Text">CREATE USER juan WITH LOGIN PASSWORD 'pass';</text:p>
      <text:p text:style-name="Preformatted_20_Text">-- juan no puede hacer vacuum directamente (no es dueño)</text:p>
      <text:p text:style-name="Preformatted_20_Text"/>
      <text:p text:style-name="Preformatted_20_Text">-- 3. Delegamos el mantenimiento</text:p>
      <text:p text:style-name="Preformatted_20_Text">GRANT pg_maintain TO juan;</text:p>
      <text:p text:style-name="Preformatted_20_Text"/>
      <text:p text:style-name="Preformatted_20_Text">-- Ahora 'juan' puede ejecutar:</text:p>
      <text:p text:style-name="Preformatted_20_Text">-- VACUUM facturas;</text:p>
      <text:p text:style-name="Preformatted_20_Text">-- ANALYZE facturas;</text:p>
      <text:p text:style-name="Preformatted_20_Text">-- REINDEX TABLE facturas;</text:p>
      <text:p text:style-name="Horizontal_20_Line"/>
      <text:h text:style-name="Heading_20_4" text:outline-level="4">8.3. Mejoras en <text:span text:style-name="Source_20_Text">ANALYZE</text:span> y Particionamiento</text:h>
      <text:p text:style-name="Text_20_body">En PostgreSQL 18, el comportamiento por defecto de <text:span text:style-name="Source_20_Text">VACUUM</text:span> y <text:span text:style-name="Source_20_Text">ANALYZE</text:span> ahora es <text:span text:style-name="Strong_20_Emphasis">recursivo</text:span> para tablas heredadas (particionamiento por herencia), igualando el comportamiento del particionamiento declarativo.</text:p>
      <text:list xml:id="list2428121633" text:style-name="L42">
        <text:list-item>
          <text:p text:style-name="Text_20_body"><text:span text:style-name="Strong_20_Emphasis">Por defecto:</text:span> <text:span text:style-name="Source_20_Text">VACUUM pariente;</text:span> también procesa los hijos.</text:p>
        </text:list-item>
        <text:list-item>
          <text:p text:style-name="Text_20_body"><text:span text:style-name="Strong_20_Emphasis">Exclusividad:</text:span> Si solo quieres procesar la tabla padre (ej. para actualizar estadísticas sin tocar los hijos masivos), usa la palabra clave <text:span text:style-name="Source_20_Text">ONLY</text:span>.</text:p>
        </text:list-item>
      </text:list>
      <text:p text:style-name="Text_20_body">sql</text:p>
      <text:p text:style-name="Preformatted_20_Text">-- Antes (PG16): Había que hacerlo manual o con scripts.</text:p>
      <text:p text:style-name="Preformatted_20_Text">-- Ahora (PG18):</text:p>
      <text:p text:style-name="Preformatted_20_Text">VACUUM pariente; <text:s text:c="14"/>-- Vacía padre E hijos</text:p>
      <text:p text:style-name="Preformatted_20_Text">ANALYZE ONLY pariente; <text:s text:c="7"/>-- Analiza SOLO el padre (útil para tablas gigantes)</text:p>
      <text:p text:style-name="Horizontal_20_Line"/>
      <text:h text:style-name="Heading_20_4" text:outline-level="4">8.4. Checklist de Configuración Inicial para PG18</text:h>
      <text:p text:style-name="Text_20_body">Basado en las novedades, aquí tienes una configuración recomendada para empezar:</text:p>
      <text:p text:style-name="Text_20_body">ini</text:p>
      <text:p text:style-name="Preformatted_20_Text"># ==========================================</text:p>
      <text:p text:style-name="Preformatted_20_Text"># RECOMENDACIONES POSTGRESQL 18</text:p>
      <text:p text:style-name="Preformatted_20_Text"># ==========================================</text:p>
      <text:p text:style-name="Preformatted_20_Text"/>
      <text:p text:style-name="Preformatted_20_Text"># --- 1. MEMORIA (SLRUs) ---</text:p>
      <text:p text:style-name="Preformatted_20_Text"># Si tienes RAM y alta concurrencia, aumentar estos valores ayuda.</text:p>
      <text:p text:style-name="Preformatted_20_Text">commit_timestamp_buffers = 64</text:p>
      <text:p text:style-name="Preformatted_20_Text">notify_buffers = 64</text:p>
      <text:p text:style-name="Preformatted_20_Text"/>
      <text:p text:style-name="Preformatted_20_Text"># --- 2. MANTENIMIENTO (VACUUM) ---</text:p>
      <text:p text:style-name="Preformatted_20_Text"># Límite duro para tablas enormes (evita el Bloat)</text:p>
      <text:p text:style-name="Preformatted_20_Text">autovacuum_vacuum_max_threshold = 100000000 <text:s/># 100M de tuplas muertas</text:p>
      <text:p text:style-name="Preformatted_20_Text"/>
      <text:p text:style-name="Preformatted_20_Text"># Control granular de la truncación (evita locks en replicas)</text:p>
      <text:p text:style-name="Preformatted_20_Text">vacuum_truncate = off</text:p>
      <text:p text:style-name="Preformatted_20_Text"/>
      <text:p text:style-name="Preformatted_20_Text"><text:soft-page-break/># Congelado agresivo controlado (distribuye la carga)</text:p>
      <text:p text:style-name="Preformatted_20_Text">vacuum_max_eager_freeze_failure_rate = 0.05</text:p>
      <text:p text:style-name="Preformatted_20_Text"/>
      <text:p text:style-name="Preformatted_20_Text"># --- 3. I/O ASINCRONO (AIO) ---</text:p>
      <text:p text:style-name="Preformatted_20_Text"># Activa workers de I/O para VACUUM más rápido</text:p>
      <text:p text:style-name="Preformatted_20_Text">io_method = worker</text:p>
      <text:p text:style-name="Preformatted_20_Text">io_workers = 6 <text:s text:c="2"/># Ajusta según la velocidad de tu disco (3 es default)</text:p>
      <text:p text:style-name="Preformatted_20_Text"/>
      <text:p text:style-name="Preformatted_20_Text"># --- 4. AUTOVACUUM FLEXIBLE ---</text:p>
      <text:p text:style-name="Preformatted_20_Text"># Ajusta la concurrencia en caliente</text:p>
      <text:p text:style-name="Preformatted_20_Text">autovacuum_worker_slots = 20 <text:s text:c="2"/># Requiere reinicio</text:p>
      <text:p text:style-name="Preformatted_20_Text">autovacuum_max_workers = 10 <text:s text:c="3"/># Recargable</text:p>
      <text:p text:style-name="Preformatted_20_Text"/>
      <text:p text:style-name="Preformatted_20_Text"># --- 5. SEGURIDAD Y DELEGACIÓN ---</text:p>
      <text:p text:style-name="Preformatted_20_Text"># Asegura que los DBAs de mantenimiento NO necesiten ser superuser</text:p>
      <text:p text:style-name="Preformatted_20_Text"># (Esto se asigna via SQL: GRANT pg_maintain TO user;)</text:p>
      <text:p text:style-name="Horizontal_20_Line"/>
      <text:h text:style-name="Heading_20_3" text:outline-level="3">Resumen Final del Curso</text:h>
      <text:p text:style-name="Text_20_body">A lo largo de estos 8 módulos, hemos cubierto la evolución de PostgreSQL hasta su versión 18, centrándonos en:</text:p>
      <text:list xml:id="list1025536884" text:style-name="L43">
        <text:list-item>
          <text:p text:style-name="Text_20_body"><text:span text:style-name="Strong_20_Emphasis">Arquitectura:</text:span> Dónde vive y cómo respira PostgreSQL.</text:p>
        </text:list-item>
        <text:list-item>
          <text:p text:style-name="Text_20_body"><text:span text:style-name="Strong_20_Emphasis">Usuarios:</text:span> Gestión moderna con Roles y el nuevo <text:span text:style-name="Source_20_Text">pg_maintain</text:span>.</text:p>
        </text:list-item>
        <text:list-item>
          <text:p text:style-name="Text_20_body"><text:span text:style-name="Strong_20_Emphasis">Seguridad:</text:span> Desde <text:span text:style-name="Source_20_Text">pg_hba.conf</text:span> hasta RLS y OAuth2.</text:p>
        </text:list-item>
        <text:list-item>
          <text:p text:style-name="Text_20_body"><text:span text:style-name="Strong_20_Emphasis">Mantenimiento:</text:span> El nuevo paradigma de <text:span text:style-name="Source_20_Text">VACUUM</text:span> con límites duros y monitoreo de tiempos.</text:p>
        </text:list-item>
        <text:list-item>
          <text:p text:style-name="Text_20_body"><text:span text:style-name="Strong_20_Emphasis">Respaldo:</text:span> Backup Incremental Nativo (<text:span text:style-name="Source_20_Text">pg_combinebackup</text:span>).</text:p>
        </text:list-item>
        <text:list-item>
          <text:p text:style-name="Text_20_body"><text:span text:style-name="Strong_20_Emphasis">Replicación:</text:span> El puente mágico <text:span text:style-name="Source_20_Text">pg_createsubscriber</text:span>.</text:p>
        </text:list-item>
        <text:list-item>
          <text:p text:style-name="Text_20_body"><text:span text:style-name="Strong_20_Emphasis">Monitoreo:</text:span> Estadísticas detalladas para diagnósticos precisos.</text:p>
        </text:list-item>
        <text:list-item>
          <text:p text:style-name="Text_20_body"><text:span text:style-name="Strong_20_Emphasis">Ajuste:</text:span> Control fino de la memoria interna y el I/O.</text:p>
        </text:list-item>
      </text:list>
      <text:p text:style-name="Text_20_body">Con estas herramientas, estás listo para administrar entornos PostgreSQL 18 de misión crítica de manera eficiente, segura y moderna.</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transparen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tab/><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2T08:50:05.320126689</meta:creation-date>
    <dc:date>2026-04-12T09:36:36.014501647</dc:date>
    <meta:editing-duration>PT25M56S</meta:editing-duration>
    <meta:editing-cycles>2</meta:editing-cycles>
    <meta:generator>LibreOffice/7.3.7.2$Linux_X86_64 LibreOffice_project/30$Build-2</meta:generator>
    <meta:document-statistic meta:table-count="27" meta:image-count="0" meta:object-count="0" meta:page-count="42" meta:paragraph-count="1362" meta:word-count="10396" meta:character-count="72616" meta:non-whitespace-character-count="63197"/>
  </office:meta>
</office:document-meta>
</file>